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DejaVu Sans" svg:font-family="DejaVu Sans" style:font-family-generic="swiss" style:font-pitch="variable" svg:panose-1="2 11 6 3 3 8 4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Lucida Grande" svg:font-family="Lucida Grande" style:font-family-generic="roman" style:font-pitch="variable"/>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 svg:font-family="Times" style:font-family-generic="roman" style:font-pitch="variable" svg:panose-1="2 2 6 3 5 4 5 2 3 4"/>
    <style:font-face style:name="Segoe UI" svg:font-family="Segoe UI" style:font-family-generic="swiss" style:font-pitch="variable" svg:panose-1="2 11 5 2 4 2 4 2 2 3"/>
    <style:font-face style:name="Cambria-Italic" svg:font-family="Cambria-Italic" style:font-family-generic="script"/>
    <style:font-face style:name="Latha" svg:font-family="Latha" style:font-family-generic="swiss" style:font-pitch="variable" svg:panose-1="2 11 6 4 2 2 2 2 2 4"/>
  </office:font-face-decls>
  <office:automatic-styles>
    <text:list-style style:name="LFO35">
      <text:list-level-style-bullet text:level="1" text:style-name="WW_CharLFO35LVL1" text:bullet-char="•">
        <style:list-level-properties/>
        <style:text-properties style:font-name="OpenSymbol"/>
      </text:list-level-style-bullet>
      <text:list-level-style-bullet text:level="2" text:style-name="WW_CharLFO35LVL2" text:bullet-char="◦">
        <style:list-level-properties/>
        <style:text-properties style:font-name="OpenSymbol"/>
      </text:list-level-style-bullet>
      <text:list-level-style-bullet text:level="3" text:style-name="WW_CharLFO35LVL3" text:bullet-char="▪">
        <style:list-level-properties/>
        <style:text-properties style:font-name="OpenSymbol"/>
      </text:list-level-style-bullet>
      <text:list-level-style-bullet text:level="4" text:style-name="WW_CharLFO35LVL4" text:bullet-char="•">
        <style:list-level-properties/>
        <style:text-properties style:font-name="OpenSymbol"/>
      </text:list-level-style-bullet>
      <text:list-level-style-bullet text:level="5" text:style-name="WW_CharLFO35LVL5" text:bullet-char="◦">
        <style:list-level-properties/>
        <style:text-properties style:font-name="OpenSymbol"/>
      </text:list-level-style-bullet>
      <text:list-level-style-bullet text:level="6" text:style-name="WW_CharLFO35LVL6" text:bullet-char="▪">
        <style:list-level-properties/>
        <style:text-properties style:font-name="OpenSymbol"/>
      </text:list-level-style-bullet>
      <text:list-level-style-bullet text:level="7" text:style-name="WW_CharLFO35LVL7" text:bullet-char="•">
        <style:list-level-properties/>
        <style:text-properties style:font-name="OpenSymbol"/>
      </text:list-level-style-bullet>
      <text:list-level-style-bullet text:level="8" text:style-name="WW_CharLFO35LVL8" text:bullet-char="◦">
        <style:list-level-properties/>
        <style:text-properties style:font-name="OpenSymbol"/>
      </text:list-level-style-bullet>
      <text:list-level-style-bullet text:level="9" text:style-name="WW_CharLFO35LVL9" text:bullet-char="▪">
        <style:list-level-properties/>
        <style:text-properties style:font-name="OpenSymbol"/>
      </text:list-level-style-bullet>
    </text:list-style>
    <text:list-style style:name="LFO36">
      <text:list-level-style-bullet text:level="1" text:style-name="WW_CharLFO36LVL1" text:bullet-char="•">
        <style:list-level-properties/>
        <style:text-properties style:font-name="OpenSymbol"/>
      </text:list-level-style-bullet>
      <text:list-level-style-bullet text:level="2" text:style-name="WW_CharLFO36LVL2" text:bullet-char="◦">
        <style:list-level-properties/>
        <style:text-properties style:font-name="OpenSymbol"/>
      </text:list-level-style-bullet>
      <text:list-level-style-bullet text:level="3" text:style-name="WW_CharLFO36LVL3" text:bullet-char="▪">
        <style:list-level-properties/>
        <style:text-properties style:font-name="OpenSymbol"/>
      </text:list-level-style-bullet>
      <text:list-level-style-bullet text:level="4" text:style-name="WW_CharLFO36LVL4" text:bullet-char="•">
        <style:list-level-properties/>
        <style:text-properties style:font-name="OpenSymbol"/>
      </text:list-level-style-bullet>
      <text:list-level-style-bullet text:level="5" text:style-name="WW_CharLFO36LVL5" text:bullet-char="◦">
        <style:list-level-properties/>
        <style:text-properties style:font-name="OpenSymbol"/>
      </text:list-level-style-bullet>
      <text:list-level-style-bullet text:level="6" text:style-name="WW_CharLFO36LVL6" text:bullet-char="▪">
        <style:list-level-properties/>
        <style:text-properties style:font-name="OpenSymbol"/>
      </text:list-level-style-bullet>
      <text:list-level-style-bullet text:level="7" text:style-name="WW_CharLFO36LVL7" text:bullet-char="•">
        <style:list-level-properties/>
        <style:text-properties style:font-name="OpenSymbol"/>
      </text:list-level-style-bullet>
      <text:list-level-style-bullet text:level="8" text:style-name="WW_CharLFO36LVL8" text:bullet-char="◦">
        <style:list-level-properties/>
        <style:text-properties style:font-name="OpenSymbol"/>
      </text:list-level-style-bullet>
      <text:list-level-style-bullet text:level="9" text:style-name="WW_CharLFO36LVL9" text:bullet-char="▪">
        <style:list-level-properties/>
        <style:text-properties style:font-name="OpenSymbol"/>
      </text:list-level-style-bullet>
    </text:list-style>
    <text:list-style style:name="LFO37">
      <text:list-level-style-bullet text:level="1" text:style-name="WW_CharLFO37LVL1" text:bullet-char="•">
        <style:list-level-properties/>
        <style:text-properties style:font-name="OpenSymbol"/>
      </text:list-level-style-bullet>
      <text:list-level-style-bullet text:level="2" text:style-name="WW_CharLFO37LVL2" text:bullet-char="◦">
        <style:list-level-properties/>
        <style:text-properties style:font-name="OpenSymbol"/>
      </text:list-level-style-bullet>
      <text:list-level-style-bullet text:level="3" text:style-name="WW_CharLFO37LVL3" text:bullet-char="▪">
        <style:list-level-properties/>
        <style:text-properties style:font-name="OpenSymbol"/>
      </text:list-level-style-bullet>
      <text:list-level-style-bullet text:level="4" text:style-name="WW_CharLFO37LVL4" text:bullet-char="•">
        <style:list-level-properties/>
        <style:text-properties style:font-name="OpenSymbol"/>
      </text:list-level-style-bullet>
      <text:list-level-style-bullet text:level="5" text:style-name="WW_CharLFO37LVL5" text:bullet-char="◦">
        <style:list-level-properties/>
        <style:text-properties style:font-name="OpenSymbol"/>
      </text:list-level-style-bullet>
      <text:list-level-style-bullet text:level="6" text:style-name="WW_CharLFO37LVL6" text:bullet-char="▪">
        <style:list-level-properties/>
        <style:text-properties style:font-name="OpenSymbol"/>
      </text:list-level-style-bullet>
      <text:list-level-style-bullet text:level="7" text:style-name="WW_CharLFO37LVL7" text:bullet-char="•">
        <style:list-level-properties/>
        <style:text-properties style:font-name="OpenSymbol"/>
      </text:list-level-style-bullet>
      <text:list-level-style-bullet text:level="8" text:style-name="WW_CharLFO37LVL8" text:bullet-char="◦">
        <style:list-level-properties/>
        <style:text-properties style:font-name="OpenSymbol"/>
      </text:list-level-style-bullet>
      <text:list-level-style-bullet text:level="9" text:style-name="WW_CharLFO37LVL9" text:bullet-char="▪">
        <style:list-level-properties/>
        <style:text-properties style:font-name="OpenSymbol"/>
      </text:list-level-style-bullet>
    </text:list-style>
    <text:list-style style:name="LFO38">
      <text:list-level-style-bullet text:level="1" text:style-name="WW_CharLFO38LVL1" text:bullet-char="•">
        <style:list-level-properties/>
        <style:text-properties style:font-name="OpenSymbol"/>
      </text:list-level-style-bullet>
      <text:list-level-style-bullet text:level="2" text:style-name="WW_CharLFO38LVL2" text:bullet-char="◦">
        <style:list-level-properties/>
        <style:text-properties style:font-name="OpenSymbol"/>
      </text:list-level-style-bullet>
      <text:list-level-style-bullet text:level="3" text:style-name="WW_CharLFO38LVL3" text:bullet-char="▪">
        <style:list-level-properties/>
        <style:text-properties style:font-name="OpenSymbol"/>
      </text:list-level-style-bullet>
      <text:list-level-style-bullet text:level="4" text:style-name="WW_CharLFO38LVL4" text:bullet-char="•">
        <style:list-level-properties/>
        <style:text-properties style:font-name="OpenSymbol"/>
      </text:list-level-style-bullet>
      <text:list-level-style-bullet text:level="5" text:style-name="WW_CharLFO38LVL5" text:bullet-char="◦">
        <style:list-level-properties/>
        <style:text-properties style:font-name="OpenSymbol"/>
      </text:list-level-style-bullet>
      <text:list-level-style-bullet text:level="6" text:style-name="WW_CharLFO38LVL6" text:bullet-char="▪">
        <style:list-level-properties/>
        <style:text-properties style:font-name="OpenSymbol"/>
      </text:list-level-style-bullet>
      <text:list-level-style-bullet text:level="7" text:style-name="WW_CharLFO38LVL7" text:bullet-char="•">
        <style:list-level-properties/>
        <style:text-properties style:font-name="OpenSymbol"/>
      </text:list-level-style-bullet>
      <text:list-level-style-bullet text:level="8" text:style-name="WW_CharLFO38LVL8" text:bullet-char="◦">
        <style:list-level-properties/>
        <style:text-properties style:font-name="OpenSymbol"/>
      </text:list-level-style-bullet>
      <text:list-level-style-bullet text:level="9" text:style-name="WW_CharLFO38LVL9" text:bullet-char="▪">
        <style:list-level-properties/>
        <style:text-properties style:font-name="OpenSymbol"/>
      </text:list-level-style-bullet>
    </text:list-style>
    <style:style style:name="P1" style:parent-style-name="Standard" style:master-page-name="MPF0" style:family="paragraph">
      <style:paragraph-properties fo:break-before="page"/>
    </style:style>
    <style:style style:name="P5" style:parent-style-name="Standard" style:family="paragraph">
      <style:paragraph-properties fo:text-align="center"/>
      <style:text-properties style:font-name="Arial" style:font-name-complex="Arial" fo:font-weight="bold" style:font-weight-asian="bold" fo:font-size="20pt" style:font-size-asian="20pt" style:font-size-complex="20pt" fo:language="en" fo:country="US"/>
    </style:style>
    <style:style style:name="P6" style:parent-style-name="Standard" style:family="paragraph">
      <style:paragraph-properties fo:text-align="center"/>
      <style:text-properties style:font-name="Arial" style:font-name-complex="Arial" fo:font-weight="bold" style:font-weight-asian="bold" fo:font-size="20pt" style:font-size-asian="20pt" style:font-size-complex="20pt" fo:language="en" fo:country="US"/>
    </style:style>
    <style:style style:name="P7" style:parent-style-name="Standard" style:family="paragraph">
      <style:paragraph-properties fo:text-align="center"/>
      <style:text-properties style:font-name="Arial" style:font-name-complex="Arial" fo:font-weight="bold" style:font-weight-asian="bold" fo:font-size="20pt" style:font-size-asian="20pt" style:font-size-complex="20pt" fo:language="en" fo:country="US"/>
    </style:style>
    <style:style style:name="P8" style:parent-style-name="Standard" style:family="paragraph">
      <style:paragraph-properties fo:text-align="center"/>
      <style:text-properties style:font-name="Arial" style:font-name-complex="Arial" fo:font-weight="bold" style:font-weight-asian="bold" fo:font-size="20pt" style:font-size-asian="20pt" style:font-size-complex="20pt" fo:language="en" fo:country="US"/>
    </style:style>
    <style:style style:name="P9" style:parent-style-name="Standard" style:family="paragraph">
      <style:paragraph-properties fo:text-align="center"/>
      <style:text-properties style:font-name="Arial" style:font-name-complex="Arial" fo:font-weight="bold" style:font-weight-asian="bold" fo:font-size="20pt" style:font-size-asian="20pt" style:font-size-complex="20pt" fo:language="en" fo:country="US"/>
    </style:style>
    <style:style style:name="P10" style:parent-style-name="Standard" style:family="paragraph">
      <style:text-properties fo:font-weight="bold" style:font-weight-asian="bold" style:font-weight-complex="bold" fo:font-size="15pt" style:font-size-asian="15pt" style:font-size-complex="15pt"/>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T14" style:parent-style-name="DefaultParagraphFont" style:family="text">
      <style:text-properties fo:font-style="italic" style:font-style-asian="italic"/>
    </style:style>
    <style:style style:name="P15" style:parent-style-name="Standard" style:family="paragraph">
      <style:paragraph-properties fo:text-align="center"/>
    </style:style>
    <style:style style:name="T16" style:parent-style-name="DefaultParagraphFont" style:family="text">
      <style:text-properties fo:font-style="italic" style:font-style-asian="italic"/>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text-properties fo:language="en" fo:country="US"/>
    </style:style>
    <style:style style:name="P27" style:parent-style-name="Standard" style:family="paragraph">
      <style:text-properties fo:language="en" fo:country="US"/>
    </style:style>
    <style:style style:name="P28" style:parent-style-name="Standard" style:family="paragraph">
      <style:paragraph-properties>
        <style:tab-stops>
          <style:tab-stop style:type="left" style:position="3.7083in"/>
        </style:tab-stops>
      </style:paragraph-properties>
    </style:style>
    <style:style style:name="P29" style:parent-style-name="Standard" style:family="paragraph">
      <style:paragraph-properties fo:break-before="page" fo:text-align="center"/>
      <style:text-properties fo:font-weight="bold" style:font-weight-asian="bold" fo:font-size="18pt" style:font-size-asian="18pt" style:font-size-complex="18pt"/>
    </style:style>
    <style:style style:name="P30" style:parent-style-name="Standard" style:family="paragraph">
      <style:paragraph-properties fo:widows="0" fo:orphans="0" fo:margin-bottom="0.1666in"/>
      <style:text-properties style:font-name="Times" style:font-name-complex="Times" style:font-size-complex="11pt" fo:language="en" fo:country="US"/>
    </style:style>
    <style:style style:name="P31" style:parent-style-name="ListParagraph" style:list-style-name="WWNum6" style:family="paragraph">
      <style:paragraph-properties fo:margin-bottom="0.0833in" fo:margin-left="0.4958in" fo:text-indent="-0.2479in">
        <style:tab-stops/>
      </style:paragraph-properties>
      <style:text-properties style:font-size-complex="11pt" fo:language="en" fo:country="US"/>
    </style:style>
    <style:style style:name="P32" style:parent-style-name="ListParagraph" style:list-style-name="WWNum6" style:family="paragraph">
      <style:paragraph-properties fo:margin-bottom="0.0833in" fo:margin-left="0.4958in" fo:text-indent="-0.2479in">
        <style:tab-stops/>
      </style:paragraph-properties>
      <style:text-properties style:font-size-complex="11pt" fo:language="en" fo:country="US"/>
    </style:style>
    <style:style style:name="P33" style:parent-style-name="ListParagraph" style:list-style-name="WWNum6" style:family="paragraph">
      <style:paragraph-properties fo:margin-bottom="0.0833in" fo:margin-left="0.4958in" fo:text-indent="-0.2479in">
        <style:tab-stops/>
      </style:paragraph-properties>
      <style:text-properties style:font-size-complex="11pt" fo:language="en" fo:country="US"/>
    </style:style>
    <style:style style:name="P34" style:parent-style-name="ListParagraph" style:list-style-name="WWNum6" style:family="paragraph">
      <style:paragraph-properties fo:margin-bottom="0.0833in" fo:margin-left="0.4958in" fo:text-indent="-0.2479in">
        <style:tab-stops/>
      </style:paragraph-properties>
      <style:text-properties style:font-size-complex="11pt" fo:language="en" fo:country="US"/>
    </style:style>
    <style:style style:name="P35" style:parent-style-name="Standard" style:family="paragraph">
      <style:text-properties style:font-size-complex="11pt" fo:language="en" fo:country="US"/>
    </style:style>
    <style:style style:name="T36" style:parent-style-name="DefaultParagraphFont" style:family="text">
      <style:text-properties style:font-size-complex="11pt" fo:language="en" fo:country="US"/>
    </style:style>
    <style:style style:name="T37" style:parent-style-name="DefaultParagraphFont" style:family="text">
      <style:text-properties style:font-size-complex="11pt" fo:language="en" fo:country="US"/>
    </style:style>
    <style:style style:name="P38" style:parent-style-name="Standard" style:family="paragraph">
      <style:paragraph-properties fo:text-align="center"/>
      <style:text-properties fo:font-weight="bold" style:font-weight-asian="bold" fo:font-size="18pt" style:font-size-asian="18pt" style:font-size-complex="18pt"/>
    </style:style>
    <style:style style:name="P39" style:parent-style-name="Standard" style:family="paragraph">
      <style:text-properties fo:language="en" fo:country="US"/>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name="T42" style:parent-style-name="DefaultParagraphFont" style:family="text">
      <style:text-properties style:font-size-complex="11pt" fo:language="en" fo:country="US"/>
    </style:style>
    <style:style style:name="T43" style:parent-style-name="DefaultParagraphFont" style:family="text">
      <style:text-properties style:font-size-complex="11pt" fo:language="en" fo:country="US"/>
    </style:style>
    <style:style style:name="P44" style:parent-style-name="Standard" style:family="paragraph">
      <style:paragraph-properties fo:break-before="page" fo:text-align="center"/>
      <style:text-properties fo:font-weight="bold" style:font-weight-asian="bold" fo:font-size="18pt" style:font-size-asian="18pt" style:font-size-complex="18pt"/>
    </style:style>
    <style:style style:name="P45" style:parent-style-name="Standard" style:family="paragraph">
      <style:text-properties style:font-size-complex="11pt"/>
    </style:style>
    <style:style style:name="P46" style:parent-style-name="Standard" style:family="paragraph">
      <style:paragraph-properties fo:break-before="page" fo:text-align="center"/>
      <style:text-properties fo:font-weight="bold" style:font-weight-asian="bold" fo:font-size="18pt" style:font-size-asian="18pt" style:font-size-complex="18pt"/>
    </style:style>
    <style:style style:name="P47" style:parent-style-name="Standard" style:family="paragraph">
      <style:text-properties style:font-size-complex="11pt"/>
    </style:style>
    <style:style style:name="P48" style:parent-style-name="Standard" style:family="paragraph">
      <style:text-properties style:font-size-complex="11pt" fo:language="en" fo:country="US"/>
    </style:style>
    <style:style style:name="P49" style:parent-style-name="Standard" style:family="paragraph">
      <style:paragraph-properties fo:break-before="page"/>
    </style:style>
    <style:style style:name="P50" style:parent-style-name="Standard" style:family="paragraph">
      <style:text-properties fo:font-weight="bold" style:font-weight-asian="bold" fo:font-size="20pt" style:font-size-asian="20pt" style:font-size-complex="20pt"/>
    </style:style>
    <style:style style:name="P51" style:parent-style-name="Standard" style:family="paragraph">
      <style:text-properties fo:font-weight="bold" style:font-weight-asian="bold" fo:font-size="20pt" style:font-size-asian="20pt" style:font-size-complex="20pt"/>
    </style:style>
    <style:style style:name="P52" style:parent-style-name="Contents1" style:family="paragraph">
      <style:paragraph-properties>
        <style:tab-stops>
          <style:tab-stop style:type="right" style:leader-style="dotted" style:leader-text="." style:position="5.768in"/>
        </style:tab-stops>
      </style:paragraph-properties>
    </style:style>
    <style:style style:name="P53" style:parent-style-name="Contents1" style:family="paragraph">
      <style:paragraph-properties>
        <style:tab-stops>
          <style:tab-stop style:type="right" style:leader-style="dotted" style:leader-text="." style:position="5.768in"/>
        </style:tab-stops>
      </style:paragraph-properties>
    </style:style>
    <style:style style:name="P54" style:parent-style-name="Contents2" style:family="paragraph">
      <style:paragraph-properties>
        <style:tab-stops>
          <style:tab-stop style:type="right" style:leader-style="dotted" style:leader-text="." style:position="5.768in"/>
        </style:tab-stops>
      </style:paragraph-properties>
    </style:style>
    <style:style style:name="P55" style:parent-style-name="Contents2" style:family="paragraph">
      <style:paragraph-properties>
        <style:tab-stops>
          <style:tab-stop style:type="right" style:leader-style="dotted" style:leader-text="." style:position="5.768in"/>
        </style:tab-stops>
      </style:paragraph-properties>
    </style:style>
    <style:style style:name="P56" style:parent-style-name="Contents1" style:family="paragraph">
      <style:paragraph-properties>
        <style:tab-stops>
          <style:tab-stop style:type="right" style:leader-style="dotted" style:leader-text="." style:position="5.768in"/>
        </style:tab-stops>
      </style:paragraph-properties>
    </style:style>
    <style:style style:name="P57" style:parent-style-name="Contents2" style:family="paragraph">
      <style:paragraph-properties>
        <style:tab-stops>
          <style:tab-stop style:type="right" style:leader-style="dotted" style:leader-text="." style:position="5.768in"/>
        </style:tab-stops>
      </style:paragraph-properties>
    </style:style>
    <style:style style:name="P58" style:parent-style-name="Contents2" style:family="paragraph">
      <style:paragraph-properties>
        <style:tab-stops>
          <style:tab-stop style:type="right" style:leader-style="dotted" style:leader-text="." style:position="5.768in"/>
        </style:tab-stops>
      </style:paragraph-properties>
    </style:style>
    <style:style style:name="P59" style:parent-style-name="Contents3" style:family="paragraph">
      <style:paragraph-properties>
        <style:tab-stops>
          <style:tab-stop style:type="right" style:leader-style="dotted" style:leader-text="." style:position="5.768in"/>
        </style:tab-stops>
      </style:paragraph-properties>
    </style:style>
    <style:style style:name="P60" style:parent-style-name="Contents2" style:family="paragraph">
      <style:paragraph-properties>
        <style:tab-stops>
          <style:tab-stop style:type="right" style:leader-style="dotted" style:leader-text="." style:position="5.768in"/>
        </style:tab-stops>
      </style:paragraph-properties>
    </style:style>
    <style:style style:name="P61" style:parent-style-name="Contents2" style:family="paragraph">
      <style:paragraph-properties>
        <style:tab-stops>
          <style:tab-stop style:type="right" style:leader-style="dotted" style:leader-text="." style:position="5.768in"/>
        </style:tab-stops>
      </style:paragraph-properties>
    </style:style>
    <style:style style:name="P62" style:parent-style-name="Contents1" style:family="paragraph">
      <style:paragraph-properties>
        <style:tab-stops>
          <style:tab-stop style:type="right" style:leader-style="dotted" style:leader-text="." style:position="5.768in"/>
        </style:tab-stops>
      </style:paragraph-properties>
    </style:style>
    <style:style style:name="P63" style:parent-style-name="Contents1" style:family="paragraph">
      <style:paragraph-properties>
        <style:tab-stops>
          <style:tab-stop style:type="right" style:leader-style="dotted" style:leader-text="." style:position="5.768in"/>
        </style:tab-stops>
      </style:paragraph-properties>
    </style:style>
    <style:style style:name="P64" style:parent-style-name="Contents2" style:family="paragraph">
      <style:paragraph-properties>
        <style:tab-stops>
          <style:tab-stop style:type="right" style:leader-style="dotted" style:leader-text="." style:position="5.768in"/>
        </style:tab-stops>
      </style:paragraph-properties>
    </style:style>
    <style:style style:name="P65" style:parent-style-name="Contents2" style:family="paragraph">
      <style:paragraph-properties>
        <style:tab-stops>
          <style:tab-stop style:type="right" style:leader-style="dotted" style:leader-text="." style:position="5.768in"/>
        </style:tab-stops>
      </style:paragraph-properties>
    </style:style>
    <style:style style:name="P66" style:parent-style-name="Contents3" style:family="paragraph">
      <style:paragraph-properties>
        <style:tab-stops>
          <style:tab-stop style:type="right" style:leader-style="dotted" style:leader-text="." style:position="5.768in"/>
        </style:tab-stops>
      </style:paragraph-properties>
    </style:style>
    <style:style style:name="P67" style:parent-style-name="Contents3" style:family="paragraph">
      <style:paragraph-properties>
        <style:tab-stops>
          <style:tab-stop style:type="right" style:leader-style="dotted" style:leader-text="." style:position="5.768in"/>
        </style:tab-stops>
      </style:paragraph-properties>
    </style:style>
    <style:style style:name="P68" style:parent-style-name="Contents3" style:family="paragraph">
      <style:paragraph-properties>
        <style:tab-stops>
          <style:tab-stop style:type="right" style:leader-style="dotted" style:leader-text="." style:position="5.768in"/>
        </style:tab-stops>
      </style:paragraph-properties>
    </style:style>
    <style:style style:name="P69" style:parent-style-name="Contents3" style:family="paragraph">
      <style:paragraph-properties>
        <style:tab-stops>
          <style:tab-stop style:type="right" style:leader-style="dotted" style:leader-text="." style:position="5.768in"/>
        </style:tab-stops>
      </style:paragraph-properties>
    </style:style>
    <style:style style:name="P70" style:parent-style-name="Contents2" style:family="paragraph">
      <style:paragraph-properties>
        <style:tab-stops>
          <style:tab-stop style:type="right" style:leader-style="dotted" style:leader-text="." style:position="5.768in"/>
        </style:tab-stops>
      </style:paragraph-properties>
    </style:style>
    <style:style style:name="P71" style:parent-style-name="Contents2" style:family="paragraph">
      <style:paragraph-properties>
        <style:tab-stops>
          <style:tab-stop style:type="right" style:leader-style="dotted" style:leader-text="." style:position="5.768in"/>
        </style:tab-stops>
      </style:paragraph-properties>
    </style:style>
    <style:style style:name="P72" style:parent-style-name="Contents1" style:family="paragraph">
      <style:paragraph-properties>
        <style:tab-stops>
          <style:tab-stop style:type="right" style:leader-style="dotted" style:leader-text="." style:position="5.768in"/>
        </style:tab-stops>
      </style:paragraph-properties>
    </style:style>
    <style:style style:name="P73" style:parent-style-name="Contents1" style:family="paragraph">
      <style:paragraph-properties>
        <style:tab-stops>
          <style:tab-stop style:type="right" style:leader-style="dotted" style:leader-text="." style:position="5.768in"/>
        </style:tab-stops>
      </style:paragraph-properties>
    </style:style>
    <style:style style:name="P74" style:parent-style-name="Contents1" style:family="paragraph">
      <style:paragraph-properties>
        <style:tab-stops>
          <style:tab-stop style:type="right" style:leader-style="dotted" style:leader-text="." style:position="5.768in"/>
        </style:tab-stops>
      </style:paragraph-properties>
    </style:style>
    <style:style style:name="P75" style:parent-style-name="Heading2" style:list-style-name="WWNum27" style:family="paragraph"/>
    <style:style style:name="P76" style:parent-style-name="Standard" style:family="paragraph">
      <style:text-properties style:font-name-asian="Cambria" style:font-name-complex="Cambria" style:font-size-complex="11pt"/>
    </style:style>
    <style:style style:name="P77" style:parent-style-name="Standard" style:family="paragraph">
      <style:paragraph-properties style:text-autospace="none"/>
      <style:text-properties style:font-name-asian="Cambria" style:font-name-complex="Cambria" style:font-size-complex="11pt"/>
    </style:style>
    <style:style style:name="P78" style:parent-style-name="Standard" style:family="paragraph">
      <style:paragraph-properties style:text-autospace="none" fo:margin-left="0.0104in">
        <style:tab-stops/>
      </style:paragraph-properties>
      <style:text-properties style:font-name-asian="Cambria" style:font-name-complex="Cambria" style:font-size-complex="11pt"/>
    </style:style>
    <style:style style:name="P79" style:parent-style-name="Standard" style:family="paragraph">
      <style:paragraph-properties style:text-autospace="none"/>
      <style:text-properties style:font-name-asian="Cambria" style:font-name-complex="Cambria" style:font-size-complex="11pt"/>
    </style:style>
    <style:style style:name="P80" style:parent-style-name="Standard" style:family="paragraph">
      <style:paragraph-properties style:text-autospace="none"/>
      <style:text-properties style:font-name-asian="Cambria" style:font-name-complex="Cambria" style:font-size-complex="11pt"/>
    </style:style>
    <style:style style:name="P81" style:parent-style-name="Standard" style:family="paragraph">
      <style:paragraph-properties style:text-autospace="none"/>
      <style:text-properties style:font-name-asian="Cambria" style:font-name-complex="Cambria" style:font-size-complex="11pt"/>
    </style:style>
    <style:style style:name="P82" style:parent-style-name="Standard" style:family="paragraph">
      <style:paragraph-properties style:text-autospace="none"/>
      <style:text-properties style:font-name-asian="Cambria" style:font-name-complex="Cambria" style:font-size-complex="11pt"/>
    </style:style>
    <style:style style:name="P83" style:parent-style-name="Standard" style:family="paragraph">
      <style:paragraph-properties style:text-autospace="none"/>
    </style:style>
    <style:style style:name="T84" style:parent-style-name="DefaultParagraphFont" style:family="text">
      <style:text-properties style:font-name="Segoe UI"/>
    </style:style>
    <style:style style:name="T85" style:parent-style-name="DefaultParagraphFont" style:family="text">
      <style:text-properties style:font-name="Segoe UI"/>
    </style:style>
    <style:style style:name="T86" style:parent-style-name="DefaultParagraphFont" style:family="text">
      <style:text-properties style:font-name-complex="Cambria" style:font-size-complex="11pt" fo:language="en" fo:country="US"/>
    </style:style>
    <style:style style:name="P87" style:parent-style-name="Standard" style:family="paragraph">
      <style:text-properties style:font-name-asian="Cambria" style:font-name-complex="Cambria" style:font-size-complex="11pt"/>
    </style:style>
    <style:style style:name="P88" style:parent-style-name="Heading2" style:list-style-name="WWNum27" style:family="paragraph">
      <style:text-properties style:font-name="Cambria" style:font-name-asian="Cambria" style:font-name-complex="Cambria" fo:font-size="11pt" style:font-size-asian="11pt" style:font-size-complex="11pt"/>
    </style:style>
    <style:style style:name="P89" style:parent-style-name="Standard" style:family="paragraph">
      <style:text-properties style:font-name-asian="Cambria" style:font-name-complex="Cambria" style:font-size-complex="11pt"/>
    </style:style>
    <style:style style:name="P90" style:parent-style-name="Standard" style:family="paragraph">
      <style:paragraph-properties style:text-autospace="none"/>
    </style:style>
    <style:style style:name="T91" style:parent-style-name="DefaultParagraphFont" style:family="text">
      <style:text-properties style:font-name-asian="Cambria" style:font-name-complex="Cambria" style:font-size-complex="11pt"/>
    </style:style>
    <style:style style:name="T92" style:parent-style-name="DefaultParagraphFont" style:family="text">
      <style:text-properties style:font-name-asian="Cambria" style:font-name-complex="Cambria" style:font-size-complex="11pt"/>
    </style:style>
    <style:style style:name="T93" style:parent-style-name="DefaultParagraphFont" style:family="text">
      <style:text-properties style:font-name="Segoe UI"/>
    </style:style>
    <style:style style:name="T94" style:parent-style-name="DefaultParagraphFont" style:family="text">
      <style:text-properties style:font-name="Segoe UI"/>
    </style:style>
    <style:style style:name="T95" style:parent-style-name="DefaultParagraphFont" style:family="text">
      <style:text-properties style:font-name-asian="Cambria" style:font-name-complex="Cambria" style:font-size-complex="11pt"/>
    </style:style>
    <style:style style:name="T96" style:parent-style-name="DefaultParagraphFont" style:family="text">
      <style:text-properties style:font-name="Cambria-Italic" style:font-name-asian="Cambria-Italic" style:font-name-complex="Cambria-Italic" fo:font-style="italic" style:font-style-asian="italic" style:font-style-complex="italic" style:font-size-complex="11pt"/>
    </style:style>
    <style:style style:name="P97" style:parent-style-name="Standard" style:family="paragraph">
      <style:paragraph-properties style:text-autospace="none"/>
    </style:style>
    <style:style style:name="T98" style:parent-style-name="DefaultParagraphFont" style:family="text">
      <style:text-properties style:font-name="Cambria-Italic" style:font-name-asian="Cambria-Italic" style:font-name-complex="Cambria-Italic" fo:font-style="italic" style:font-style-asian="italic" style:font-style-complex="italic" style:font-size-complex="11pt"/>
    </style:style>
    <style:style style:name="T99" style:parent-style-name="DefaultParagraphFont" style:family="text">
      <style:text-properties style:font-name-asian="Cambria" style:font-name-complex="Cambria" style:font-size-complex="11pt"/>
    </style:style>
    <style:style style:name="P100" style:parent-style-name="Standard" style:family="paragraph">
      <style:paragraph-properties style:text-autospace="none"/>
      <style:text-properties style:font-name-asian="Cambria" style:font-name-complex="Cambria" style:font-size-complex="11pt"/>
    </style:style>
    <style:style style:name="P101" style:parent-style-name="Standard" style:family="paragraph">
      <style:paragraph-properties style:text-autospace="none"/>
      <style:text-properties style:font-name-asian="Cambria" style:font-name-complex="Cambria" style:font-size-complex="11pt"/>
    </style:style>
    <style:style style:name="P102" style:parent-style-name="Standard" style:family="paragraph">
      <style:paragraph-properties style:text-autospace="none"/>
      <style:text-properties style:font-name-asian="Cambria" style:font-name-complex="Cambria" style:font-size-complex="11pt"/>
    </style:style>
    <style:style style:name="P103" style:parent-style-name="Standard" style:family="paragraph">
      <style:paragraph-properties style:text-autospace="none"/>
      <style:text-properties style:font-name-asian="Cambria" style:font-name-complex="Cambria" style:font-size-complex="11pt"/>
    </style:style>
    <style:style style:name="P104" style:parent-style-name="Standard" style:family="paragraph">
      <style:paragraph-properties style:text-autospace="none"/>
      <style:text-properties style:font-name-asian="Cambria" style:font-name-complex="Cambria" style:font-size-complex="11pt"/>
    </style:style>
    <style:style style:name="P105" style:parent-style-name="Standard" style:family="paragraph">
      <style:paragraph-properties style:text-autospace="none"/>
      <style:text-properties style:font-name-asian="Cambria" style:font-name-complex="Cambria" style:font-size-complex="11pt"/>
    </style:style>
    <style:style style:name="P106" style:parent-style-name="Standard" style:family="paragraph">
      <style:paragraph-properties style:text-autospace="none"/>
      <style:text-properties style:font-name-asian="Cambria" style:font-name-complex="Cambria" style:font-size-complex="11pt"/>
    </style:style>
    <style:style style:name="P107" style:parent-style-name="Standard" style:family="paragraph">
      <style:paragraph-properties style:text-autospace="none"/>
      <style:text-properties style:font-name-asian="Cambria" style:font-name-complex="Cambria" style:font-size-complex="11pt"/>
    </style:style>
    <style:style style:name="P108" style:parent-style-name="Standard" style:family="paragraph">
      <style:paragraph-properties style:text-autospace="none"/>
      <style:text-properties style:font-name-asian="Cambria" style:font-name-complex="Cambria" style:font-size-complex="11pt"/>
    </style:style>
    <style:style style:name="P109" style:parent-style-name="Standard" style:family="paragraph">
      <style:paragraph-properties style:text-autospace="none"/>
    </style:style>
    <style:style style:name="T110" style:parent-style-name="DefaultParagraphFont" style:family="text">
      <style:text-properties style:font-name-asian="Cambria" style:font-name-complex="Cambria" style:font-size-complex="11pt"/>
    </style:style>
    <style:style style:name="T111" style:parent-style-name="DefaultParagraphFont" style:family="text">
      <style:text-properties style:font-name-asian="Cambria" style:font-name-complex="Cambria" style:font-size-complex="11pt"/>
    </style:style>
    <style:style style:name="T112" style:parent-style-name="DefaultParagraphFont" style:family="text">
      <style:text-properties style:font-name="Segoe UI"/>
    </style:style>
    <style:style style:name="T113" style:parent-style-name="DefaultParagraphFont" style:family="text">
      <style:text-properties style:font-name="Segoe UI"/>
    </style:style>
    <style:style style:name="T114" style:parent-style-name="DefaultParagraphFont" style:family="text">
      <style:text-properties style:font-name="Segoe UI"/>
    </style:style>
    <style:style style:name="T115" style:parent-style-name="DefaultParagraphFont" style:family="text">
      <style:text-properties style:font-name="Segoe UI"/>
    </style:style>
    <style:style style:name="T116" style:parent-style-name="DefaultParagraphFont" style:family="text">
      <style:text-properties style:font-name="Segoe UI"/>
    </style:style>
    <style:style style:name="T117" style:parent-style-name="DefaultParagraphFont" style:family="text">
      <style:text-properties style:font-name="Segoe UI"/>
    </style:style>
    <style:style style:name="T118" style:parent-style-name="DefaultParagraphFont" style:family="text">
      <style:text-properties style:font-name="Segoe UI"/>
    </style:style>
    <style:style style:name="T119" style:parent-style-name="DefaultParagraphFont" style:family="text">
      <style:text-properties style:font-name="Segoe UI"/>
    </style:style>
    <style:style style:name="T120" style:parent-style-name="DefaultParagraphFont" style:family="text">
      <style:text-properties style:font-name="Segoe UI"/>
    </style:style>
    <style:style style:name="P121" style:parent-style-name="Heading2" style:list-style-name="WWNum27" style:family="paragraph"/>
    <style:style style:name="P122" style:parent-style-name="Standard" style:family="paragraph">
      <style:paragraph-properties style:text-autospace="none"/>
      <style:text-properties fo:font-weight="bold" style:font-weight-asian="bold"/>
    </style:style>
    <style:style style:name="P123" style:parent-style-name="Standard" style:family="paragraph">
      <style:text-properties style:font-name-asian="Cambria" style:font-name-complex="Cambria" style:font-size-complex="11pt"/>
    </style:style>
    <style:style style:name="P124" style:parent-style-name="Standard" style:family="paragraph">
      <style:paragraph-properties style:text-autospace="none"/>
      <style:text-properties style:font-name-asian="Cambria" style:font-name-complex="Cambria" style:font-size-complex="11pt"/>
    </style:style>
    <style:style style:name="P125" style:parent-style-name="Standard" style:family="paragraph">
      <style:paragraph-properties style:text-autospace="none"/>
    </style:style>
    <style:style style:name="T126" style:parent-style-name="DefaultParagraphFont" style:family="text">
      <style:text-properties style:font-name-asian="Cambria" style:font-name-complex="Cambria" style:font-size-complex="11pt"/>
    </style:style>
    <style:style style:name="P127" style:parent-style-name="Standard" style:family="paragraph">
      <style:paragraph-properties style:text-autospace="none"/>
      <style:text-properties style:font-name-asian="Cambria" style:font-name-complex="Cambria" style:font-size-complex="11pt"/>
    </style:style>
    <style:style style:name="P128" style:parent-style-name="Standard" style:family="paragraph">
      <style:text-properties style:font-name-asian="Cambria" style:font-name-complex="Cambria" style:font-size-complex="11pt"/>
    </style:style>
    <style:style style:name="P129" style:parent-style-name="Standard" style:list-style-name="LFO35" style:family="paragraph">
      <style:paragraph-properties style:text-autospace="none"/>
      <style:text-properties style:font-name-asian="Cambria" style:font-name-complex="Cambria" style:font-size-complex="11pt"/>
    </style:style>
    <style:style style:name="P130" style:parent-style-name="Standard" style:list-style-name="LFO35" style:family="paragraph">
      <style:paragraph-properties style:text-autospace="none"/>
      <style:text-properties style:font-name-asian="Cambria" style:font-name-complex="Cambria" style:font-size-complex="11pt"/>
    </style:style>
    <style:style style:name="P131" style:parent-style-name="Standard" style:list-style-name="LFO35" style:family="paragraph">
      <style:paragraph-properties style:text-autospace="none"/>
      <style:text-properties style:font-name-asian="Cambria" style:font-name-complex="Cambria" style:font-size-complex="11pt"/>
    </style:style>
    <style:style style:name="P132" style:parent-style-name="Standard" style:list-style-name="LFO35" style:family="paragraph">
      <style:paragraph-properties style:text-autospace="none"/>
      <style:text-properties style:font-name-asian="Cambria" style:font-name-complex="Cambria" style:font-size-complex="11pt"/>
    </style:style>
    <style:style style:name="P133" style:parent-style-name="Standard" style:list-style-name="LFO35" style:family="paragraph">
      <style:paragraph-properties style:text-autospace="none"/>
      <style:text-properties style:font-name-asian="Cambria" style:font-name-complex="Cambria" style:font-size-complex="11pt"/>
    </style:style>
    <style:style style:name="P134" style:parent-style-name="Standard" style:family="paragraph">
      <style:paragraph-properties style:text-autospace="none"/>
      <style:text-properties style:font-name-asian="Cambria" style:font-name-complex="Cambria" style:font-size-complex="11pt"/>
    </style:style>
    <style:style style:name="P135" style:parent-style-name="Standard" style:family="paragraph">
      <style:paragraph-properties style:text-autospace="none"/>
      <style:text-properties style:font-name-asian="Cambria" style:font-name-complex="Cambria" style:font-size-complex="11pt"/>
    </style:style>
    <style:style style:name="P136" style:parent-style-name="Standard" style:family="paragraph">
      <style:paragraph-properties style:text-autospace="none"/>
    </style:style>
    <style:style style:name="T137" style:parent-style-name="DefaultParagraphFont" style:family="text">
      <style:text-properties style:font-name-asian="Cambria" style:font-name-complex="Cambria" style:font-size-complex="11pt"/>
    </style:style>
    <style:style style:name="P138" style:parent-style-name="Standard" style:family="paragraph">
      <style:paragraph-properties style:text-autospace="none"/>
      <style:text-properties style:font-name-asian="Cambria" style:font-name-complex="Cambria" style:font-size-complex="11pt"/>
    </style:style>
    <style:style style:name="P139" style:parent-style-name="Standard" style:family="paragraph">
      <style:paragraph-properties style:text-autospace="none"/>
      <style:text-properties style:font-name-asian="Cambria" style:font-name-complex="Cambria" style:font-size-complex="11pt"/>
    </style:style>
    <style:style style:name="P140" style:parent-style-name="Standard" style:family="paragraph">
      <style:paragraph-properties style:text-autospace="none"/>
      <style:text-properties style:font-name-asian="Cambria" style:font-name-complex="Cambria" style:font-size-complex="11pt"/>
    </style:style>
    <style:style style:name="P141" style:parent-style-name="Standard" style:family="paragraph">
      <style:paragraph-properties style:text-autospace="none"/>
      <style:text-properties style:font-name-asian="Cambria" style:font-name-complex="Cambria" style:font-size-complex="11pt"/>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T144" style:parent-style-name="DefaultParagraphFont" style:family="text">
      <style:text-properties style:font-name="Segoe UI"/>
    </style:style>
    <style:style style:name="T145" style:parent-style-name="DefaultParagraphFont" style:family="text">
      <style:text-properties style:font-name="Segoe UI"/>
    </style:style>
    <style:style style:name="T146" style:parent-style-name="DefaultParagraphFont" style:family="text">
      <style:text-properties style:font-name-asian="Cambria" style:font-name-complex="Cambria" style:font-size-complex="11pt"/>
    </style:style>
    <style:style style:name="T147" style:parent-style-name="DefaultParagraphFont" style:family="text">
      <style:text-properties style:font-name="Segoe UI"/>
    </style:style>
    <style:style style:name="T148" style:parent-style-name="DefaultParagraphFont" style:family="text">
      <style:text-properties style:font-name="Segoe UI"/>
    </style:style>
    <style:style style:name="T149" style:parent-style-name="DefaultParagraphFont" style:family="text">
      <style:text-properties fo:font-style="italic" style:font-style-asian="italic" style:font-style-complex="italic"/>
    </style:style>
    <style:style style:name="T150" style:parent-style-name="DefaultParagraphFont" style:family="text">
      <style:text-properties style:font-name-asian="Cambria" style:font-name-complex="Cambria" style:font-size-complex="11pt"/>
    </style:style>
    <style:style style:name="T151" style:parent-style-name="DefaultParagraphFont" style:family="text">
      <style:text-properties style:font-name-asian="Cambria" style:font-name-complex="Cambria"/>
    </style:style>
    <style:style style:name="T152" style:parent-style-name="DefaultParagraphFont" style:family="text">
      <style:text-properties style:font-name-asian="Cambria" style:font-name-complex="Cambria"/>
    </style:style>
    <style:style style:name="T153" style:parent-style-name="DefaultParagraphFont" style:family="text">
      <style:text-properties style:font-name="Segoe UI"/>
    </style:style>
    <style:style style:name="T154" style:parent-style-name="DefaultParagraphFont" style:family="text">
      <style:text-properties style:font-name-asian="Cambria" style:font-name-complex="Cambria"/>
    </style:style>
    <style:style style:name="T155" style:parent-style-name="DefaultParagraphFont" style:family="text">
      <style:text-properties style:font-name-asian="Cambria" style:font-name-complex="Cambria"/>
    </style:style>
    <style:style style:name="T156" style:parent-style-name="DefaultParagraphFont" style:family="text">
      <style:text-properties style:font-name-asian="Cambria" style:font-name-complex="Cambria" style:font-size-complex="11pt"/>
    </style:style>
    <style:style style:name="P157" style:parent-style-name="Textbody" style:family="paragraph">
      <style:text-properties style:font-name-asian="Cambria" style:font-name-complex="Cambria"/>
    </style:style>
    <style:style style:name="P158" style:parent-style-name="Textbody" style:family="paragraph">
      <style:text-properties style:font-name-asian="Cambria" style:font-name-complex="Cambria"/>
    </style:style>
    <style:style style:name="P159" style:parent-style-name="Standard" style:family="paragraph">
      <style:paragraph-properties fo:break-before="page"/>
    </style:style>
    <style:style style:name="P160" style:parent-style-name="Standard" style:family="paragraph">
      <style:text-properties fo:language="en" fo:country="US"/>
    </style:style>
    <style:style style:name="P161" style:parent-style-name="Heading2" style:list-style-name="WWNum27" style:family="paragraph"/>
    <style:style style:name="T162" style:parent-style-name="DefaultParagraphFont" style:family="text">
      <style:text-properties fo:font-style="italic" style:font-style-asian="italic" style:font-style-complex="italic"/>
    </style:style>
    <style:style style:name="T163" style:parent-style-name="DefaultParagraphFont" style:family="text">
      <style:text-properties style:font-name-asian="Cambria" style:font-name-complex="Cambria" style:font-size-complex="11pt"/>
    </style:style>
    <style:style style:name="P164" style:parent-style-name="Standard" style:family="paragraph">
      <style:paragraph-properties style:text-autospace="none"/>
      <style:text-properties style:font-name-asian="Cambria" style:font-name-complex="Cambria" style:font-size-complex="11pt"/>
    </style:style>
    <style:style style:name="P165" style:parent-style-name="Standard" style:family="paragraph">
      <style:paragraph-properties style:text-autospace="none"/>
    </style:style>
    <style:style style:name="T166" style:parent-style-name="DefaultParagraphFont" style:family="text">
      <style:text-properties style:font-name-asian="Cambria" style:font-name-complex="Cambria" style:font-size-complex="11pt"/>
    </style:style>
    <style:style style:name="T167" style:parent-style-name="DefaultParagraphFont" style:family="text">
      <style:text-properties style:font-name-asian="Cambria" style:font-name-complex="Cambria" style:font-size-complex="11pt"/>
    </style:style>
    <style:style style:name="T168" style:parent-style-name="DefaultParagraphFont" style:family="text">
      <style:text-properties style:font-name="Segoe UI"/>
    </style:style>
    <style:style style:name="P169" style:parent-style-name="Standard" style:family="paragraph">
      <style:paragraph-properties style:text-autospace="none"/>
    </style:style>
    <style:style style:name="T170" style:parent-style-name="DefaultParagraphFont" style:family="text">
      <style:text-properties style:font-name-asian="Cambria" style:font-name-complex="Cambria" style:font-size-complex="11pt"/>
    </style:style>
    <style:style style:name="P171" style:parent-style-name="Standard" style:family="paragraph">
      <style:paragraph-properties style:text-autospace="none"/>
    </style:style>
    <style:style style:name="P172" style:parent-style-name="Standard" style:family="paragraph">
      <style:paragraph-properties style:text-autospace="none"/>
      <style:text-properties style:font-name-asian="Cambria" style:font-name-complex="Cambria" style:font-size-complex="11pt"/>
    </style:style>
    <style:style style:name="T173" style:parent-style-name="DefaultParagraphFont" style:family="text">
      <style:text-properties style:font-name-asian="Cambria" style:font-name-complex="Cambria" style:font-size-complex="11pt" fo:background-color="#FFFF00"/>
    </style:style>
    <style:style style:name="P174" style:parent-style-name="Textbody" style:family="paragraph">
      <style:text-properties style:font-name-asian="Cambria" style:font-name-complex="Cambria" style:font-size-complex="11pt"/>
    </style:style>
    <style:style style:name="P175" style:parent-style-name="Standard" style:family="paragraph">
      <style:paragraph-properties style:text-autospace="none"/>
    </style:style>
    <style:style style:name="P176" style:parent-style-name="Standard" style:family="paragraph">
      <style:paragraph-properties style:text-autospace="none"/>
      <style:text-properties style:font-name-asian="Cambria" style:font-name-complex="Cambria" style:font-size-complex="11pt"/>
    </style:style>
    <style:style style:name="T177" style:parent-style-name="DefaultParagraphFont" style:family="text">
      <style:text-properties style:font-name="Segoe UI"/>
    </style:style>
    <style:style style:name="T178" style:parent-style-name="DefaultParagraphFont" style:family="text">
      <style:text-properties style:font-name="Segoe UI"/>
    </style:style>
    <style:style style:name="T179" style:parent-style-name="DefaultParagraphFont" style:family="text">
      <style:text-properties style:font-name="Segoe UI"/>
    </style:style>
    <style:style style:name="TableColumn181" style:family="table-column">
      <style:table-column-properties style:column-width="1.409in"/>
    </style:style>
    <style:style style:name="TableColumn182" style:family="table-column">
      <style:table-column-properties style:column-width="0.5951in"/>
    </style:style>
    <style:style style:name="TableColumn183" style:family="table-column">
      <style:table-column-properties style:column-width="1.1951in"/>
    </style:style>
    <style:style style:name="TableColumn184" style:family="table-column">
      <style:table-column-properties style:column-width="0.4763in"/>
    </style:style>
    <style:style style:name="TableColumn185" style:family="table-column">
      <style:table-column-properties style:column-width="1.1069in"/>
    </style:style>
    <style:style style:name="TableColumn186" style:family="table-column">
      <style:table-column-properties style:column-width="1.1354in"/>
    </style:style>
    <style:style style:name="Table180" style:family="table">
      <style:table-properties style:width="5.918in" fo:margin-left="0in" table:align="left"/>
    </style:style>
    <style:style style:name="TableRow187" style:family="table-row">
      <style:table-row-properties/>
    </style:style>
    <style:style style:name="TableCell188" style:family="table-cell">
      <style:table-cell-properties fo:border="0.0069in solid #000000" fo:padding-top="0in" fo:padding-left="0.075in" fo:padding-bottom="0in" fo:padding-right="0.075in"/>
    </style:style>
    <style:style style:name="TableCell189" style:family="table-cell">
      <style:table-cell-properties fo:border="0.0069in solid #000000" fo:padding-top="0in" fo:padding-left="0.075in" fo:padding-bottom="0in" fo:padding-right="0.075in"/>
    </style:style>
    <style:style style:name="TableCell190" style:family="table-cell">
      <style:table-cell-properties fo:border="0.0069in solid #000000" fo:padding-top="0in" fo:padding-left="0.075in" fo:padding-bottom="0in" fo:padding-right="0.075in"/>
    </style:style>
    <style:style style:name="TableCell191" style:family="table-cell">
      <style:table-cell-properties fo:border="0.0069in solid #000000" fo:padding-top="0in" fo:padding-left="0.075in" fo:padding-bottom="0in" fo:padding-right="0.075in"/>
    </style:style>
    <style:style style:name="TableCell192" style:family="table-cell">
      <style:table-cell-properties fo:border="0.0069in solid #000000" fo:padding-top="0in" fo:padding-left="0.075in" fo:padding-bottom="0in" fo:padding-right="0.075in"/>
    </style:style>
    <style:style style:name="TableCell193" style:family="table-cell">
      <style:table-cell-properties fo:border="0.0069in solid #000000" fo:padding-top="0in" fo:padding-left="0.075in" fo:padding-bottom="0in" fo:padding-right="0.075in"/>
    </style:style>
    <style:style style:name="TableRow194" style:family="table-row">
      <style:table-row-properties/>
    </style:style>
    <style:style style:name="TableCell195" style:family="table-cell">
      <style:table-cell-properties fo:border="0.0069in solid #000000" fo:padding-top="0in" fo:padding-left="0.075in" fo:padding-bottom="0in" fo:padding-right="0.075in"/>
    </style:style>
    <style:style style:name="TableCell196" style:family="table-cell">
      <style:table-cell-properties fo:border="0.0069in solid #000000" fo:padding-top="0in" fo:padding-left="0.075in" fo:padding-bottom="0in" fo:padding-right="0.075in"/>
    </style:style>
    <style:style style:name="TableCell197" style:family="table-cell">
      <style:table-cell-properties fo:border="0.0069in solid #000000" fo:padding-top="0in" fo:padding-left="0.075in" fo:padding-bottom="0in" fo:padding-right="0.075in"/>
    </style:style>
    <style:style style:name="TableCell198" style:family="table-cell">
      <style:table-cell-properties fo:border="0.0069in solid #000000" fo:padding-top="0in" fo:padding-left="0.075in" fo:padding-bottom="0in" fo:padding-right="0.075in"/>
    </style:style>
    <style:style style:name="TableCell199" style:family="table-cell">
      <style:table-cell-properties fo:border="0.0069in solid #000000" fo:padding-top="0in" fo:padding-left="0.075in" fo:padding-bottom="0in" fo:padding-right="0.075in"/>
    </style:style>
    <style:style style:name="TableCell200" style:family="table-cell">
      <style:table-cell-properties fo:border="0.0069in solid #000000" fo:padding-top="0in" fo:padding-left="0.075in" fo:padding-bottom="0in" fo:padding-right="0.075in"/>
    </style:style>
    <style:style style:name="P201" style:parent-style-name="Standard" style:family="paragraph">
      <style:paragraph-properties style:text-autospace="none"/>
    </style:style>
    <style:style style:name="P202" style:parent-style-name="Standard" style:family="paragraph">
      <style:paragraph-properties style:text-autospace="none"/>
    </style:style>
    <style:style style:name="P203" style:parent-style-name="Standard" style:family="paragraph">
      <style:paragraph-properties style:text-autospace="none"/>
      <style:text-properties style:font-name-asian="Cambria" style:font-name-complex="Cambria" style:font-size-complex="11pt"/>
    </style:style>
    <style:style style:name="P204" style:parent-style-name="Standard" style:family="paragraph">
      <style:paragraph-properties style:text-autospace="none"/>
    </style:style>
    <style:style style:name="P205" style:parent-style-name="Standard" style:family="paragraph">
      <style:paragraph-properties style:text-autospace="none"/>
      <style:text-properties style:font-name-asian="Cambria" style:font-name-complex="Cambria" style:font-size-complex="11pt"/>
    </style:style>
    <style:style style:name="P206" style:parent-style-name="Standard" style:family="paragraph">
      <style:paragraph-properties style:text-autospace="none"/>
      <style:text-properties style:font-name-asian="Cambria" style:font-name-complex="Cambria" style:font-size-complex="11pt"/>
    </style:style>
    <style:style style:name="P207" style:parent-style-name="Textbody" style:family="paragraph">
      <style:paragraph-properties>
        <style:tab-stops>
          <style:tab-stop style:type="left" style:position="1.5729in"/>
        </style:tab-stops>
      </style:paragraph-properties>
      <style:text-properties fo:background-color="#FFFF00"/>
    </style:style>
    <style:style style:name="P208" style:parent-style-name="Standard" style:family="paragraph">
      <style:paragraph-properties style:text-autospace="none"/>
      <style:text-properties style:font-name-asian="Cambria" style:font-name-complex="Cambria" style:font-size-complex="11pt"/>
    </style:style>
    <style:style style:name="P209" style:parent-style-name="Standard" style:family="paragraph">
      <style:paragraph-properties style:text-autospace="none"/>
      <style:text-properties style:font-name-asian="Cambria" style:font-name-complex="Cambria" style:font-size-complex="11pt"/>
    </style:style>
    <style:style style:name="P210" style:parent-style-name="Standard" style:family="paragraph">
      <style:paragraph-properties style:text-autospace="none"/>
      <style:text-properties style:font-name-asian="Cambria" style:font-name-complex="Cambria" style:font-size-complex="11pt"/>
    </style:style>
    <style:style style:name="P211" style:parent-style-name="Standard" style:family="paragraph">
      <style:paragraph-properties style:text-autospace="none"/>
      <style:text-properties style:font-name-asian="Cambria" style:font-name-complex="Cambria" style:font-size-complex="11pt"/>
    </style:style>
    <style:style style:name="P212" style:parent-style-name="Standard" style:family="paragraph">
      <style:paragraph-properties style:text-autospace="none"/>
      <style:text-properties style:font-name-asian="Cambria" style:font-name-complex="Cambria" style:font-size-complex="11pt"/>
    </style:style>
    <style:style style:name="P213" style:parent-style-name="Standard" style:family="paragraph">
      <style:paragraph-properties style:text-autospace="none"/>
      <style:text-properties style:font-name-asian="Cambria" style:font-name-complex="Cambria" style:font-size-complex="11pt"/>
    </style:style>
    <style:style style:name="P214" style:parent-style-name="Standard" style:family="paragraph">
      <style:paragraph-properties style:text-autospace="none"/>
      <style:text-properties style:font-name-asian="Cambria" style:font-name-complex="Cambria" style:font-size-complex="11pt"/>
    </style:style>
    <style:style style:name="P215" style:parent-style-name="Standard" style:family="paragraph">
      <style:paragraph-properties style:text-autospace="none"/>
      <style:text-properties style:font-name-asian="Cambria" style:font-name-complex="Cambria" style:font-size-complex="11pt"/>
    </style:style>
    <style:style style:name="P216" style:parent-style-name="Standard" style:family="paragraph">
      <style:paragraph-properties style:text-autospace="none"/>
      <style:text-properties style:font-name-asian="Cambria" style:font-name-complex="Cambria" style:font-size-complex="11pt"/>
    </style:style>
    <style:style style:name="P217" style:parent-style-name="Standard" style:family="paragraph">
      <style:paragraph-properties style:text-autospace="none"/>
    </style:style>
    <style:style style:name="T218" style:parent-style-name="DefaultParagraphFont" style:family="text">
      <style:text-properties style:font-name-asian="Cambria" style:font-name-complex="Cambria" style:font-size-complex="11pt"/>
    </style:style>
    <style:style style:name="P219" style:parent-style-name="Heading2" style:list-style-name="WWNum27" style:family="paragraph"/>
    <style:style style:name="P220" style:parent-style-name="Standard" style:family="paragraph">
      <style:text-properties fo:font-style="italic" style:font-style-asian="italic" style:font-style-complex="italic"/>
    </style:style>
    <style:style style:name="P221" style:parent-style-name="Standard" style:family="paragraph">
      <style:text-properties fo:font-style="italic" style:font-style-asian="italic" style:font-style-complex="italic"/>
    </style:style>
    <style:style style:name="P222" style:parent-style-name="Standard" style:family="paragraph">
      <style:text-properties fo:font-style="italic" style:font-style-asian="italic" style:font-style-complex="italic"/>
    </style:style>
    <style:style style:name="P223" style:parent-style-name="Standard" style:family="paragraph">
      <style:text-properties fo:font-style="italic" style:font-style-asian="italic" style:font-style-complex="italic"/>
    </style:style>
    <style:style style:name="P224" style:parent-style-name="Standard" style:family="paragraph">
      <style:text-properties fo:font-style="italic" style:font-style-asian="italic" style:font-style-complex="italic"/>
    </style:style>
    <style:style style:name="P225" style:parent-style-name="Standard" style:family="paragraph">
      <style:text-properties fo:font-style="italic" style:font-style-asian="italic" style:font-style-complex="italic"/>
    </style:style>
    <style:style style:name="P226" style:parent-style-name="Standard" style:family="paragraph">
      <style:text-properties fo:font-style="italic" style:font-style-asian="italic" style:font-style-complex="italic"/>
    </style:style>
    <style:style style:name="P227" style:parent-style-name="Standard" style:family="paragraph">
      <style:text-properties fo:font-style="italic" style:font-style-asian="italic" style:font-style-complex="italic"/>
    </style:style>
    <style:style style:name="P228" style:parent-style-name="Standard" style:family="paragraph">
      <style:text-properties fo:font-style="italic" style:font-style-asian="italic" style:font-style-complex="italic"/>
    </style:style>
    <style:style style:name="P229" style:parent-style-name="Standard" style:family="paragraph">
      <style:text-properties fo:font-style="italic" style:font-style-asian="italic" style:font-style-complex="italic"/>
    </style:style>
    <style:style style:name="P230" style:parent-style-name="Standard" style:family="paragraph">
      <style:text-properties fo:font-style="italic" style:font-style-asian="italic" style:font-style-complex="italic" fo:language="en" fo:country="US"/>
    </style:style>
    <style:style style:name="P231" style:parent-style-name="Standard" style:family="paragraph">
      <style:text-properties fo:font-weight="bold" style:font-weight-asian="bold" style:font-weight-complex="bold" fo:font-size="14pt" style:font-size-asian="14pt" style:font-size-complex="16pt"/>
    </style:style>
    <style:style style:name="P232" style:parent-style-name="Standard" style:family="paragraph">
      <style:text-properties fo:font-weight="bold" style:font-weight-asian="bold" style:font-weight-complex="bold" fo:font-size="14pt" style:font-size-asian="14pt" style:font-size-complex="16pt"/>
    </style:style>
    <style:style style:name="P233" style:parent-style-name="Standard" style:family="paragraph">
      <style:text-properties fo:font-weight="bold" style:font-weight-asian="bold" style:font-weight-complex="bold" fo:font-size="14pt" style:font-size-asian="14pt" style:font-size-complex="16pt"/>
    </style:style>
    <style:style style:name="P234" style:parent-style-name="Standard" style:family="paragraph">
      <style:paragraph-properties fo:break-before="page"/>
      <style:text-properties style:font-name="Calibri" fo:font-weight="bold" style:font-weight-asian="bold" style:font-weight-complex="bold" fo:font-size="16pt" style:font-size-asian="16pt" style:font-size-complex="16pt"/>
    </style:style>
    <style:style style:name="P235" style:parent-style-name="Heading1" style:list-style-name="WWNum27" style:family="paragraph"/>
    <style:style style:name="P236" style:parent-style-name="Standard" style:family="paragraph">
      <style:text-properties fo:language="en" fo:country="US"/>
    </style:style>
    <style:style style:name="P237" style:parent-style-name="Standard" style:family="paragraph">
      <style:text-properties fo:font-style="italic" style:font-style-asian="italic" style:font-style-complex="italic" fo:language="en" fo:country="US"/>
    </style:style>
    <style:style style:name="P238" style:parent-style-name="Heading2" style:list-style-name="WWNum27" style:family="paragraph"/>
    <style:style style:name="P239" style:parent-style-name="Standard" style:family="paragraph">
      <style:text-properties fo:font-style="italic" style:font-style-asian="italic" style:font-style-complex="italic" fo:language="en" fo:country="US"/>
    </style:style>
    <style:style style:name="P240" style:parent-style-name="Standard" style:family="paragraph">
      <style:text-properties fo:font-style="italic" style:font-style-asian="italic" style:font-style-complex="italic" fo:language="en" fo:country="US"/>
    </style:style>
    <style:style style:name="P241" style:parent-style-name="Standard" style:family="paragraph">
      <style:text-properties fo:font-style="italic" style:font-style-asian="italic" style:font-style-complex="italic" fo:language="en" fo:country="US"/>
    </style:style>
    <style:style style:name="P242" style:parent-style-name="Standard" style:list-style-name="LFO36" style:family="paragraph"/>
    <style:style style:name="P243" style:parent-style-name="Standard" style:list-style-name="LFO36" style:family="paragraph"/>
    <style:style style:name="P244" style:parent-style-name="Standard" style:list-style-name="LFO36" style:family="paragraph"/>
    <style:style style:name="P245" style:parent-style-name="Standard" style:list-style-name="LFO36" style:family="paragraph"/>
    <style:style style:name="P246" style:parent-style-name="Standard" style:list-style-name="LFO36" style:family="paragraph"/>
    <style:style style:name="P247" style:parent-style-name="Standard" style:list-style-name="LFO36" style:family="paragraph"/>
    <style:style style:name="P248" style:parent-style-name="Standard" style:list-style-name="LFO36" style:family="paragraph"/>
    <style:style style:name="P249" style:parent-style-name="Standard" style:list-style-name="LFO36" style:family="paragraph"/>
    <style:style style:name="P250" style:parent-style-name="Standard" style:list-style-name="LFO36" style:family="paragraph"/>
    <style:style style:name="P251" style:parent-style-name="Standard" style:list-style-name="LFO36" style:family="paragraph"/>
    <style:style style:name="P252" style:parent-style-name="Standard" style:list-style-name="LFO37" style:family="paragraph"/>
    <style:style style:name="P253" style:parent-style-name="Standard" style:list-style-name="LFO37" style:family="paragraph"/>
    <style:style style:name="P254" style:parent-style-name="Standard" style:list-style-name="LFO37" style:family="paragraph"/>
    <style:style style:name="P255" style:parent-style-name="Standard" style:family="paragraph">
      <style:paragraph-properties style:text-autospace="none"/>
    </style:style>
    <style:style style:name="T256" style:parent-style-name="DefaultParagraphFont" style:family="text">
      <style:text-properties style:font-name-asian="Cambria" style:font-name-complex="Cambria" style:font-size-complex="11pt"/>
    </style:style>
    <style:style style:name="P257" style:parent-style-name="Standard" style:family="paragraph">
      <style:paragraph-properties style:text-autospace="none"/>
      <style:text-properties style:font-name-asian="Cambria" style:font-name-complex="Cambria" style:font-size-complex="11pt"/>
    </style:style>
    <style:style style:name="P258" style:parent-style-name="Standard" style:family="paragraph">
      <style:paragraph-properties style:text-autospace="none"/>
      <style:text-properties style:font-name-asian="Cambria" style:font-name-complex="Cambria" style:font-size-complex="11pt"/>
    </style:style>
    <style:style style:name="P259" style:parent-style-name="Standard" style:family="paragraph">
      <style:paragraph-properties style:text-autospace="none"/>
      <style:text-properties style:font-name-asian="Cambria" style:font-name-complex="Cambria" style:font-size-complex="11pt"/>
    </style:style>
    <style:style style:name="T260" style:parent-style-name="CommentReference" style:family="text">
      <style:text-properties style:font-name="Cambria" fo:font-weight="normal" style:font-weight-asian="normal" style:font-weight-complex="normal"/>
    </style:style>
    <style:style style:name="P261" style:parent-style-name="Standard" style:family="paragraph">
      <style:text-properties fo:font-style="italic" style:font-style-asian="italic" style:font-style-complex="italic" fo:language="en" fo:country="US"/>
    </style:style>
    <style:style style:name="T262" style:parent-style-name="DefaultParagraphFont" style:family="text">
      <style:text-properties style:font-name="Segoe UI"/>
    </style:style>
    <style:style style:name="P263" style:parent-style-name="Heading2" style:list-style-name="WWNum27" style:family="paragraph"/>
    <style:style style:name="P264" style:parent-style-name="Standard" style:family="paragraph">
      <style:text-properties style:font-name-asian="Cambria" style:font-name-complex="Cambria" style:font-size-complex="11pt"/>
    </style:style>
    <style:style style:name="P265" style:parent-style-name="Standard" style:family="paragraph">
      <style:paragraph-properties style:text-autospace="none"/>
      <style:text-properties style:font-name-asian="Cambria" style:font-name-complex="Cambria" style:font-size-complex="11pt"/>
    </style:style>
    <style:style style:name="P266" style:parent-style-name="Standard" style:family="paragraph">
      <style:paragraph-properties style:text-autospace="none"/>
      <style:text-properties style:font-name-asian="Cambria" style:font-name-complex="Cambria" style:font-size-complex="11pt"/>
    </style:style>
    <style:style style:name="P267" style:parent-style-name="Standard" style:family="paragraph">
      <style:paragraph-properties style:text-autospace="none"/>
      <style:text-properties style:font-name-asian="Cambria" style:font-name-complex="Cambria" style:font-size-complex="11pt"/>
    </style:style>
    <style:style style:name="P268" style:parent-style-name="Standard" style:family="paragraph">
      <style:paragraph-properties style:text-autospace="none"/>
      <style:text-properties style:font-name-asian="Cambria" style:font-name-complex="Cambria" style:font-size-complex="11pt"/>
    </style:style>
    <style:style style:name="P269" style:parent-style-name="Standard" style:family="paragraph">
      <style:paragraph-properties style:text-autospace="none"/>
      <style:text-properties style:font-name-asian="Cambria" style:font-name-complex="Cambria" style:font-size-complex="11pt"/>
    </style:style>
    <style:style style:name="P270" style:parent-style-name="Standard" style:family="paragraph">
      <style:paragraph-properties style:text-autospace="none"/>
      <style:text-properties style:font-name-asian="Cambria" style:font-name-complex="Cambria" style:font-size-complex="11pt"/>
    </style:style>
    <style:style style:name="P271" style:parent-style-name="Standard" style:family="paragraph">
      <style:paragraph-properties style:text-autospace="none"/>
      <style:text-properties style:font-name-asian="Cambria" style:font-name-complex="Cambria" style:font-size-complex="11pt"/>
    </style:style>
    <style:style style:name="P272" style:parent-style-name="Standard" style:family="paragraph">
      <style:paragraph-properties style:text-autospace="none"/>
      <style:text-properties style:font-name-asian="Cambria" style:font-name-complex="Cambria" style:font-size-complex="11pt"/>
    </style:style>
    <style:style style:name="P273" style:parent-style-name="Standard" style:family="paragraph">
      <style:paragraph-properties style:text-autospace="none"/>
      <style:text-properties style:font-name-asian="Cambria" style:font-name-complex="Cambria" style:font-size-complex="11pt"/>
    </style:style>
    <style:style style:name="P274" style:parent-style-name="Heading2" style:list-style-name="WWNum27" style:family="paragraph"/>
    <style:style style:name="P275" style:parent-style-name="Heading2" style:list-style-name="WWNum27" style:family="paragraph"/>
    <style:style style:name="P276" style:parent-style-name="Standard" style:list-style-name="LFO38" style:family="paragraph"/>
    <style:style style:name="P277" style:parent-style-name="Standard" style:list-style-name="LFO38" style:family="paragraph"/>
    <style:style style:name="P278" style:parent-style-name="Standard" style:list-style-name="LFO38" style:family="paragraph"/>
    <style:style style:name="T279" style:parent-style-name="DefaultParagraphFont" style:family="text">
      <style:text-properties style:font-name="Segoe UI"/>
    </style:style>
    <style:style style:name="T280" style:parent-style-name="DefaultParagraphFont" style:family="text">
      <style:text-properties style:font-name="Segoe UI"/>
    </style:style>
    <style:style style:name="T281" style:parent-style-name="DefaultParagraphFont" style:family="text">
      <style:text-properties style:font-name="Segoe UI"/>
    </style:style>
    <style:style style:name="P282" style:parent-style-name="Heading2" style:list-style-name="WWNum27" style:family="paragraph"/>
    <style:style style:name="T283" style:parent-style-name="DefaultParagraphFont" style:family="text">
      <style:text-properties style:font-name="Segoe UI"/>
    </style:style>
    <style:style style:name="T284" style:parent-style-name="DefaultParagraphFont" style:family="text">
      <style:text-properties style:font-name="Segoe UI"/>
    </style:style>
    <style:style style:name="T285" style:parent-style-name="DefaultParagraphFont" style:family="text">
      <style:text-properties fo:background-color="#FFFF00"/>
    </style:style>
    <style:style style:name="T286" style:parent-style-name="DefaultParagraphFont" style:family="text">
      <style:text-properties fo:background-color="#FFFF00"/>
    </style:style>
    <style:style style:name="T287" style:parent-style-name="DefaultParagraphFont" style:family="text">
      <style:text-properties style:font-name="Segoe UI"/>
    </style:style>
    <style:style style:name="T288" style:parent-style-name="DefaultParagraphFont" style:family="text">
      <style:text-properties fo:background-color="#FFFF00"/>
    </style:style>
    <style:style style:name="P289" style:parent-style-name="Heading2" style:list-style-name="WWNum27" style:family="paragraph"/>
    <style:style style:name="T290" style:parent-style-name="DefaultParagraphFont" style:family="text">
      <style:text-properties style:font-name="Segoe UI"/>
    </style:style>
    <style:style style:name="T291" style:parent-style-name="DefaultParagraphFont" style:family="text">
      <style:text-properties style:font-name-asian="Cambria" style:font-name-complex="Cambria" style:font-size-complex="11pt"/>
    </style:style>
    <style:style style:name="T292" style:parent-style-name="DefaultParagraphFont" style:family="text">
      <style:text-properties style:font-name-asian="Cambria" style:font-name-complex="Cambria" style:font-size-complex="11pt"/>
    </style:style>
    <style:style style:name="T293" style:parent-style-name="DefaultParagraphFont" style:family="text">
      <style:text-properties style:font-name-asian="Cambria" style:font-name-complex="Cambria" style:font-size-complex="11pt"/>
    </style:style>
    <style:style style:name="T294" style:parent-style-name="DefaultParagraphFont" style:family="text">
      <style:text-properties style:font-name-asian="Cambria" style:font-name-complex="Cambria" style:font-size-complex="11pt"/>
    </style:style>
    <style:style style:name="T295" style:parent-style-name="DefaultParagraphFont" style:family="text">
      <style:text-properties style:font-name-asian="Cambria" style:font-name-complex="Cambria" style:font-size-complex="11pt"/>
    </style:style>
    <style:style style:name="T296" style:parent-style-name="DefaultParagraphFont" style:family="text">
      <style:text-properties style:font-name-asian="Cambria" style:font-name-complex="Cambria" style:font-size-complex="11pt"/>
    </style:style>
    <style:style style:name="P297" style:parent-style-name="Standard" style:family="paragraph">
      <style:text-properties style:font-name-asian="Cambria" style:font-name-complex="Cambria" style:font-size-complex="11pt"/>
    </style:style>
    <style:style style:name="T298" style:parent-style-name="DefaultParagraphFont" style:family="text">
      <style:text-properties style:font-name="Segoe UI"/>
    </style:style>
    <style:style style:name="T299" style:parent-style-name="DefaultParagraphFont" style:family="text">
      <style:text-properties style:font-name="Segoe UI"/>
    </style:style>
    <style:style style:name="T300" style:parent-style-name="DefaultParagraphFont" style:family="text">
      <style:text-properties style:font-name="Segoe UI"/>
    </style:style>
    <style:style style:name="P301" style:parent-style-name="Textbody" style:family="paragraph">
      <style:text-properties fo:font-style="italic" style:font-style-asian="italic" style:font-style-complex="italic"/>
    </style:style>
    <style:style style:name="T302" style:parent-style-name="DefaultParagraphFont" style:family="text">
      <style:text-properties fo:font-style="italic" style:font-style-asian="italic" style:font-style-complex="italic"/>
    </style:style>
    <style:style style:name="T303" style:parent-style-name="DefaultParagraphFont" style:family="text">
      <style:text-properties style:font-name="Segoe UI"/>
    </style:style>
    <style:style style:name="T304" style:parent-style-name="DefaultParagraphFont" style:family="text">
      <style:text-properties style:font-name="Segoe UI"/>
    </style:style>
    <style:style style:name="P305" style:parent-style-name="Textbody" style:family="paragraph">
      <style:text-properties fo:font-weight="bold" style:font-weight-asian="bold" style:font-weight-complex="bold"/>
    </style:style>
    <style:style style:name="P306" style:parent-style-name="Textbody" style:family="paragraph">
      <style:text-properties fo:font-weight="bold" style:font-weight-asian="bold" style:font-weight-complex="bold"/>
    </style:style>
    <style:style style:name="P307" style:parent-style-name="Textbody" style:family="paragraph">
      <style:text-properties fo:font-weight="bold" style:font-weight-asian="bold" style:font-weight-complex="bold"/>
    </style:style>
    <style:style style:name="P308" style:parent-style-name="Textbody" style:family="paragraph">
      <style:text-properties fo:font-weight="bold" style:font-weight-asian="bold" style:font-weight-complex="bold"/>
    </style:style>
    <style:style style:name="T309" style:parent-style-name="DefaultParagraphFont" style:family="text">
      <style:text-properties fo:font-weight="bold" style:font-weight-asian="bold" style:font-weight-complex="bold"/>
    </style:style>
    <style:style style:name="T310" style:parent-style-name="DefaultParagraphFont" style:family="text">
      <style:text-properties style:font-name="Segoe UI"/>
    </style:style>
    <style:style style:name="P311" style:parent-style-name="Textbody" style:family="paragraph">
      <style:text-properties fo:font-weight="bold" style:font-weight-asian="bold" style:font-weight-complex="bold"/>
    </style:style>
    <style:style style:name="P312" style:parent-style-name="Textbody" style:family="paragraph">
      <style:text-properties fo:font-weight="bold" style:font-weight-asian="bold" style:font-weight-complex="bold"/>
    </style:style>
    <style:style style:name="P313" style:parent-style-name="Textbody" style:family="paragraph">
      <style:text-properties fo:font-weight="bold" style:font-weight-asian="bold" style:font-weight-complex="bold"/>
    </style:style>
    <style:style style:name="P314" style:parent-style-name="Textbody" style:family="paragraph">
      <style:text-properties fo:font-weight="bold" style:font-weight-asian="bold" style:font-weight-complex="bold"/>
    </style:style>
    <style:style style:name="P315" style:parent-style-name="Textbody" style:family="paragraph">
      <style:text-properties fo:font-weight="bold" style:font-weight-asian="bold" style:font-weight-complex="bold"/>
    </style:style>
    <style:style style:name="P316" style:parent-style-name="Textbody" style:family="paragraph">
      <style:text-properties fo:font-weight="bold" style:font-weight-asian="bold" style:font-weight-complex="bold"/>
    </style:style>
    <style:style style:name="P317" style:parent-style-name="Textbody" style:family="paragraph">
      <style:text-properties fo:font-weight="bold" style:font-weight-asian="bold" style:font-weight-complex="bold"/>
    </style:style>
    <style:style style:name="P318" style:parent-style-name="Textbody" style:family="paragraph">
      <style:text-properties fo:font-weight="bold" style:font-weight-asian="bold" style:font-weight-complex="bold"/>
    </style:style>
    <style:style style:name="P319" style:parent-style-name="Standard" style:family="paragraph">
      <style:text-properties fo:font-weight="bold" style:font-weight-asian="bold" style:font-weight-complex="bold"/>
    </style:style>
    <style:style style:name="T320" style:parent-style-name="DefaultParagraphFont" style:family="text">
      <style:text-properties style:font-name="Segoe UI"/>
    </style:style>
    <style:style style:name="T321" style:parent-style-name="DefaultParagraphFont" style:family="text">
      <style:text-properties fo:font-weight="bold" style:font-weight-asian="bold" style:font-weight-complex="bold"/>
    </style:style>
    <style:style style:name="P322" style:parent-style-name="Heading2" style:list-style-name="WWNum27" style:family="paragraph"/>
    <style:style style:name="P323" style:parent-style-name="Standard" style:family="paragraph">
      <style:text-properties fo:font-style="italic" style:font-style-asian="italic" style:font-style-complex="italic"/>
    </style:style>
    <style:style style:name="P324" style:parent-style-name="Standard" style:family="paragraph">
      <style:text-properties style:font-name="Calibri" fo:font-weight="bold" style:font-weight-asian="bold" style:font-weight-complex="bold" fo:font-size="16pt" style:font-size-asian="16pt" style:font-size-complex="16pt"/>
    </style:style>
    <style:style style:name="P325" style:parent-style-name="Standard" style:family="paragraph">
      <style:paragraph-properties fo:break-before="page"/>
    </style:style>
    <style:style style:name="P326" style:parent-style-name="Standard" style:family="paragraph">
      <style:text-properties fo:font-style="italic" style:font-style-asian="italic" style:font-style-complex="italic" fo:language="en" fo:country="US"/>
    </style:style>
    <style:style style:name="P327" style:parent-style-name="Standard" style:family="paragraph">
      <style:text-properties fo:font-style="italic" style:font-style-asian="italic" style:font-style-complex="italic" fo:language="en" fo:country="US"/>
    </style:style>
    <style:style style:name="P328" style:parent-style-name="Standard" style:family="paragraph">
      <style:text-properties fo:font-style="italic" style:font-style-asian="italic" style:font-style-complex="italic" fo:language="en" fo:country="US"/>
    </style:style>
    <style:style style:name="P329" style:parent-style-name="Standard" style:family="paragraph">
      <style:text-properties style:font-name="Calibri" fo:font-weight="bold" style:font-weight-asian="bold" style:font-weight-complex="bold" fo:font-style="italic" style:font-style-asian="italic" style:font-style-complex="italic" fo:font-size="16pt" style:font-size-asian="16pt" style:font-size-complex="16pt"/>
    </style:style>
    <style:style style:name="P330" style:parent-style-name="Standard" style:family="paragraph">
      <style:text-properties style:font-name="Calibri" fo:font-weight="bold" style:font-weight-asian="bold" style:font-weight-complex="bold" fo:font-size="16pt" style:font-size-asian="16pt" style:font-size-complex="16pt"/>
    </style:style>
    <style:style style:name="T331" style:parent-style-name="DefaultParagraphFont" style:family="text">
      <style:text-properties style:font-name="Segoe UI"/>
    </style:style>
    <style:style style:name="T332" style:parent-style-name="DefaultParagraphFont" style:family="text">
      <style:text-properties style:font-name="Segoe UI"/>
    </style:style>
    <style:style style:name="T333" style:parent-style-name="DefaultParagraphFont" style:family="text">
      <style:text-properties style:font-name="Segoe UI"/>
    </style:style>
    <style:style style:name="T334" style:parent-style-name="DefaultParagraphFont" style:family="text">
      <style:text-properties style:font-name="Segoe UI"/>
    </style:style>
    <style:style style:name="T335" style:parent-style-name="DefaultParagraphFont" style:family="text">
      <style:text-properties style:font-name="Segoe UI"/>
    </style:style>
    <style:style style:name="T336" style:parent-style-name="DefaultParagraphFont" style:family="text">
      <style:text-properties style:font-name="Segoe UI"/>
    </style:style>
    <style:style style:name="T337" style:parent-style-name="DefaultParagraphFont" style:family="text">
      <style:text-properties style:font-name="Segoe UI" fo:color="#000000"/>
    </style:style>
    <style:style style:name="T338" style:parent-style-name="DefaultParagraphFont" style:family="text">
      <style:text-properties style:font-name="Segoe UI" fo:color="#000000"/>
    </style:style>
    <style:style style:name="T339" style:parent-style-name="DefaultParagraphFont" style:family="text">
      <style:text-properties style:font-name="Segoe UI" fo:color="#000000"/>
    </style:style>
    <style:style style:name="T340" style:parent-style-name="DefaultParagraphFont" style:family="text">
      <style:text-properties style:font-name="Segoe UI" fo:color="#000000"/>
    </style:style>
    <style:style style:name="T341" style:parent-style-name="DefaultParagraphFont" style:family="text">
      <style:text-properties style:font-name="Segoe UI" fo:color="#000000"/>
    </style:style>
    <style:style style:name="T342" style:parent-style-name="DefaultParagraphFont" style:family="text">
      <style:text-properties style:font-name="Segoe UI" fo:color="#000000"/>
    </style:style>
    <style:style style:name="T343" style:parent-style-name="DefaultParagraphFont" style:family="text">
      <style:text-properties style:font-name="Segoe UI"/>
    </style:style>
    <style:style style:name="T344" style:parent-style-name="DefaultParagraphFont" style:family="text">
      <style:text-properties style:font-name="Segoe UI" fo:color="#000000"/>
    </style:style>
    <style:style style:name="T345" style:parent-style-name="DefaultParagraphFont" style:family="text">
      <style:text-properties style:font-name="Segoe UI"/>
    </style:style>
    <style:style style:name="T346" style:parent-style-name="DefaultParagraphFont" style:family="text">
      <style:text-properties style:font-name="Segoe UI" fo:color="#000000"/>
    </style:style>
    <style:style style:name="T347" style:parent-style-name="DefaultParagraphFont" style:family="text">
      <style:text-properties fo:font-style="italic" style:font-style-asian="italic" style:font-style-complex="italic"/>
    </style:style>
    <style:style style:name="T348" style:parent-style-name="DefaultParagraphFont" style:family="text">
      <style:text-properties style:font-name="Segoe UI"/>
    </style:style>
    <style:style style:name="T349" style:parent-style-name="DefaultParagraphFont" style:family="text">
      <style:text-properties fo:background-color="#FFFF00"/>
    </style:style>
    <style:style style:name="T350" style:parent-style-name="DefaultParagraphFont" style:family="text">
      <style:text-properties fo:background-color="#FFFF00"/>
    </style:style>
    <style:style style:name="T351" style:parent-style-name="DefaultParagraphFont" style:family="text">
      <style:text-properties style:font-name="Segoe UI"/>
    </style:style>
    <style:style style:name="T352" style:parent-style-name="DefaultParagraphFont" style:family="text">
      <style:text-properties fo:background-color="#FFFF00"/>
    </style:style>
    <style:style style:name="P353" style:parent-style-name="Textbody" style:family="paragraph">
      <style:text-properties fo:font-style="italic" style:font-style-asian="italic" style:font-style-complex="italic"/>
    </style:style>
    <style:style style:name="P354" style:parent-style-name="Textbody" style:family="paragraph">
      <style:text-properties fo:font-style="italic" style:font-style-asian="italic" style:font-style-complex="italic"/>
    </style:style>
    <style:style style:name="P355" style:parent-style-name="Textbody" style:family="paragraph">
      <style:text-properties fo:font-style="italic" style:font-style-asian="italic" style:font-style-complex="italic"/>
    </style:style>
    <style:style style:name="P356" style:parent-style-name="Textbody" style:family="paragraph">
      <style:text-properties fo:font-style="italic" style:font-style-asian="italic" style:font-style-complex="italic"/>
    </style:style>
    <style:style style:name="P357" style:parent-style-name="Textbody" style:family="paragraph">
      <style:text-properties fo:font-style="italic" style:font-style-asian="italic" style:font-style-complex="italic"/>
    </style:style>
    <style:style style:name="T358" style:parent-style-name="DefaultParagraphFont" style:family="text">
      <style:text-properties style:font-name="Segoe UI"/>
    </style:style>
    <style:style style:name="T359" style:parent-style-name="DefaultParagraphFont" style:family="text">
      <style:text-properties style:font-name="Segoe UI"/>
    </style:style>
    <style:style style:name="T360" style:parent-style-name="DefaultParagraphFont" style:family="text">
      <style:text-properties style:font-name="Segoe UI"/>
    </style:style>
    <style:style style:name="P361" style:parent-style-name="Textbody" style:family="paragraph">
      <style:paragraph-properties fo:text-align="center"/>
      <style:text-properties fo:font-style="italic" style:font-style-asian="italic" style:font-style-complex="italic"/>
    </style:style>
    <style:style style:name="P362" style:parent-style-name="Textbody" style:family="paragraph">
      <style:paragraph-properties fo:text-align="center"/>
    </style:style>
    <style:style style:name="T363" style:parent-style-name="DefaultParagraphFont" style:family="text">
      <style:text-properties fo:font-style="italic" style:font-style-asian="italic" style:font-style-complex="italic"/>
    </style:style>
    <style:style style:name="T364" style:parent-style-name="DefaultParagraphFont" style:family="text">
      <style:text-properties fo:font-style="italic" style:font-style-asian="italic" style:font-style-complex="italic"/>
    </style:style>
    <style:style style:name="T365" style:parent-style-name="DefaultParagraphFont" style:family="text">
      <style:text-properties fo:font-style="italic" style:font-style-asian="italic" style:font-style-complex="italic"/>
    </style:style>
    <style:style style:name="T366" style:parent-style-name="DefaultParagraphFont" style:family="text">
      <style:text-properties style:font-name="Segoe UI"/>
    </style:style>
    <style:style style:name="T367" style:parent-style-name="DefaultParagraphFont" style:family="text">
      <style:text-properties style:font-name="Segoe UI"/>
    </style:style>
    <style:style style:name="P368" style:parent-style-name="Textbody" style:family="paragraph">
      <style:paragraph-properties fo:text-align="center"/>
      <style:text-properties fo:font-style="italic" style:font-style-asian="italic" style:font-style-complex="italic"/>
    </style:style>
    <style:style style:name="P369" style:parent-style-name="Textbody" style:family="paragraph">
      <style:paragraph-properties fo:text-align="center"/>
      <style:text-properties fo:font-style="italic" style:font-style-asian="italic" style:font-style-complex="italic"/>
    </style:style>
    <style:style style:name="T370" style:parent-style-name="DefaultParagraphFont" style:family="text">
      <style:text-properties style:font-name="Segoe UI"/>
    </style:style>
    <style:style style:name="T371" style:parent-style-name="DefaultParagraphFont" style:family="text">
      <style:text-properties style:font-name="Calibri" fo:font-weight="bold" style:font-weight-asian="bold" style:font-weight-complex="bold" fo:font-size="16pt" style:font-size-asian="16pt" style:font-size-complex="16pt"/>
    </style:style>
    <style:style style:name="T372" style:parent-style-name="DefaultParagraphFont" style:family="text">
      <style:text-properties style:font-name="Calibri" fo:font-weight="bold" style:font-weight-asian="bold" style:font-weight-complex="bold" fo:font-size="16pt" style:font-size-asian="16pt" style:font-size-complex="16pt"/>
    </style:style>
    <style:style style:name="T373" style:parent-style-name="DefaultParagraphFont" style:family="text">
      <style:text-properties style:font-name="Segoe UI"/>
    </style:style>
    <style:style style:name="T374" style:parent-style-name="DefaultParagraphFont" style:family="text">
      <style:text-properties style:font-name="Calibri" fo:font-weight="bold" style:font-weight-asian="bold" style:font-weight-complex="bold" fo:font-size="16pt" style:font-size-asian="16pt" style:font-size-complex="16pt"/>
    </style:style>
    <style:style style:name="P375" style:parent-style-name="Heading2" style:list-style-name="WWNum27" style:family="paragraph"/>
    <style:style style:name="T376" style:parent-style-name="DefaultParagraphFont" style:family="text">
      <style:text-properties style:font-name="Segoe UI"/>
    </style:style>
    <style:style style:name="P377" style:parent-style-name="Heading2" style:list-style-name="WWNum27" style:family="paragraph"/>
    <style:style style:name="T378" style:parent-style-name="DefaultParagraphFont" style:family="text">
      <style:text-properties style:font-name="Segoe UI"/>
    </style:style>
    <style:style style:name="T379" style:parent-style-name="DefaultParagraphFont" style:family="text">
      <style:text-properties style:font-name="Segoe UI"/>
    </style:style>
    <style:style style:name="P380" style:parent-style-name="Standard" style:family="paragraph">
      <style:text-properties style:font-name-asian="Cambria" style:font-name-complex="Cambria" style:font-size-complex="11pt"/>
    </style:style>
    <style:style style:name="P381" style:parent-style-name="Standard" style:family="paragraph">
      <style:paragraph-properties style:text-autospace="none"/>
      <style:text-properties style:font-name-asian="Cambria" style:font-name-complex="Cambria" style:font-size-complex="11pt"/>
    </style:style>
    <style:style style:name="P382" style:parent-style-name="Standard" style:family="paragraph">
      <style:paragraph-properties style:text-autospace="none"/>
      <style:text-properties style:font-name-asian="Cambria" style:font-name-complex="Cambria" style:font-size-complex="11pt"/>
    </style:style>
    <style:style style:name="P383" style:parent-style-name="Standard" style:family="paragraph">
      <style:paragraph-properties style:text-autospace="none"/>
      <style:text-properties style:font-name-asian="Cambria" style:font-name-complex="Cambria" style:font-size-complex="11pt"/>
    </style:style>
    <style:style style:name="P384" style:parent-style-name="Standard" style:family="paragraph">
      <style:paragraph-properties style:text-autospace="none"/>
      <style:text-properties style:font-name-asian="Cambria" style:font-name-complex="Cambria" style:font-size-complex="11pt"/>
    </style:style>
    <style:style style:name="P385" style:parent-style-name="Standard" style:family="paragraph">
      <style:paragraph-properties style:text-autospace="none"/>
    </style:style>
    <style:style style:name="T386" style:parent-style-name="DefaultParagraphFont" style:family="text">
      <style:text-properties style:font-name-asian="Cambria" style:font-name-complex="Cambria" style:font-size-complex="11pt"/>
    </style:style>
    <style:style style:name="P387" style:parent-style-name="Standard" style:family="paragraph">
      <style:paragraph-properties style:text-autospace="none"/>
    </style:style>
    <style:style style:name="T388" style:parent-style-name="DefaultParagraphFont" style:family="text">
      <style:text-properties style:font-name-asian="Cambria" style:font-name-complex="Cambria" style:font-size-complex="11pt"/>
    </style:style>
    <style:style style:name="P389" style:parent-style-name="Standard" style:family="paragraph">
      <style:paragraph-properties style:text-autospace="none"/>
    </style:style>
    <style:style style:name="T390" style:parent-style-name="DefaultParagraphFont" style:family="text">
      <style:text-properties style:font-name-asian="Cambria" style:font-name-complex="Cambria" style:font-size-complex="11pt"/>
    </style:style>
    <style:style style:name="P391" style:parent-style-name="Standard" style:family="paragraph">
      <style:paragraph-properties style:text-autospace="none"/>
    </style:style>
    <style:style style:name="T392" style:parent-style-name="DefaultParagraphFont" style:family="text">
      <style:text-properties style:font-name-asian="Cambria" style:font-name-complex="Cambria" style:font-size-complex="11pt"/>
    </style:style>
    <style:style style:name="T393" style:parent-style-name="DefaultParagraphFont" style:family="text">
      <style:text-properties style:font-name-asian="Cambria" style:font-name-complex="Cambria" style:font-size-complex="11pt"/>
    </style:style>
    <style:style style:name="T394" style:parent-style-name="DefaultParagraphFont" style:family="text">
      <style:text-properties style:font-name="Segoe UI"/>
    </style:style>
    <style:style style:name="T395" style:parent-style-name="DefaultParagraphFont" style:family="text">
      <style:text-properties style:font-name-asian="Cambria" style:font-name-complex="Cambria" style:font-size-complex="11pt"/>
    </style:style>
    <style:style style:name="P396" style:parent-style-name="Standard" style:family="paragraph">
      <style:paragraph-properties style:text-autospace="none"/>
      <style:text-properties style:font-name-asian="Cambria" style:font-name-complex="Cambria" style:font-size-complex="11pt"/>
    </style:style>
    <style:style style:name="P397" style:parent-style-name="Heading2" style:list-style-name="WWNum27" style:family="paragraph"/>
    <style:style style:name="T398" style:parent-style-name="DefaultParagraphFont" style:family="text">
      <style:text-properties style:font-name="Cambria" style:font-name-asian="Cambria" style:font-name-complex="Cambria" fo:font-size="11pt" style:font-size-asian="11pt" style:font-size-complex="11pt"/>
    </style:style>
    <style:style style:name="T399" style:parent-style-name="DefaultParagraphFont" style:family="text">
      <style:text-properties style:font-name-asian="Cambria" style:font-name-complex="Cambria" style:font-size-complex="11pt"/>
    </style:style>
    <style:style style:name="P400" style:parent-style-name="Textbody" style:family="paragraph">
      <style:text-properties style:font-name-asian="Cambria" style:font-name-complex="Cambria" style:font-size-complex="11pt"/>
    </style:style>
    <style:style style:name="T401" style:parent-style-name="DefaultParagraphFont" style:family="text">
      <style:text-properties style:font-name-asian="Cambria" style:font-name-complex="Cambria" style:font-size-complex="11pt"/>
    </style:style>
    <style:style style:name="T402" style:parent-style-name="DefaultParagraphFont" style:family="text">
      <style:text-properties style:font-name-asian="Cambria" style:font-name-complex="Cambria" style:font-size-complex="11pt"/>
    </style:style>
    <style:style style:name="T403" style:parent-style-name="DefaultParagraphFont" style:family="text">
      <style:text-properties style:font-name="Segoe UI"/>
    </style:style>
    <style:style style:name="T404" style:parent-style-name="DefaultParagraphFont" style:family="text">
      <style:text-properties style:font-name-asian="Cambria" style:font-name-complex="Cambria" style:font-size-complex="11pt"/>
    </style:style>
    <style:style style:name="P405" style:parent-style-name="Textbody" style:family="paragraph">
      <style:text-properties style:font-name-asian="Cambria" style:font-name-complex="Cambria" style:font-size-complex="11pt"/>
    </style:style>
    <style:style style:name="T406" style:parent-style-name="DefaultParagraphFont" style:family="text">
      <style:text-properties style:font-name-asian="Cambria" style:font-name-complex="Cambria" style:font-size-complex="11pt"/>
    </style:style>
    <style:style style:name="T407" style:parent-style-name="DefaultParagraphFont" style:family="text">
      <style:text-properties style:font-name-asian="Cambria" style:font-name-complex="Cambria" style:font-size-complex="11pt"/>
    </style:style>
    <style:style style:name="T408" style:parent-style-name="DefaultParagraphFont" style:family="text">
      <style:text-properties style:font-name="Segoe UI"/>
    </style:style>
    <style:style style:name="P409" style:parent-style-name="Textbody" style:family="paragraph">
      <style:text-properties style:font-name-asian="Cambria" style:font-name-complex="Cambria" style:font-size-complex="11pt"/>
    </style:style>
    <style:style style:name="P410" style:parent-style-name="Textbody" style:family="paragraph">
      <style:text-properties style:font-name-asian="Cambria" style:font-name-complex="Cambria" style:font-size-complex="11pt"/>
    </style:style>
    <style:style style:name="T411" style:parent-style-name="DefaultParagraphFont" style:family="text">
      <style:text-properties style:font-name-asian="Cambria" style:font-name-complex="Cambria" style:font-size-complex="11pt"/>
    </style:style>
    <style:style style:name="T412" style:parent-style-name="DefaultParagraphFont" style:family="text">
      <style:text-properties style:font-name-asian="Cambria" style:font-name-complex="Cambria" style:font-size-complex="11pt"/>
    </style:style>
    <style:style style:name="P413" style:parent-style-name="Heading2" style:list-style-name="WWNum27" style:family="paragraph"/>
    <style:style style:name="T414" style:parent-style-name="DefaultParagraphFont" style:family="text">
      <style:text-properties style:font-name="Segoe UI"/>
    </style:style>
    <style:style style:name="T415" style:parent-style-name="DefaultParagraphFont" style:family="text">
      <style:text-properties style:font-name="Segoe UI"/>
    </style:style>
    <style:style style:name="T416" style:parent-style-name="DefaultParagraphFont" style:family="text">
      <style:text-properties style:font-name="Segoe UI"/>
    </style:style>
    <style:style style:name="T417" style:parent-style-name="DefaultParagraphFont" style:family="text">
      <style:text-properties style:font-name="Segoe UI"/>
    </style:style>
    <style:style style:name="T418" style:parent-style-name="DefaultParagraphFont" style:family="text">
      <style:text-properties style:font-name="Segoe UI"/>
    </style:style>
    <style:style style:name="T419" style:parent-style-name="DefaultParagraphFont" style:family="text">
      <style:text-properties style:font-name="Segoe UI"/>
    </style:style>
    <style:style style:name="T420" style:parent-style-name="DefaultParagraphFont" style:family="text">
      <style:text-properties style:font-name="Segoe UI"/>
    </style:style>
    <style:style style:name="P421" style:parent-style-name="Standard" style:family="paragraph">
      <style:paragraph-properties fo:break-before="page"/>
    </style:style>
    <style:style style:name="P422" style:parent-style-name="Standard" style:family="paragraph">
      <style:text-properties fo:font-style="italic" style:font-style-asian="italic" style:font-style-complex="italic" fo:language="en" fo:country="US"/>
    </style:style>
    <style:style style:name="P423" style:parent-style-name="Standard" style:family="paragraph">
      <style:text-properties fo:font-style="italic" style:font-style-asian="italic" style:font-style-complex="italic" fo:language="en" fo:country="US"/>
    </style:style>
    <style:style style:name="P424" style:parent-style-name="Standard" style:family="paragraph">
      <style:text-properties fo:font-style="italic" style:font-style-asian="italic" style:font-style-complex="italic" fo:language="en" fo:country="US"/>
    </style:style>
    <style:style style:name="P425" style:parent-style-name="Standard" style:family="paragraph">
      <style:text-properties fo:language="en" fo:country="US"/>
    </style:style>
    <style:style style:name="P426" style:parent-style-name="Heading2" style:list-style-name="WWNum27" style:family="paragraph"/>
    <style:style style:name="T427" style:parent-style-name="DefaultParagraphFont" style:family="text">
      <style:text-properties fo:language="en" fo:country="US"/>
    </style:style>
    <style:style style:name="P428" style:parent-style-name="Standard" style:family="paragraph">
      <style:text-properties fo:language="en" fo:country="US"/>
    </style:style>
    <style:style style:name="T429" style:parent-style-name="DefaultParagraphFont" style:family="text">
      <style:text-properties fo:language="en" fo:country="US"/>
    </style:style>
    <style:style style:name="P430" style:parent-style-name="Standard" style:family="paragraph">
      <style:text-properties fo:language="en" fo:country="US"/>
    </style:style>
    <style:style style:name="T431" style:parent-style-name="DefaultParagraphFont" style:family="text">
      <style:text-properties fo:language="en" fo:country="US"/>
    </style:style>
    <style:style style:name="P432" style:parent-style-name="Standard" style:family="paragraph">
      <style:text-properties fo:language="en" fo:country="US"/>
    </style:style>
    <style:style style:name="P433" style:parent-style-name="Heading2" style:list-style-name="WWNum27" style:family="paragraph">
      <style:text-properties fo:language="en" fo:country="US"/>
    </style:style>
    <style:style style:name="P434" style:parent-style-name="Textbody" style:family="paragraph">
      <style:text-properties fo:language="en" fo:country="US"/>
    </style:style>
    <style:style style:name="P435" style:parent-style-name="Standard" style:family="paragraph">
      <style:text-properties fo:font-style="italic" style:font-style-asian="italic" style:font-style-complex="italic"/>
    </style:style>
    <style:style style:name="P436" style:parent-style-name="Standard" style:family="paragraph">
      <style:text-properties fo:font-style="italic" style:font-style-asian="italic" style:font-style-complex="italic"/>
    </style:style>
    <style:style style:name="P437" style:parent-style-name="Standard" style:family="paragraph">
      <style:text-properties fo:font-style="italic" style:font-style-asian="italic" style:font-style-complex="italic"/>
    </style:style>
    <style:style style:name="P438" style:parent-style-name="Standard" style:family="paragraph">
      <style:paragraph-properties fo:text-align="justify"/>
      <style:text-properties fo:font-style="italic" style:font-style-asian="italic" style:font-style-complex="italic"/>
    </style:style>
    <style:style style:name="P439" style:parent-style-name="Standard" style:family="paragraph">
      <style:text-properties fo:font-style="italic" style:font-style-asian="italic" style:font-style-complex="italic"/>
    </style:style>
    <style:style style:name="P440" style:parent-style-name="Textbody" style:family="paragraph">
      <style:text-properties fo:language="en" fo:country="US"/>
    </style:style>
    <style:style style:name="P441" style:parent-style-name="Heading2" style:list-style-name="WWNum27" style:family="paragraph">
      <style:text-properties fo:language="en" fo:country="US"/>
    </style:style>
    <style:style style:name="P442" style:parent-style-name="Textbody" style:family="paragraph">
      <style:text-properties fo:language="en" fo:country="US"/>
    </style:style>
    <style:style style:name="P443" style:parent-style-name="Textbody" style:family="paragraph">
      <style:text-properties fo:language="en" fo:country="US"/>
    </style:style>
    <style:style style:name="P444" style:parent-style-name="Textbody" style:family="paragraph">
      <style:text-properties fo:language="en" fo:country="US"/>
    </style:style>
    <style:style style:name="P445" style:parent-style-name="Textbody" style:family="paragraph">
      <style:text-properties fo:font-weight="bold" style:font-weight-asian="bold" style:font-weight-complex="bold" fo:language="en" fo:country="US"/>
    </style:style>
    <style:style style:name="P446" style:parent-style-name="Textbody" style:family="paragraph">
      <style:text-properties fo:background-color="#FFFF00"/>
    </style:style>
    <style:style style:name="P447" style:parent-style-name="Textbody" style:family="paragraph">
      <style:text-properties fo:background-color="#FFFF00"/>
    </style:style>
    <style:style style:name="T448" style:parent-style-name="Hyperlink" style:family="text">
      <style:text-properties fo:background-color="#FFFF00"/>
    </style:style>
    <style:style style:name="T449" style:parent-style-name="Hyperlink" style:family="text">
      <style:text-properties fo:background-color="#FFFF00"/>
    </style:style>
    <style:style style:name="T450" style:parent-style-name="Hyperlink" style:family="text">
      <style:text-properties fo:background-color="#FFFF00"/>
    </style:style>
    <style:style style:name="T451" style:parent-style-name="Hyperlink" style:family="text">
      <style:text-properties fo:background-color="#FFFF00"/>
    </style:style>
    <style:style style:name="T452" style:parent-style-name="Hyperlink" style:family="text">
      <style:text-properties fo:background-color="#FFFF00"/>
    </style:style>
    <style:style style:name="T453" style:parent-style-name="Hyperlink" style:family="text">
      <style:text-properties fo:background-color="#FFFF00"/>
    </style:style>
    <style:style style:name="P454" style:parent-style-name="Textbody" style:family="paragraph">
      <style:text-properties fo:background-color="#FFFF00"/>
    </style:style>
    <style:style style:name="P455" style:parent-style-name="Standard" style:family="paragraph">
      <style:text-properties fo:language="en" fo:country="US"/>
    </style:style>
    <style:style style:name="P456" style:parent-style-name="Heading3" style:list-style-name="WW_OutlineListStyle_5" style:family="paragraph">
      <style:text-properties fo:language="en" fo:country="US"/>
    </style:style>
    <style:style style:name="P457" style:parent-style-name="Textbody" style:family="paragraph">
      <style:text-properties fo:language="en" fo:country="US"/>
    </style:style>
    <style:style style:name="P458" style:parent-style-name="Standard" style:family="paragraph">
      <style:text-properties fo:language="en" fo:country="US"/>
    </style:style>
    <style:style style:name="P459" style:parent-style-name="Heading2" style:list-style-name="WWNum27" style:family="paragraph"/>
    <style:style style:name="T460" style:parent-style-name="DefaultParagraphFont" style:family="text">
      <style:text-properties fo:language="en" fo:country="US"/>
    </style:style>
    <style:style style:name="P461" style:parent-style-name="Heading3" style:list-style-name="WW_OutlineListStyle_5" style:family="paragraph">
      <style:text-properties fo:language="en" fo:country="US"/>
    </style:style>
    <style:style style:name="P462" style:parent-style-name="Heading3" style:list-style-name="WW_OutlineListStyle_5" style:family="paragraph">
      <style:text-properties fo:language="en" fo:country="US"/>
    </style:style>
    <style:style style:name="P463" style:parent-style-name="Standard" style:family="paragraph">
      <style:text-properties fo:language="en" fo:country="US"/>
    </style:style>
    <style:style style:name="P464" style:parent-style-name="Standard" style:family="paragraph">
      <style:text-properties fo:language="en" fo:country="US"/>
    </style:style>
    <style:style style:name="P465" style:parent-style-name="Heading2" style:list-style-name="WWNum27" style:family="paragraph">
      <style:text-properties fo:language="en" fo:country="US"/>
    </style:style>
    <style:style style:name="P466" style:parent-style-name="Textbody" style:family="paragraph">
      <style:text-properties fo:language="en" fo:country="US"/>
    </style:style>
    <style:style style:name="P467" style:parent-style-name="Standard" style:family="paragraph">
      <style:paragraph-properties fo:break-before="page"/>
    </style:style>
    <style:style style:name="P468" style:parent-style-name="Standard" style:family="paragraph">
      <style:text-properties fo:font-style="italic" style:font-style-asian="italic" style:font-style-complex="italic" fo:language="en" fo:country="US"/>
    </style:style>
    <style:style style:name="P469" style:parent-style-name="Standard" style:family="paragraph">
      <style:text-properties fo:font-style="italic" style:font-style-asian="italic" style:font-style-complex="italic" fo:language="en" fo:country="US"/>
    </style:style>
    <style:style style:name="P470" style:parent-style-name="ListParagraph" style:list-style-name="WWNum8" style:family="paragraph">
      <style:paragraph-properties fo:margin-bottom="0.0833in" fo:margin-left="0.4958in" fo:text-indent="-0.2479in">
        <style:tab-stops/>
      </style:paragraph-properties>
      <style:text-properties fo:font-style="italic" style:font-style-asian="italic" style:font-style-complex="italic" fo:language="en" fo:country="US"/>
    </style:style>
    <style:style style:name="P471" style:parent-style-name="ListParagraph" style:list-style-name="WWNum8" style:family="paragraph">
      <style:paragraph-properties fo:margin-bottom="0.0833in" fo:margin-left="0.4958in" fo:text-indent="-0.2479in">
        <style:tab-stops/>
      </style:paragraph-properties>
      <style:text-properties fo:font-style="italic" style:font-style-asian="italic" style:font-style-complex="italic" fo:language="en" fo:country="US"/>
    </style:style>
    <style:style style:name="P472" style:parent-style-name="ListParagraph" style:list-style-name="WWNum8" style:family="paragraph">
      <style:paragraph-properties fo:margin-bottom="0.0833in" fo:margin-left="0.4958in" fo:text-indent="-0.2479in">
        <style:tab-stops/>
      </style:paragraph-properties>
      <style:text-properties fo:font-style="italic" style:font-style-asian="italic" style:font-style-complex="italic" fo:language="en" fo:country="US"/>
    </style:style>
    <style:style style:name="P473" style:parent-style-name="ListParagraph" style:list-style-name="WWNum8" style:family="paragraph">
      <style:paragraph-properties fo:margin-bottom="0.0833in" fo:margin-left="0.4958in" fo:text-indent="-0.2479in">
        <style:tab-stops/>
      </style:paragraph-properties>
      <style:text-properties fo:font-style="italic" style:font-style-asian="italic" style:font-style-complex="italic" fo:language="en" fo:country="US"/>
    </style:style>
    <style:style style:name="P474" style:parent-style-name="ListParagraph" style:list-style-name="WWNum8" style:family="paragraph">
      <style:paragraph-properties fo:margin-bottom="0.0833in" fo:margin-left="0.4958in" fo:text-indent="-0.2479in">
        <style:tab-stops/>
      </style:paragraph-properties>
      <style:text-properties fo:font-style="italic" style:font-style-asian="italic" style:font-style-complex="italic" fo:language="en" fo:country="US"/>
    </style:style>
    <style:style style:name="P475" style:parent-style-name="ListParagraph" style:list-style-name="WWNum8" style:family="paragraph">
      <style:paragraph-properties fo:margin-bottom="0.0833in" fo:margin-left="0.4958in" fo:text-indent="-0.2479in">
        <style:tab-stops/>
      </style:paragraph-properties>
      <style:text-properties fo:font-style="italic" style:font-style-asian="italic" style:font-style-complex="italic" fo:language="en" fo:country="US"/>
    </style:style>
    <style:style style:name="P476" style:parent-style-name="Standard" style:family="paragraph">
      <style:text-properties fo:font-style="italic" style:font-style-asian="italic" style:font-style-complex="italic" fo:language="en" fo:country="US"/>
    </style:style>
    <style:style style:name="P477" style:parent-style-name="Standard" style:family="paragraph">
      <style:text-properties fo:font-style="italic" style:font-style-asian="italic" style:font-style-complex="italic" fo:language="en" fo:country="US"/>
    </style:style>
    <style:style style:name="P478" style:parent-style-name="Standard" style:family="paragraph">
      <style:text-properties fo:font-style="italic" style:font-style-asian="italic" style:font-style-complex="italic" fo:language="en" fo:country="US"/>
    </style:style>
    <style:style style:name="P479" style:parent-style-name="Standard" style:family="paragraph">
      <style:text-properties fo:font-style="italic" style:font-style-asian="italic" style:font-style-complex="italic" fo:language="en" fo:country="US"/>
    </style:style>
    <style:style style:name="P480" style:parent-style-name="Standard" style:family="paragraph">
      <style:text-properties fo:font-style="italic" style:font-style-asian="italic" style:font-style-complex="italic" fo:language="en" fo:country="US"/>
    </style:style>
    <style:style style:name="P481" style:parent-style-name="Standard" style:family="paragraph">
      <style:text-properties fo:font-style="italic" style:font-style-asian="italic" style:font-style-complex="italic" fo:language="en" fo:country="US"/>
    </style:style>
    <style:style style:name="P482" style:parent-style-name="Standard" style:family="paragraph">
      <style:text-properties fo:font-style="italic" style:font-style-asian="italic" style:font-style-complex="italic"/>
    </style:style>
    <style:style style:name="P483" style:parent-style-name="Standard" style:family="paragraph">
      <style:text-properties style:font-name="Calibri" fo:font-weight="bold" style:font-weight-asian="bold" style:font-weight-complex="bold" fo:font-size="16pt" style:font-size-asian="16pt" style:font-size-complex="16pt"/>
    </style:style>
    <style:style style:name="P484" style:parent-style-name="Heading1" style:family="paragraph">
      <style:paragraph-properties fo:break-before="page"/>
    </style:style>
    <style:style style:name="P485" style:parent-style-name="AppendixSection" style:list-style-name="WWNum22" style:family="paragraph"/>
    <style:style style:name="P486" style:parent-style-name="Standard" style:family="paragraph">
      <style:text-properties style:font-name="Calibri" fo:font-weight="bold" style:font-weight-asian="bold" style:font-weight-complex="bold" fo:font-size="13pt" style:font-size-asian="13pt" style:font-size-complex="13pt"/>
    </style:style>
    <style:style style:name="P487" style:parent-style-name="AppendixSection" style:list-style-name="WWNum22" style:family="paragraph">
      <style:paragraph-properties fo:break-before="page"/>
    </style:style>
    <style:style style:name="P488" style:parent-style-name="Standard" style:family="paragraph">
      <style:paragraph-properties fo:text-align="justify"/>
    </style:style>
    <style:style style:name="P489" style:parent-style-name="Standard" style:family="paragraph">
      <style:paragraph-properties fo:break-before="page"/>
    </style:style>
    <style:style style:name="P490" style:parent-style-name="ListParagraph" style:list-style-name="WWNum3" style:family="paragraph">
      <style:paragraph-properties fo:margin-bottom="0.0833in"/>
    </style:style>
    <style:style style:name="T491" style:parent-style-name="DefaultParagraphFont" style:family="text">
      <style:text-properties fo:language="en" fo:country="US"/>
    </style:style>
    <style:style style:name="T492" style:parent-style-name="DefaultParagraphFont" style:family="text">
      <style:text-properties fo:language="en" fo:country="US"/>
    </style:style>
    <style:style style:name="T493" style:parent-style-name="DefaultParagraphFont" style:family="text">
      <style:text-properties fo:language="en" fo:country="US"/>
    </style:style>
    <style:style style:name="T494" style:parent-style-name="DefaultParagraphFont" style:family="text">
      <style:text-properties fo:language="en" fo:country="US"/>
    </style:style>
    <style:style style:name="P495" style:parent-style-name="ListParagraph" style:list-style-name="WWNum3" style:family="paragraph">
      <style:paragraph-properties fo:margin-bottom="0.0833in"/>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T498" style:parent-style-name="DefaultParagraphFont" style:family="text">
      <style:text-properties fo:font-style="italic" style:font-style-asian="italic" fo:language="en" fo:country="US"/>
    </style:style>
    <style:style style:name="T499" style:parent-style-name="DefaultParagraphFont" style:family="text">
      <style:text-properties fo:language="en" fo:country="US"/>
    </style:style>
    <style:style style:name="P500" style:parent-style-name="ListParagraph" style:list-style-name="WWNum3" style:family="paragraph">
      <style:paragraph-properties fo:margin-bottom="0.0833in"/>
    </style:style>
    <style:style style:name="T501" style:parent-style-name="DefaultParagraphFont" style:family="text">
      <style:text-properties fo:language="en" fo:country="US"/>
    </style:style>
    <style:style style:name="T502" style:parent-style-name="DefaultParagraphFont" style:family="text">
      <style:text-properties fo:font-style="italic" style:font-style-asian="italic" fo:language="en" fo:country="US"/>
    </style:style>
    <style:style style:name="T503" style:parent-style-name="DefaultParagraphFont" style:family="text">
      <style:text-properties fo:language="en" fo:country="US"/>
    </style:style>
    <style:style style:name="T504" style:parent-style-name="DefaultParagraphFont" style:family="text">
      <style:text-properties fo:language="en" fo:country="US"/>
    </style:style>
    <style:style style:name="T505" style:parent-style-name="DefaultParagraphFont" style:family="text">
      <style:text-properties fo:language="en" fo:country="US"/>
    </style:style>
    <style:style style:name="T506" style:parent-style-name="DefaultParagraphFont" style:family="text">
      <style:text-properties fo:font-weight="bold" style:font-weight-asian="bold" fo:language="en" fo:country="US"/>
    </style:style>
    <style:style style:name="T507" style:parent-style-name="DefaultParagraphFont" style:family="text">
      <style:text-properties fo:language="en" fo:country="US"/>
    </style:style>
    <style:style style:name="T508" style:parent-style-name="DefaultParagraphFont" style:family="text">
      <style:text-properties fo:font-style="italic" style:font-style-asian="italic" fo:language="en" fo:country="US"/>
    </style:style>
    <style:style style:name="T509" style:parent-style-name="DefaultParagraphFont" style:family="text">
      <style:text-properties fo:font-weight="bold" style:font-weight-asian="bold" fo:font-style="italic" style:font-style-asian="italic" fo:language="en" fo:country="US"/>
    </style:style>
    <style:style style:name="T510" style:parent-style-name="DefaultParagraphFont" style:family="text">
      <style:text-properties fo:language="en" fo:country="US"/>
    </style:style>
    <style:style style:name="P511" style:parent-style-name="ListParagraph" style:list-style-name="WWNum3" style:family="paragraph">
      <style:paragraph-properties fo:margin-bottom="0.0833in"/>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T515" style:parent-style-name="DefaultParagraphFont" style:family="text">
      <style:text-properties fo:language="en" fo:country="US"/>
    </style:style>
    <style:style style:name="P516" style:parent-style-name="ListParagraph" style:family="paragraph">
      <style:paragraph-properties fo:margin-bottom="0.0833in"/>
      <style:text-properties fo:language="en" fo:country="US"/>
    </style:style>
  </office:automatic-styles>
  <office:body>
    <office:text text:use-soft-page-breaks="true">
      <text:p text:style-name="P1"/>
      <text:p text:style-name="Standard"/>
      <text:p text:style-name="Standard"/>
      <text:p text:style-name="P5"/>
      <text:p text:style-name="P6">SEARCH FOR ## BEFORE HAND IN</text:p>
      <text:p text:style-name="P7">FIXME</text:p>
      <text:p text:style-name="P8">also search [r]</text:p>
      <text:p text:style-name="P9">– the name of your project</text:p>
      <text:p text:style-name="P10"><text:tab/><text:tab/>sort out sections numbers.</text:p>
      <text:p text:style-name="Standard"/>
      <text:p text:style-name="P11">Final Report for CS39440 Major Project<office:annotation><dc:creator>Neil Taylor</dc:creator><dc:date>2012-03-07T21:42:00</dc:date><text:p text:style-name="Normal">Change this for your module.</text:p><text:p text:style-name="Normal"/></office:annotation></text:p>
      <text:p text:style-name="P12"/>
      <text:p text:style-name="P13"><text:span text:style-name="T14">Author</text:span>: Adam Connah (aoc9@<text:a xlink:href="mailto:yourid@aber.ac.uk" office:target-frame-name="_top" xlink:show="replace">aber.ac.uk</text:a>)</text:p>
      <text:p text:style-name="P15"><text:span text:style-name="T16">Supervisor</text:span>: Georgios Gkoutos (geg18@aber.ac.uk)</text:p>
      <text:p text:style-name="P17"/>
      <text:p text:style-name="P18">22nd April 2012<office:annotation><dc:creator>Neil Taylor</dc:creator><dc:date>2012-03-07T21:46:00</dc:date><text:p text:style-name="Normal">Date for this version of the document.</text:p><text:p text:style-name="Normal"/></office:annotation></text:p>
      <text:p text:style-name="P19"/>
      <text:p text:style-name="P20">Version 0.1 (Draft)</text:p>
      <text:p text:style-name="P21"/>
      <text:p text:style-name="P22"/>
      <text:p text:style-name="P23"/>
      <text:p text:style-name="P24"/>
      <text:p text:style-name="P25">This report is submitted as partial fulfilment of a BSc<office:annotation><dc:creator>Neil Taylor</dc:creator><dc:date>2012-03-07T21:44:00</dc:date><text:p text:style-name="Normal">Change as appropriate.</text:p><text:p text:style-name="Normal"/></office:annotation><text:s/>degree in Internet <text:s/>Computing<text:s/><office:annotation><dc:creator>Neil Taylor</dc:creator><dc:date>2012-03-07T21:45:00</dc:date><text:p text:style-name="Normal">Change as appropriate.</text:p><text:p text:style-name="Normal"/></office:annotation>(H621<office:annotation><dc:creator>Neil Taylor</dc:creator><dc:date>2012-03-07T21:45:00</dc:date><text:p text:style-name="Normal">Change as appropriate.</text:p><text:p text:style-name="Normal"/></office:annotation>)</text:p>
      <text:p text:style-name="Standard"/>
      <text:p text:style-name="P26"/>
      <text:p text:style-name="P2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text:p>
      <text:p text:style-name="Standard">Aberystwyth University</text:p>
      <text:p text:style-name="Standard">Aberystwyth</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
      <text:p text:style-name="P28"><text:tab/></text:p>
      <text:p text:style-name="Standard"/>
      <text:soft-page-break/>
      <text:p text:style-name="P29">Declaration of originality</text:p>
      <text:p text:style-name="Standard"/>
      <text:p text:style-name="P30">In signing below, I confirm that:</text:p>
      <text:list text:style-name="WWNum6">
        <text:list-item>
          <text:p text:style-name="P31">This submission is my own work, except where clearly indicated.</text:p>
        </text:list-item>
        <text:list-item>
          <text:p text:style-name="P32">I understand that there are severe penalties for plagiarism and other unfair practice, which can lead to loss of marks or even the withholding of a degree.</text:p>
        </text:list-item>
        <text:list-item>
          <text:p text:style-name="P33">I have read the sections on unfair practice in the Students’ Examinations Handbook and the relevant sections of the current Student Handbook of the Department of Computer Science.</text:p>
        </text:list-item>
        <text:list-item>
          <text:p text:style-name="P34">I understand and agree to abide by the University’s regulations governing these issues.</text:p>
        </text:list-item>
      </text:list>
      <text:p text:style-name="P35"/>
      <text:p text:style-name="Standard"><text:span text:style-name="T36">Signature ……………………………………………. (Your Name</text:span><office:annotation><dc:creator>Neil Taylor</dc:creator><dc:date>2012-03-07T22:04:00</dc:date><text:p text:style-name="Normal">Change</text:p><text:p text:style-name="Normal"/></office:annotation><text:span text:style-name="T37">)</text:span></text:p>
      <text:p text:style-name="Standard"/>
      <text:p text:style-name="Standard">Date …………………………………………………</text:p>
      <text:p text:style-name="Standard"/>
      <text:p text:style-name="Standard"/>
      <text:p text:style-name="Standard"/>
      <text:p text:style-name="Standard"/>
      <text:p text:style-name="P38">Consent to share this work</text:p>
      <text:p text:style-name="Standard"/>
      <text:p text:style-name="P39">In signing below, I hereby agree to this dissertation being made available to other students and academic staff of the Aberystwyth Computer Science Department.</text:p>
      <text:p text:style-name="P40"/>
      <text:p text:style-name="P41"/>
      <text:p text:style-name="Standard"><text:span text:style-name="T42">Signature ……………………………………………. (Your Name</text:span><office:annotation><dc:creator>Neil Taylor</dc:creator><dc:date>2012-03-07T22:05:00</dc:date><text:p text:style-name="Normal">Change</text:p><text:p text:style-name="Normal"/></office:annotation><text:span text:style-name="T43">)</text:span></text:p>
      <text:p text:style-name="Standard"/>
      <text:p text:style-name="Standard">Date …………………………………………………</text:p>
      <text:p text:style-name="Standard"/>
      <text:soft-page-break/>
      <text:p text:style-name="P44">Acknowledgements</text:p>
      <text:p text:style-name="Standard"/>
      <text:p text:style-name="Standard">I am grateful to…</text:p>
      <text:p text:style-name="Standard"/>
      <text:p text:style-name="Standard">I’d like to thank…</text:p>
      <text:p text:style-name="P45"/>
      <text:soft-page-break/>
      <text:p text:style-name="P46">Abstract</text:p>
      <text:p text:style-name="P47"/>
      <text:p text:style-name="P48">Include an abstract for your project. This should be no more than 300 words.</text:p>
      <text:p text:style-name="P49"/>
      <text:p text:style-name="P50">Contents</text:p>
      <text:p text:style-name="P51"/>
      <text:table-of-content text:name="_TOC3">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2"><text:a xlink:href="#__RefHeading__489_1464131013" office:target-frame-name="_top" xlink:show="replace">1.Background &amp; Objectives<text:tab/>9</text:a></text:p>
          <text:p text:style-name="P53"><text:a xlink:href="#__RefHeading__491_1464131013" office:target-frame-name="_top" xlink:show="replace">2.Development Process<text:tab/>10</text:a></text:p>
          <text:p text:style-name="P54"><text:a xlink:href="#__RefHeading__493_1464131013" office:target-frame-name="_top" xlink:show="replace">2.1.Introduction<text:s/><text:tab/>10</text:a></text:p>
          <text:p text:style-name="P55"><text:a xlink:href="#__RefHeading__495_1464131013" office:target-frame-name="_top" xlink:show="replace">2.2.Modifications<text:s/><text:tab/>10</text:a></text:p>
          <text:p text:style-name="P56"><text:a xlink:href="#__RefHeading__497_1464131013" office:target-frame-name="_top" xlink:show="replace">3.Design<text:tab/>11</text:a></text:p>
          <text:p text:style-name="P57"><text:a xlink:href="#__RefHeading__499_1464131013" office:target-frame-name="_top" xlink:show="replace">3.1.Overall Architecture<text:tab/>11</text:a></text:p>
          <text:p text:style-name="P58"><text:a xlink:href="#__RefHeading__501_1464131013" office:target-frame-name="_top" xlink:show="replace">3.2.Detailed Design<text:s/><text:tab/>11</text:a></text:p>
          <text:p text:style-name="P59"><text:a xlink:href="#__RefHeading__503_1464131013" office:target-frame-name="_top" xlink:show="replace">3.2.1.Even More Detail<text:tab/>11</text:a></text:p>
          <text:p text:style-name="P60"><text:a xlink:href="#__RefHeading__505_1464131013" office:target-frame-name="_top" xlink:show="replace">3.3.User Interface Design<text:s/><text:tab/>11</text:a></text:p>
          <text:p text:style-name="P61"><text:a xlink:href="#__RefHeading__507_1464131013" office:target-frame-name="_top" xlink:show="replace">3.4.Other Relevant Sections<text:tab/>11</text:a></text:p>
          <text:p text:style-name="P62"><text:a xlink:href="#__RefHeading__509_1464131013" office:target-frame-name="_top" xlink:show="replace">4.Implementation<text:tab/>13</text:a></text:p>
          <text:p text:style-name="P63"><text:a xlink:href="#__RefHeading__511_1464131013" office:target-frame-name="_top" xlink:show="replace">5.Testing<text:tab/>14</text:a></text:p>
          <text:p text:style-name="P64"><text:a xlink:href="#__RefHeading__513_1464131013" office:target-frame-name="_top" xlink:show="replace">5.1.Overall Approach to Testing<text:s/><text:tab/>14</text:a></text:p>
          <text:p text:style-name="P65"><text:a xlink:href="#__RefHeading__515_1464131013" office:target-frame-name="_top" xlink:show="replace">5.2.Automated Testing<text:s/><text:tab/>14</text:a></text:p>
          <text:p text:style-name="P66"><text:a xlink:href="#__RefHeading__517_1464131013" office:target-frame-name="_top" xlink:show="replace">5.2.1.Unit Tests<text:tab/>14</text:a></text:p>
          <text:p text:style-name="P67"><text:a xlink:href="#__RefHeading__519_1464131013" office:target-frame-name="_top" xlink:show="replace">5.2.2.User Interface Testing<text:s/><text:tab/>14</text:a></text:p>
          <text:p text:style-name="P68"><text:a xlink:href="#__RefHeading__521_1464131013" office:target-frame-name="_top" xlink:show="replace">5.2.3.Stress Testing<text:s/><text:tab/>14</text:a></text:p>
          <text:p text:style-name="P69"><text:a xlink:href="#__RefHeading__523_1464131013" office:target-frame-name="_top" xlink:show="replace">5.2.4.Other Types of Testing<text:s/><text:tab/>14</text:a></text:p>
          <text:p text:style-name="P70"><text:a xlink:href="#__RefHeading__525_1464131013" office:target-frame-name="_top" xlink:show="replace">5.3.Integration Testing<text:s/><text:tab/>14</text:a></text:p>
          <text:p text:style-name="P71"><text:a xlink:href="#__RefHeading__527_1464131013" office:target-frame-name="_top" xlink:show="replace">5.4.User Testing<text:tab/>14</text:a></text:p>
          <text:p text:style-name="P72"><text:a xlink:href="#__RefHeading__529_1464131013" office:target-frame-name="_top" xlink:show="replace">6.Evaluation<text:tab/>16</text:a></text:p>
          <text:p text:style-name="P73"><text:a xlink:href="#__RefHeading__531_1464131013" office:target-frame-name="_top" xlink:show="replace">Appendices<text:tab/>17</text:a></text:p>
          <text:p text:style-name="P74"><text:a xlink:href="#__RefHeading__533_1464131013" office:target-frame-name="_top" xlink:show="replace">Annotated Bibliography<text:tab/>19</text:a></text:p>
        </text:index-body>
      </text:table-of-content>
      <text:p text:style-name="Standard"/>
      <text:p text:style-name="Standard"/>
      <text:h text:style-name="Heading3" text:outline-level="3"><text:bookmark-start text:name="__RefHeading__489_1464131013"/><text:bookmark-start text:name="_Toc192777705"/><text:bookmark-start text:name="_Toc222978592"/><text:bookmark-end text:name="__RefHeading__489_1464131013"/>Background &amp; Objectives<text:bookmark-start text:name="_Toc192777706"/><text:bookmark-end text:name="_Toc192777705"/><text:bookmark-end text:name="_Toc222978592"/></text:h>
      <text:list text:style-name="WWNum27" text:continue-numbering="true">
        <text:list-item>
          <text:list>
            <text:list-item>
              <text:p text:style-name="P75">Background of Project</text:p>
            </text:list-item>
          </text:list>
        </text:list-item>
      </text:list>
      <text:p text:style-name="Textbody">In the current day and age, the field of Biology has vast amounts of data that they are unable to quantify quickly and, as a result, they need a system that will enable them to do so. The bridge between the field of Biology and Information Technology, is necessary to provide the tools for this to happen. It requires an understanding and appreciation of both industries, to achieve the optimum results. This project aims to give Biologists the tools to analyse their data efficiently, and if successful it will directly influence and aid Biologists.</text:p>
      <text:p text:style-name="P76">The project has a huge potential in terms of the impact it can have, for good, on the</text:p>
      <text:p text:style-name="P77">world that we live in. Using the application biologists will be able to draw upon a huge</text:p>
      <text:p text:style-name="P78">resource of data, that will be constantly expanding, from all across the globe. The</text:p>
      <text:p text:style-name="P79">prospect of playing a small part in the discovery of a new understanding or knowledge</text:p>
      <text:p text:style-name="P80">of a disease or illness, which could lead to providing a better quality of life to people, is a</text:p>
      <text:p text:style-name="P81">fantastic opportunity. This project has the potential to become a very powerful tool, and</text:p>
      <text:p text:style-name="P82">one that can be used out in the world for a great purpose.</text:p>
      <text:p text:style-name="P83"><office:annotation><dc:creator>Unknown Author</dc:creator><dc:date>2013-04-02T16:20:00</dc:date><text:p text:style-name="Normal"><text:span text:style-name="T84">Why the need for project.</text:span></text:p><text:p text:style-name="Normal"/></office:annotation></text:p>
      <text:p text:style-name="Textbody">The project being undertaken is to create a web application which queries an RDF store to provide a fast analysis of the similarity between different phenotypes in animals. This knowledge can then be used to aid our understanding of the function of genes, by systematically analyzing the phenotypic outcome of their mutation. This will ultimately<text:s/><text:soft-page-break/>facilitate our ability to prioritize causative genes for rare and orphan diseases by<office:annotation><dc:creator>Unknown Author</dc:creator><dc:date>2013-04-01T21:22:00</dc:date><text:p text:style-name="Normal"><text:span text:style-name="T85">Ok this is intro. <text:s/>Into detail about why they need it etc. more biology stuff</text:span></text:p></office:annotation><text:s/>enabling the comparison of the phenotypic similarities between experimental data and human clinical signs and symptoms.</text:p>
      <text:p text:style-name="Textbody">The system will be made available via a web-based platform, so it can be accessed from anywhere with an Internet connection, and the only specifications in terms of hardware or software, is a modern web browser. <text:s/>The web interface is an imperative part of the project, as it provides the tools for a user of any technical ability the opportunity to search the vast amounts of data, by using disease or gene names.<text:s/><text:span text:style-name="T86">This interface forms an essential part of the project since it will allow users to query and analyse the data without requiring knowledge of</text:span><text:s/>the query language.</text:p>
      <text:p text:style-name="Textbody"/>
      <text:p text:style-name="P87"/>
      <text:list text:style-name="WWNum27" text:continue-numbering="true">
        <text:list-item>
          <text:list>
            <text:list-item>
              <text:p text:style-name="P88">Related Work</text:p>
            </text:list-item>
          </text:list>
        </text:list-item>
      </text:list>
      <text:p text:style-name="P89">There are a few projects that are similar to this one, from a biological point of view, but</text:p>
      <text:p text:style-name="P90"><text:span text:style-name="T91">are using different technologies. For example, PhenomeNet[1]</text:span><text:span text:style-name="T92"><office:annotation><dc:creator>Unknown Author</dc:creator><dc:date>2013-04-02T19:17:00</dc:date><text:p text:style-name="Normal"><text:span text:style-name="T93">Reference. Give website.</text:span></text:p><text:p text:style-name="Normal"/><text:p text:style-name="Normal"><text:span text:style-name="T94">Robert Hoehndorf, Paul N. Schofield and Georgios V. Gkoutos. PhenomeNET: a whole-phenome approach to disease gene discovery. Nucleid Acids Research, 2011.</text:span></text:p></office:annotation></text:span><text:span text:style-name="T95">, is a “</text:span><text:span text:style-name="T96">Cross Species Phenotype</text:span></text:p>
      <text:p text:style-name="P97"><text:span text:style-name="T98">Network”</text:span><text:span text:style-name="T99">, which uses MySQL to produce a very similar system. PhenomeNet, is probably the most closely linked to the project as it aims to produce a</text:span></text:p>
      <text:p text:style-name="P100">very similar design for the web application, in terms of simplicity and functionality. It is</text:p>
      <text:p text:style-name="P101">also a good idea to keep it similar so that users do not get confused when switching</text:p>
      <text:p text:style-name="P102">between the two.</text:p>
      <text:p text:style-name="P103">One of the most pleasing aspects about PhenomeNet is that it is easy for the user to</text:p>
      <text:p text:style-name="P104">realise where to begin. The homepage provides a quick explanation of the project itself,</text:p>
      <text:p text:style-name="P105">and what it can be used for, and below it has a search box. There is no unnecessary</text:p>
      <text:p text:style-name="P106">clutter, around the page, and this is something the interface of my project would like to</text:p>
      <text:p text:style-name="P107">try and emulate. PhenomeNet also has a help page, which explains which key words</text:p>
      <text:p text:style-name="P108">would be suitable to use, and this will help the user to optimise their search phrases to</text:p>
      <text:p text:style-name="P109"><text:span text:style-name="T110">gain better sets of results. A key feature of PhenomeNet is the 'similarity value', which indicates how similar two diseases are to each other in terms of their symptoms.<text:s/></text:span><text:span text:style-name="T111"><office:annotation><dc:creator>Unknown Author</dc:creator><dc:date>2013-04-02T18:58:00</dc:date><text:p text:style-name="Normal"><text:span text:style-name="T112">Should this be here? Does it analyse too much for “background” or is it fine,</text:span></text:p><text:p text:style-name="Normal"/></office:annotation></text:span></text:p>
      <text:p text:style-name="Textbody"/>
      <text:p text:style-name="Textbody">The main weakness of <text:s/>PhenomeNet is the use of</text:p>
      <text:p text:style-name="Textbody"><office:annotation><dc:creator>Unknown Author</dc:creator><dc:date>2013-04-03T17:28:00</dc:date><text:p text:style-name="Normal"><text:span text:style-name="T113">More about rdf?</text:span></text:p></office:annotation></text:p>
      <text:p text:style-name="Textbody"/>
      <text:p text:style-name="Textbody"><office:annotation><dc:creator>Unknown Author</dc:creator><dc:date>2013-04-01T20:20:00</dc:date><text:p text:style-name="Normal"><text:span text:style-name="T114">Mention rivals.</text:span><text:span text:style-name="T115"><text:line-break/>Why they suck.</text:span><text:span text:style-name="T116"><text:line-break/>Why they good.</text:span></text:p><text:p text:style-name="Normal"><text:span text:style-name="T117">Talk in detail!</text:span></text:p><text:p text:style-name="Normal"/></office:annotation></text:p>
      <text:p text:style-name="Textbody">The search terms provided by the user will trigger queries to be ran on the server and collect the results. The interface will then display this data in a meaningful manner to the user, so that they can understand it. Again this ties in with the ease of use, and the lack of any technical knowledge on the user's behalf.<office:annotation><dc:creator>Unknown Author</dc:creator><dc:date>2013-04-05T17:18:00</dc:date><text:p text:style-name="Normal"><text:span text:style-name="T118">Architecture?</text:span></text:p></office:annotation></text:p>
      <text:p text:style-name="Textbody">The project has a huge potential in terms of the impact it can have on the world that we live in. Using the application biologists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 This project has the potential to become a very powerful tool, and one that can be used out in the world for a great purpose.</text:p>
      <text:p text:style-name="Textbody"/>
      <text:p text:style-name="Textbody">Combined with the aspects mentioned above, is the chance to use new technologies and discover how they integrate with each other. I had no prior knowledge of Resource Description Framework (RDF) before accepting this project, and the same applies with SPARQL, as well as gaining a greater understanding of PHP. I feel this will interest me a lot as I have a desire to develop my skills relating to Web technologies.<office:annotation><dc:creator>Unknown Author</dc:creator><dc:date>2013-04-01T19:54:00</dc:date><text:p text:style-name="Normal"><text:span text:style-name="T119">Too personal above?</text:span></text:p></office:annotation></text:p>
      <text:p text:style-name="Textbody"/>
      <text:p text:style-name="Textbody">The main technologies being used by the project, will b<office:annotation><dc:creator>Unknown Author</dc:creator><dc:date>2013-04-01T19:54:00</dc:date><text:p text:style-name="Normal"><text:span text:style-name="T120">Should I talk about technologies here or elsewhere?</text:span></text:p></office:annotation>e PHP and RDF. PHP will be used in collaboration with SPARQL <text:s/>to facilitate the querying of the RDF data stores.</text:p>
      <text:p text:style-name="Textbody">The website will be create by using Javascript, XHTML and CSS.</text:p>
      <text:p text:style-name="Textbody"/>
      <text:list text:style-name="WWNum27" text:continue-numbering="true">
        <text:list-item>
          <text:list>
            <text:list-item>
              <text:p text:style-name="P121">Objectives</text:p>
            </text:list-item>
          </text:list>
        </text:list-item>
      </text:list>
      <text:p text:style-name="P122"/>
      <text:p text:style-name="P123">The aim of the project is to produce a web application, using Web Technologies such as RDF and SPARQL, with an interface that allows a user with very limited computer knowledge to query the RDF store, as well as providing a tool for the analysis of Genotypic and Phenotypic data.</text:p>
      <text:p text:style-name="P124"/>
      <text:p text:style-name="P125"><text:span text:style-name="T126">The data learned from the Phenotypic data is required for larger computational analysis, and to facilitate these analyses, information must be integrated and accessible in a common format.</text:span></text:p>
      <text:p text:style-name="P127"/>
      <text:p text:style-name="P128"><text:s/>In particular it needed to include the following features:</text:p>
      <text:list text:style-name="LFO35" text:continue-numbering="true">
        <text:list-item>
          <text:p text:style-name="P129">Ability to search by Disease, and Gene name.</text:p>
        </text:list-item>
        <text:list-item>
          <text:p text:style-name="P130">View the Phenotypes directly and indirectly associated with the selected Genotype.</text:p>
        </text:list-item>
        <text:list-item>
          <text:p text:style-name="P131">View the related disease associated with the selected Genotype. These include, Omim, Orphanet, Mouse, Yeast, Worm, Fly, Zebrafish, Slime mold.</text:p>
        </text:list-item>
        <text:list-item>
          <text:p text:style-name="P132">Make the system 'loop', so that the user can continuously look at associated diseases.</text:p>
        </text:list-item>
        <text:list-item>
          <text:p text:style-name="P133">Create a treeview of the Mammalian Phenotypes for the user to view.</text:p>
        </text:list-item>
      </text:list>
      <text:p text:style-name="P134"/>
      <text:p text:style-name="P135"/>
      <text:p text:style-name="P136"><text:span text:style-name="T137">There will be a need for a RDF Store, using a suitable data management system. <text:s/>This will mean that there needs to be an interaction between the web interface and the Data Management System, and to do this PHP will be used in combination with Sparql to query the data store.</text:span></text:p>
      <text:p text:style-name="P138"/>
      <text:p text:style-name="P139"/>
      <text:p text:style-name="P140"/>
      <text:p text:style-name="P141"/>
      <text:p text:style-name="Textbody"><text:span text:style-name="T142">RDF vs XML</text:span><text:span text:style-name="T143"><office:annotation><dc:creator>Unknown Author</dc:creator><dc:date>2013-04-02T20:12:00</dc:date><text:p text:style-name="Normal"><text:span text:style-name="T144">Ask Rob for some?</text:span></text:p></office:annotation></text:span></text:p>
      <text:p text:style-name="Textbody">The main advantage that the system has over it's competitors is the use of RDF[r]<office:annotation><dc:creator>Unknown Author</dc:creator><dc:date>2013-04-02T20:20:00</dc:date><text:p text:style-name="Normal"><text:span text:style-name="T145">Reference RDF</text:span></text:p></office:annotation>. <text:s/>RDF (Resource Description Framework). Using an RDF store is key to the project as it is a decentralized system, and hence it facilitates the retrieval and analysis of data that resides in a variety and diverse sources. Such a store will generate a large resource that can be accessed quickly and efficiently providing biomedical researchers and bioinformaticians a valuable resource for their analysis.</text:p>
      <text:p text:style-name="Textbody">RDF is, in many ways, an extension of traditional XML, and many similarities can be drawn from it's syntax as well as it's application.<text:s/><text:span text:style-name="T146">RDF is designed to be read and understood by humans, and not for a machine, unlike XML.<text:s/></text:span><office:annotation><dc:creator>Unknown Author</dc:creator><dc:date>2013-04-03T15:45:00</dc:date><text:p text:style-name="Normal"><text:span text:style-name="T147">http://www.oreillynet.com/xml/blog/2005/09/the_difference_between_xml_and.html</text:span></text:p></office:annotation>However the difference between the two technologies is that XML is very much a [r]'data format' with 'no built in meaning'. RDF is different because it represents the data like a model and with that it means that systems can gain a lot more knowledge from what they are seeing.</text:p>
      <text:p text:style-name="Textbody">[r]<office:annotation><dc:creator>Unknown Author</dc:creator><dc:date>2013-04-03T16:09:00</dc:date><text:p text:style-name="Normal"><text:span text:style-name="T148">http://www.rdfabout.com/intro/?</text:span></text:p></office:annotation>With XML we can write a programme which links many tables of data together, but this would be very tiresome and strenuous. The standards of RDF provide the ability to create these systems in a decentralized environment. Another benefit of using RDF is that it can accommodate the mixing of vocabularies, Joshua Tauberer[r] talks about this<text:s/><text:soft-page-break/>when he says “<text:span text:style-name="T149">A vocabulary about TV shows developed by TV aficionados and a vocabulary about movies independently developed by movie connoisseurs must be able to be used together in the same file, to talk about the same things, for instance to assert that an actor has appeared in both TV shows and movies.”<text:s/></text:span><text:s/>With RDF it is very easy to link together two or more files, and arriving at conclusions that each file on it's own couldnt represent. This is possible because all RDF files can use any Vocabulary they choose, which allows for huge flexibility and even bigger resources of information to be accessed.</text:p>
      <text:p text:style-name="Textbody"><text:span text:style-name="T150">Tim Berners Lee points out a flaw with XML, when he notes the following. “</text:span><text:span text:style-name="T151">Without looking at the schema, you know things about the document structure, but nothing else. You can't tell what to deduce.” <text:s/>[r]</text:span><text:span text:style-name="T152"><office:annotation><dc:creator>Unknown Author</dc:creator><dc:date>2013-04-03T18:34:00</dc:date><text:p text:style-name="Normal"><text:span text:style-name="T153">http://www.w3.org/DesignIssues/RDF-XML.html</text:span></text:p></office:annotation></text:span><text:span text:style-name="T154"><text:s/>XML heavily relies on the reader knowing the schema to be able to have a full understanding of the data, and can become very messy when it comes to querying in comparison to the very simple nature of RDF.</text:span></text:p>
      <text:p text:style-name="Textbody"><text:span text:style-name="T155">RDF by its very nature, was designed to be shared amongst applications. Meaning that it will be read by people or applications who didn't create it. <text:s/></text:span><text:span text:style-name="T156">All data stored in RDF has some meaning and this is presented by means of “Triples”, which are the foundation of RDF, so much so that an RDF store is often referred to as a Triple store. Triples, sometimes referred to as statements, always consist of a Subject, Predicate and Object. For example Alzheimer (subject), MP:000001 (object), <text:s/>“has a” (predicate) tells us that Alzheimer has a phenotype with an ID MP:000001. We can take this as a fact, and by putting a lot of these together we can start to build a knowledge base.</text:span></text:p>
      <text:p text:style-name="P157"/>
      <text:p text:style-name="P158"/>
      <text:p text:style-name="P159"/>
      <text:h text:style-name="Heading1" text:outline-level="1"><text:bookmark-start text:name="__RefHeading__491_1464131013"/><text:bookmark-start text:name="_Toc222978593"/><text:bookmark-end text:name="__RefHeading__491_1464131013"/>Development Process<text:bookmark-end text:name="_Toc192777706"/><text:bookmark-end text:name="_Toc222978593"/></text:h>
      <text:p text:style-name="P160"/>
      <text:list text:style-name="WWNum27" text:continue-numbering="true">
        <text:list-item>
          <text:list>
            <text:list-item>
              <text:p text:style-name="P161"><text:bookmark-start text:name="_Toc192777707"/><text:bookmark-start text:name="_Toc222978594"/><text:bookmark-start text:name="__RefHeading__493_1464131013"/>Introduction<text:bookmark-end text:name="_Toc222978594"/><text:bookmark-end text:name="__RefHeading__493_1464131013"/></text:p>
            </text:list-item>
          </text:list>
        </text:list-item>
      </text:list>
      <text:p text:style-name="Standard"><text:span text:style-name="T162">Introduce the specific model that you chose to use.</text:span></text:p>
      <text:p text:style-name="Standard"/>
      <text:p text:style-name="Standard">The Waterfall model was originally picked as the chosen methodology due to its rigid nature. <text:s/><text:span text:style-name="T163">One of the key requirements for the Waterfall model to be successful, is</text:span></text:p>
      <text:p text:style-name="P164">sufficient planning in the early stages of production, as well as requirement</text:p>
      <text:p text:style-name="P165"><text:span text:style-name="T166">specifications that are not subject to change. However, despite the requirements being understood, the expected outcome of the project was not too clear which meant that the Waterfall method was not suitable and an Agile method would be more suitable.</text:span><text:span text:style-name="T167"><office:annotation><dc:creator>Unknown Author</dc:creator><dc:date>2013-04-16T14:04:00</dc:date><text:p text:style-name="Normal"><text:span text:style-name="T168">Add more about reason for change?</text:span></text:p><text:p text:style-name="Normal"/></office:annotation></text:span></text:p>
      <text:p text:style-name="P169"><text:span text:style-name="T170">This led to changing methodology to Feature Drive Development (FDD) which allows for a more flexible approach, whilst creating working content.</text:span></text:p>
      <text:p text:style-name="P171">The five step process in FDD, fits well with the project as it allows for the initial design plan to be changed as the project progresses. This was key because as the project progressed, the understanding of the tools and functionality of different aspects increased which meant there was the ability to improve the original design.</text:p>
      <text:p text:style-name="P172"/>
      <text:p text:style-name="Textbody">In the initial stages of the process model, there was an obvious need to amend parts to better suit the project, as FDD and most methodologies are used within a team whereas in this project it would be applied to an individual.</text:p>
      <text:p text:style-name="Textbody"/>
      <text:p text:style-name="Textbody"><text:span text:style-name="T173">The first stage was creating creating an overall model of the system, which is shown below.</text:span></text:p>
      <text:p text:style-name="P174">Assigning key roles using the methodology is not necessary</text:p>
      <text:h text:style-name="Heading2" text:outline-level="2">Methodology and modifications</text:h>
      <text:p text:style-name="Textbody"/>
      <text:h text:style-name="Heading2" text:outline-level="2">Develop the application model.</text:h>
      <text:p text:style-name="P175">The first stage was an overall model of the application, usually this is<text:s/>referred<text:s/>to as the<text:s/>“Object<text:s/>Model”, but as this projects does not use object orientated methods, this wouldn't suit it well. Another part of the methodology which had to be amended was the formation of a modelling team, as the project is done by one individual rather than a group of people. The agile nature of FDD meant that despite some aspects being overlooked or not planned for in the original model, such as the Tree Structure, it could be added at a later point with ease. As well, having only one individual meant that there were going to be a few parts which were overlooked, and so the process accommodated this well. It also meant that as more understanding was gained about the possibilities and limitations of the project, the model could be refined to suit.</text:p>
      <text:p text:style-name="P176"/>
      <text:h text:style-name="Heading2" text:outline-level="2">Build Features List</text:h>
      <text:p text:style-name="Textbody">From the application model, it was possible to derive the features which would be needed for the application. This was done by<text:s/><office:annotation><dc:creator>Unknown Author</dc:creator><dc:date>2013-04-16T14:04:00</dc:date><text:p text:style-name="Normal"><text:span text:style-name="T177">Ref wiki page</text:span></text:p><text:p text:style-name="Normal"/></office:annotation>splitting the domain up into different areas, <text:s text:c="4"/>in this project each page was used for an area, and under each page a list of features was created.<office:annotation><dc:creator>Unknown Author</dc:creator><dc:date>2013-04-16T14:04:00</dc:date><text:p text:style-name="Normal"><text:span text:style-name="T178">This needs to be in design</text:span></text:p></office:annotation><text:s/>As is consistent with FDD the features should be no more than two weeks in length and if they are they are split up again into smaller parts. Estimating whether a feature could be done within two weeks was difficult as many of the technologies were unknown, and so there was often the need to split features up into smaller parts whilst the development was taking place<text:span text:style-name="CommentReference"><office:annotation><dc:creator>Staff and Students at Aber Uni</dc:creator><dc:date>2013-04-17T11:26:00</dc:date><text:p text:style-name="CommentText">Need features list here?</text:p></office:annotation></text:span>.</text:p>
      <text:p text:style-name="Textbody"/>
      <text:h text:style-name="Heading2" text:outline-level="2"><text:bookmark-start text:name="Plan_by_feature1"/><text:bookmark-end text:name="Plan_by_feature1"/>Plan by feature</text:h>
      <text:p text:style-name="Textbody">The majority of this stage did not fit well with this project as it requires the creation of teams and assigning classes to different personnel, however as there was only one individual, none of this was required. What was required was the development plan, which indicates the order the features are created. This became very flexible as there was only one individual, which meant there was no waiting around for other parts of the design, and it was fully understood which parts had already been completed.<text:s/><office:annotation><dc:creator>Unknown Author</dc:creator><dc:date>2013-04-16T14:04:00</dc:date><text:p text:style-name="Normal"><text:span text:style-name="T179">Dev plan?</text:span></text:p></office:annotation>There was no need to balance the load of different features or put together the planning team as this was impossible.</text:p>
      <text:p text:style-name="Textbody"/>
      <text:h text:style-name="Heading2" text:outline-level="2"><text:bookmark-start text:name="Design_by_feature1"/><text:bookmark-end text:name="Design_by_feature1"/>Design by feature</text:h>
      <text:p text:style-name="Textbody">Once again, there are a number of aspects of this stage which do not suit the individual nature of the project. Firstly the formation of a feature team is not possible, and so there needs to be no discussion as to which parts are needed to be used to create a feature. Also because there is no team, there is no need for the comparison and understanding of different documents which have been produced as everything has been done by one person and so they know everything about the project. During this stage, it becomes clearer what is expected from each feature, and as a result this has a knock on effect to the overall model which needed to be refined each time. This is expected within FDD, and so it is within this stage that the model is expected to be altered, as it would be very rare for a project to not have any changing requirements, or ways of improving the initial design.</text:p>
      <text:p text:style-name="Textbody">The next part of this stage was to create sequence diagrams of the various features of the project. Due to time constraints the diagrams were made a more inclusive than usual, for instance, the pages which contained similar queries could be put under the same sequence diagram. These are<text:s/>displayed in the design part of this document.</text:p>
      <text:p text:style-name="Textbody"/>
      <text:h text:style-name="Heading2" text:outline-level="2"><text:bookmark-start text:name="Build_by_feature1"/><text:bookmark-end text:name="Build_by_feature1"/>Build by feature</text:h>
      <text:p text:style-name="Textbody">The final stage of the methodology was implementing all of the required aspects to achieve the requirements set by the feature list.<text:s/>Because the project didn’t have multiple members, features were<text:s/>not always<text:s/>constructed at the same time, and instead were built in<text:s/>a more chronological approach. However it was still common for spike work to be on<text:s/>going on different features, such as the creation of the parse scripts which often took a few days<text:s/>to<text:s/>run.</text:p>
      <text:p text:style-name="Textbody">The benefit to this approach was that every time a feature was developed,<text:s/>it was able to operate on a standalone basis, or as part of the system. This meant each feature didn’t have a large impact upon other aspects of the system, and so it was easy to build them without having to have much knowledge of the other features. Obviously there needed to be some interactions between the different<text:s/>features,<text:s/>although<text:s/>the most complex this got was connecting to the SPARQL endpoint from the PHP page, which was only one line of code.</text:p>
      <text:p text:style-name="Textbody">Creating a feature is usually a quick task, as mentioned above it should take no more than 2 weeks per feature. During this time there needs to be a way of tracking the current progress made on a feature. In FDD this is done by the use of milestones, and a table looks like this:<text:line-break/></text:p>
      <table:table table:style-name="Table180">
        <table:table-columns>
          <table:table-column table:style-name="TableColumn181"/>
          <table:table-column table:style-name="TableColumn182"/>
          <table:table-column table:style-name="TableColumn183"/>
          <table:table-column table:style-name="TableColumn184"/>
          <table:table-column table:style-name="TableColumn185"/>
          <table:table-column table:style-name="TableColumn186"/>
        </table:table-columns>
        <table:table-row table:style-name="TableRow187">
          <table:table-cell table:style-name="TableCell188">
            <text:p text:style-name="Textbody">Domain Walkthrough</text:p>
          </table:table-cell>
          <table:table-cell table:style-name="TableCell189">
            <text:p text:style-name="Textbody">Design</text:p>
          </table:table-cell>
          <table:table-cell table:style-name="TableCell190">
            <text:p text:style-name="Textbody">Design Inspection</text:p>
          </table:table-cell>
          <table:table-cell table:style-name="TableCell191">
            <text:p text:style-name="Textbody">Code</text:p>
          </table:table-cell>
          <table:table-cell table:style-name="TableCell192">
            <text:p text:style-name="Textbody">Code Inspection</text:p>
          </table:table-cell>
          <table:table-cell table:style-name="TableCell193">
            <text:p text:style-name="Textbody">Promote to build.</text:p>
          </table:table-cell>
        </table:table-row>
        <table:table-row table:style-name="TableRow194">
          <table:table-cell table:style-name="TableCell195">
            <text:p text:style-name="Textbody">1%</text:p>
          </table:table-cell>
          <table:table-cell table:style-name="TableCell196">
            <text:p text:style-name="Textbody">40%</text:p>
          </table:table-cell>
          <table:table-cell table:style-name="TableCell197">
            <text:p text:style-name="Textbody">3%</text:p>
          </table:table-cell>
          <table:table-cell table:style-name="TableCell198">
            <text:p text:style-name="Textbody">45%</text:p>
          </table:table-cell>
          <table:table-cell table:style-name="TableCell199">
            <text:p text:style-name="Textbody">10%</text:p>
          </table:table-cell>
          <table:table-cell table:style-name="TableCell200">
            <text:p text:style-name="Textbody">1%</text:p>
          </table:table-cell>
        </table:table-row>
      </table:table>
      <text:p text:style-name="Textbody"/>
      <text:p text:style-name="Textbody">This table refers to the last two stages of the process, “Design by Features” and “Build by Features”, and the figures used above are consistent with any feature. If a feature has only got half way through the Design stage its overall progress can only be measured at 1%, not 21%. This can be seen as quite a pessimistic way to view progress, but as it is consistent with every single feature on every project, it provides<text:s/>valuable<text:s/>feedback<text:s/>to the project leader who gets an accurate representation of which stages are yet to be completed. Using this, it is also possible to see if a feature will be completed in less than two weeks, or if the feature needs to split up further. Despite this being quite late in the overall process, the agile nature of FDD makes this possible, and often encouraged.<text:s/></text:p>
      <text:p text:style-name="Textbody"/>
      <text:p text:style-name="P201"><text:a xlink:href="http://upload.wikimedia.org/wikipedia/commons/9/99/Fdd_process_diagram.png" office:target-frame-name="_top" xlink:show="replace">http://upload.wikimedia.org/wikipedia/commons/9/99/Fdd_process_diagram.png</text:a></text:p>
      <text:p text:style-name="P202">http://en.wikipedia.org/wiki/Feature-driven_development#Build_feature_list</text:p>
      <text:p text:style-name="P203"/>
      <text:p text:style-name="P204">## insert image here</text:p>
      <text:p text:style-name="P205"/>
      <text:p text:style-name="P206"/>
      <text:p text:style-name="P207">##milestones – http://en.wikipedia.org/wiki/Feature-driven_development#milestones</text:p>
      <text:p text:style-name="P208"/>
      <text:p text:style-name="P209">FDD coloured UML. - do it.</text:p>
      <text:p text:style-name="P210"/>
      <text:p text:style-name="P211">##class ownership will all be myself due to one person. <text:s/>Modification.</text:p>
      <text:p text:style-name="P212">No use of feature teams or delegating responsibilities.</text:p>
      <text:p text:style-name="P213">Regular builds defo.</text:p>
      <text:p text:style-name="P214">Version control yup.</text:p>
      <text:p text:style-name="P215">Profress reporting yep.</text:p>
      <text:p text:style-name="P216"/>
      <text:p text:style-name="P217"><text:span text:style-name="T218">##what model did I settle on</text:span></text:p>
      <text:p text:style-name="Standard">##why - features</text:p>
      <text:p text:style-name="Standard">##why not model x or y</text:p>
      <text:p text:style-name="Standard">##good things about the model</text:p>
      <text:p text:style-name="Standard">##bad things about it</text:p>
      <text:p text:style-name="Standard">##started with waterfall.</text:p>
      <text:p text:style-name="Standard">##realised it was more FDD</text:p>
      <text:p text:style-name="Standard"/>
      <text:list text:style-name="WWNum27" text:continue-numbering="true">
        <text:list-item>
          <text:list>
            <text:list-item>
              <text:p text:style-name="P219"><text:bookmark-start text:name="__RefHeading__495_1464131013"/><text:bookmark-start text:name="_Toc222978595"/><text:bookmark-end text:name="__RefHeading__495_1464131013"/>Impact of the Process Modification<text:bookmark-end text:name="_Toc222978595"/><text:s/></text:p>
            </text:list-item>
          </text:list>
        </text:list-item>
      </text:list>
      <text:p text:style-name="Textbody">The biggest impact on the Process Model was applying it to a project which only had one member. As mentioned numerous times above, this meant a lot of stages had to be adapted and changed, as well as assigning all duties to the one person.<text:s/>The individual will always know everything about the project, e.g what is happening and what needs to happen next, so the overall progress is always understood. As a result, the milestone tables become expendable as it would waste time to constantly be updating and creating tables which would never be read by anybody other than the individual.<text:s/></text:p>
      <text:p text:style-name="Textbody">The individual nature of the project also had an impact on the testing which is usually performed during FDD. Code Reviews, are usually performed by a team who provide feedback on other member’s work and offer feedback and suggestions.<text:s/>As a result none of this could be achieved and it had to be reworked to suit an individual testing on their own.<text:s/></text:p>
      <text:p text:style-name="Textbody">This is also discussed in the Testing section of this document.</text:p>
      <text:soft-page-break/>
      <text:p text:style-name="Standard">Another<text:s/>was adopting the<text:s/>Process<text:s/>Model for use on a Web application, rather than an Object Orientated piece of software.<text:s/><text:s/>This meant that there were no unit tests, and also meant that the<text:s/>Overall<text:s/>Model showed the flow of data and structure of the application rather than the interactions between different classes as this was not applicable in this project.<text:s/><text:s/></text:p>
      <text:p text:style-name="P220"/>
      <text:p text:style-name="P221"/>
      <text:p text:style-name="P222"/>
      <text:p text:style-name="P223">##differences between FDD in groups vs individual</text:p>
      <text:p text:style-name="P224">##how it effected project</text:p>
      <text:p text:style-name="P225">##limitations of individual</text:p>
      <text:p text:style-name="P226">## changes in project design</text:p>
      <text:p text:style-name="P227"/>
      <text:p text:style-name="P228"/>
      <text:p text:style-name="P229"/>
      <text:p text:style-name="P230">You should discuss your choice of implementation tools - programming language, compilers, database management system, program development environment, etc.</text:p>
      <text:p text:style-name="P231"/>
      <text:p text:style-name="P232">Choice of Implementation Tools</text:p>
      <text:p text:style-name="P233"/>
      <text:p text:style-name="P234"/>
      <text:list text:style-name="WWNum27" text:continue-numbering="true">
        <text:list-item>
          <text:p text:style-name="P235"><text:bookmark-start text:name="__RefHeading__497_1464131013"/><text:bookmark-start text:name="_Toc222978596"/><text:bookmark-end text:name="__RefHeading__497_1464131013"/>Design<text:bookmark-end text:name="_Toc192777707"/><text:bookmark-end text:name="_Toc222978596"/></text:p>
        </text:list-item>
      </text:list>
      <text:p text:style-name="P236">Page descriptions - Use case – Scenerios -</text:p>
      <text:p text:style-name="P237">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list text:style-name="WWNum27" text:continue-numbering="true">
        <text:list-item>
          <text:list>
            <text:list-item>
              <text:p text:style-name="P238"><text:bookmark-start text:name="__RefHeading__499_1464131013"/><text:bookmark-start text:name="_Toc222978597"/><text:bookmark-start text:name="_Toc192777708"/><text:bookmark-end text:name="__RefHeading__499_1464131013"/>Overall Architecture<text:bookmark-end text:name="_Toc222978597"/></text:p>
            </text:list-item>
          </text:list>
        </text:list-item>
      </text:list>
      <text:p text:style-name="P239">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240">The design should describe what you expected to do, and might also explain areas that you had to revise after some investigation.</text:p>
      <text:p text:style-name="P241"/>
      <text:p text:style-name="Textbody">The Web application is quite simple in how it operates:</text:p>
      <text:list text:style-name="LFO36" text:continue-numbering="true">
        <text:list-item>
          <text:p text:style-name="P242">A keyword is entered into the HTML form on the web site.</text:p>
        </text:list-item>
        <text:list-item>
          <text:p text:style-name="P243">This variable is then sent via the POST method to the page “diseases.php”.</text:p>
        </text:list-item>
        <text:list-item>
          <text:p text:style-name="P244">Here, the PHP code uses the RAP RDF API library to connect to the SPARQL endpoint Virtuoso.</text:p>
        </text:list-item>
        <text:list-item>
          <text:p text:style-name="P245">The variable is used in the SPARQL query in the diseases.php script.</text:p>
        </text:list-item>
        <text:list-item>
          <text:p text:style-name="P246">The results of this query are displayed on the page.</text:p>
        </text:list-item>
        <text:list-item>
          <text:p text:style-name="P247">The user is then given two choices. View related Genotypes and Diseases, or related Phenotypes.</text:p>
        </text:list-item>
        <text:list-item>
          <text:p text:style-name="P248">If they choose the former, then the variable will be taken from whichever entry was selected, and sent using the GET method, to the edge.php page.</text:p>
        </text:list-item>
        <text:list-item>
          <text:p text:style-name="P249">Here the script operates similarly to the diseases.php script, with a few different filter options in place, and provides a similarity value.</text:p>
        </text:list-item>
        <text:list-item>
          <text:p text:style-name="P250">If they user had chosen the latter option, the variable would be taken from the entry selected and send using the GET method to the ontologyterms.php page.</text:p>
        </text:list-item>
        <text:list-item>
          <text:p text:style-name="P251">Here the script does a similar job as the other scripts, and returns a list of related phenotypes.</text:p>
        </text:list-item>
      </text:list>
      <text:p text:style-name="Standard"/>
      <text:p text:style-name="Textbody">The Tree Structure performs in a different manner, as it uses AJAX to produce the required outputs.</text:p>
      <text:list text:style-name="LFO37" text:continue-numbering="true">
        <text:list-item>
          <text:p text:style-name="P252">When the page loads, the JQuery script gets the first set of children from the treescript.php</text:p>
        </text:list-item>
        <text:list-item>
          <text:p text:style-name="P253">Each time a link is clicked, the JQuery performs the same operation, except this time it sends a variable via GET, and receives the children of that variable.</text:p>
        </text:list-item>
        <text:list-item>
          <text:p text:style-name="P254">If the link is clicked again, the children are contracted.</text:p>
        </text:list-item>
      </text:list>
      <text:p text:style-name="Standard"/>
      <text:h text:style-name="Heading2" text:outline-level="2">Explanation of Model.</text:h>
      <text:p text:style-name="P255"><text:span text:style-name="T256">The model displays a hierarchical view of the application as well as the way information flows between files, which gives an overall understanding of what the application requires.</text:span></text:p>
      <text:p text:style-name="P257"/>
      <text:p text:style-name="P258"/>
      <text:p text:style-name="P259">##overall model.</text:p>
      <text:p text:style-name="Standard"/>
      <text:h text:style-name="Heading2" text:outline-level="2"><text:bookmark-start text:name="_Toc222978598"/><text:soft-page-break/>Detailed Design<text:bookmark-end text:name="_Toc222978598"/><text:span text:style-name="T260"><office:annotation><dc:creator>Staff and Students at Aber Uni</dc:creator><dc:date>2013-04-09T10:30:00</dc:date><text:p text:style-name="Normal">Add screenshots</text:p><text:p text:style-name="Normal"/></office:annotation></text:span></text:h>
      <text:p text:style-name="P261">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Standard"/>
      <text:p text:style-name="Standard">eeeeeeeeeeeeee<office:annotation><dc:creator>Unknown Author</dc:creator><dc:date>2013-04-09T16:33:00</dc:date><text:p text:style-name="Normal"><text:span text:style-name="T262">Flow diagram</text:span></text:p><text:p text:style-name="Normal"/></office:annotation></text:p>
      <text:list text:style-name="WWNum27" text:continue-numbering="true">
        <text:list-item>
          <text:list>
            <text:list-item>
              <text:p text:style-name="P263">Feature List</text:p>
            </text:list-item>
          </text:list>
        </text:list-item>
      </text:list>
      <text:h text:style-name="Heading2" text:outline-level="2">Features list.</text:h>
      <text:p text:style-name="Textbody">Action: Send Form output to diseases.php</text:p>
      <text:p text:style-name="Textbody">Result:</text:p>
      <text:p text:style-name="P264">##rough.</text:p>
      <text:p text:style-name="Standard">Build the features list this is a functional decomposition with each feature expressed in the form</text:p>
      <text:p text:style-name="Standard">&lt;action&gt;&lt;result&gt;&lt;object&gt;</text:p>
      <text:p text:style-name="Standard">Verification: Internal and external assessment</text:p>
      <text:p text:style-name="Standard">Exit: The complete features list</text:p>
      <text:p text:style-name="Standard"/>
      <text:p text:style-name="P265"/>
      <text:p text:style-name="P266">Script which parses data.</text:p>
      <text:p text:style-name="P267">Data management system.</text:p>
      <text:p text:style-name="P268">A web page which searches for all diseases.</text:p>
      <text:p text:style-name="P269">A web page which finds all related diseases.</text:p>
      <text:p text:style-name="P270">A web page which finds all related Phenotypes.</text:p>
      <text:p text:style-name="P271">A web page with tree structure to explore phenotypes.</text:p>
      <text:p text:style-name="P272">A way of contacting the administrators of the page.</text:p>
      <text:p text:style-name="P273"/>
      <text:p text:style-name="Textbody"/>
      <text:list text:style-name="WWNum27" text:continue-numbering="true">
        <text:list-item>
          <text:list>
            <text:list-item>
              <text:p text:style-name="P274"><text:s/>Detailed Design</text:p>
            </text:list-item>
          </text:list>
        </text:list-item>
      </text:list>
      <text:p text:style-name="Textbody">This section lists all files used in the Web Application and discusses their purpose, interactions, and what is happening within the code.</text:p>
      <text:list text:style-name="WWNum27" text:continue-numbering="true">
        <text:list-item>
          <text:list>
            <text:list-item>
              <text:list>
                <text:list-item>
                  <text:p text:style-name="P275">Home Page (index.html)</text:p>
                </text:list-item>
              </text:list>
            </text:list-item>
          </text:list>
        </text:list-item>
      </text:list>
      <text:p text:style-name="Textbody">Index.html is the Home Page for the website, and its initial purpose is to describe the function of the site. It must be easy for the user to find the information they require quickly otherwise the user may get frustrated and leave the website. The homepage aims to answer the following questions:</text:p>
      <text:list text:style-name="LFO38" text:continue-numbering="true">
        <text:list-item>
          <text:p text:style-name="P276">What does our company/organisation do?</text:p>
        </text:list-item>
        <text:list-item>
          <text:p text:style-name="P277">What can users do at our website?</text:p>
        </text:list-item>
        <text:list-item>
          <text:p text:style-name="P278">What is the purpose of the site? [r]<office:annotation><dc:creator>Unknown Author</dc:creator><dc:date>2013-04-09T16:07:00</dc:date><text:p text:style-name="Normal"><text:a xlink:href="http://createmorecustomersblog.com/the-actual-purpose-of-your-homepage/" office:target-frame-name="_top" xlink:show="replace"/><text:span text:style-name="T279">Reference</text:span></text:p><text:p text:style-name="Normal"/></office:annotation><office:annotation><dc:creator>Unknown Author</dc:creator><dc:date>2013-04-09T16:08:00</dc:date><text:p text:style-name="Normal"><text:span text:style-name="T280">Screenshots of eveidence that it does this</text:span></text:p></office:annotation></text:p>
        </text:list-item>
      </text:list>
      <text:p text:style-name="Textbody"/>
      <text:p text:style-name="Textbody">With this page, the user can quickly read the synopsis of the application and understand what it service it provides. If this meets the user's need then it is fairly evident where to start with the Search Query form in the centre of the page. <text:s/>User's can also navigate to other pages of the website using the menu in the top right hand corner.</text:p>
      <text:p text:style-name="Textbody">This page is fairly simple in design and it only uses CSS and HTML to create it the forms and layout, as well as a small amount of Javascript to ensure that the form is not empty. Index.html interacts with all<text:s/>but one page using hyperlinks;<text:s/>the exception is the<text:s/><text:soft-page-break/>relationship with diseases.php. This interaction uses the PHP method of POST<text:s/><office:annotation><dc:creator>Unknown Author</dc:creator><dc:date>2013-04-09T16:30:00</dc:date><text:p text:style-name="Normal"><text:span text:style-name="T281">Explain these?</text:span></text:p></office:annotation>to send the data entered into the form to diseases.php where it is processed.</text:p>
      <text:list text:style-name="WWNum27" text:continue-numbering="true">
        <text:list-item>
          <text:list>
            <text:list-item>
              <text:list>
                <text:list-item>
                  <text:p text:style-name="P282"><text:bookmark-start text:name="__RefHeading__503_1464131013"/><text:bookmark-end text:name="__RefHeading__503_1464131013"/>Diseases.php</text:p>
                </text:list-item>
              </text:list>
            </text:list-item>
          </text:list>
        </text:list-item>
      </text:list>
      <text:p text:style-name="Textbody"/>
      <text:p text:style-name="Textbody">Diseases.php is a bit more complex in design and functionality than the homepage, and is the first page a user will be presented after searching a keyword. The job of this page is to provide the first set of search results to the user. These results are presented in three columns, Disease Name (ID), Explore and Phenotypes Link. Under Disease Name (ID), the results are all of the disease names which matched the keyword provided by the user. Coupled with this is the ID presented as a link so that the user can visit the appropriate Genome website page specific to the disease selected. The Explore column<text:s/><office:annotation><dc:creator>Unknown Author</dc:creator><dc:date>2013-04-09T17:05:00</dc:date><text:p text:style-name="Normal"><text:span text:style-name="T283">Screenshot of this.</text:span></text:p></office:annotation>provides the user with a link to the edge.php page, where they can view diseases related to the one they have selected. Similarly the Phenotypes column enables the user to see all Human and Mammalian Phenotypes related to the disease selected, by interacting with ontologyterms.php. Both of these interactions are done using the GET method in PHP, as it doesn’t need to be secure and it can also allow more experienced users to edit the URL to query for different results without having to look for the link to on they require.</text:p>
      <text:p text:style-name="Textbody">To produce the desired output the page uses a mixture of technologies, HTML, CSS, PHP and SPARQL. When it is first loaded, the page is built using HTML and CSS, it then interacts with index.html and receives a variable using PHP via the POST method. PHP is again used, this time in conjunction with the RAP RDF API library to perform a SPARQL query. The query connects to the endpoint biocrunch.dcs.aber.ac.uk:8890/sparql , where the RDF store has been created and searches the relevant graph<office:annotation><dc:creator>Unknown Author</dc:creator><dc:date>2013-04-09T21:45:00</dc:date><text:p text:style-name="Normal"><text:span text:style-name="T284">Screenshot query? <text:s/>Explain it?</text:span></text:p></office:annotation>. The query then specifically searches for all diseases which have a name, where the name is equal to the variable received from the POST method. All of the results are assigned to PHP variables, and are printed and tidied up using various aspects of PHP functions to produce the table of results.</text:p>
      <text:p text:style-name="Textbody"/>
      <text:h text:style-name="Heading2" text:outline-level="2">Edge.php</text:h>
      <text:p text:style-name="Textbody">Edge.php is very similar to diseases.php in terms of interactions and technologies. It also built using HTML, CSS, PHP and SPARQL, and when it is loaded receives a variable from using the GET method in PHP. This variable however is not limited to where it comes from, and can be sent from either diseases.php or itself. Its purpose however is quite different as it uses the RDF data to find all diseases that are similar to the variable provided.</text:p>
      <text:p text:style-name="Textbody">The table of results has four columns, three of which have the same functionality as they did on the diseases.php page. These are Edge Name(ID) which is identical to the Disease Name (ID) column, and Phenotype Link and Explore. The added column Similarity Value, is the key to making the comparison between all of the stored data possible, as all diseases have a relationship ,however small, and this allows the application to display only the diseases that have a significant relationship.</text:p>
      <text:p text:style-name="Textbody">Overall the whole process of this page is very similar to diseases.php as it uses PHP to connect to the data store and query using SPARQL, the main difference is that there are nine queries performed on this page. All of these queries on the this page are very similar: First they search for all diseases that have a related diseases, a value, and a name. The query then throws away any diseases that are matched to itself, and returns only the diseases that have a similarity value of greater than 0.1. The final step is to filter the results into different categories, e.g OMIM, MGI etc, so that the user can quickly navigate to each different table depending on what they require. This is the only reason there is multiple queries, if the data set was smaller, it might be okay to put all results in the<text:s/><text:soft-page-break/>same table, but it is often the case there the are a lot of results, and this make its easier for the user.</text:p>
      <text:h text:style-name="Heading2" text:outline-level="2">Ontologyterms.php</text:h>
      <text:p text:style-name="Textbody">This page is again very similar to diseases.php and edge.php with regard to the functionality, the difference being the data that has been pulled from the data store. Ontologyterms.php is also built using <text:s/>HTML, CSS, PHP and SPARQL, and receives variable via the GET method in PHP. The purpose of the page differs however, and it's job is to provide all of the related Human and Mammalian phenotypes in relation to the variable that it received.</text:p>
      <text:p text:style-name="Textbody">The table of results differs to the other results pages on the web site quite a lot, with only two columns: Phenotype ID (Inferred Phenotype ID in the table below), and Name. The Phenotype ID is a hyperlink to external sites which provide more information about the selected phenotype, whereas the Name column just provides the common name given to the phenotype. The page only interacts with edge.php to receive the variable, and doesnt pass any data to other pages on the web site.</text:p>
      <text:p text:style-name="Textbody">The process is once again very similar to the other pages as it uses the same techniques to connect to the RDF store and performs queries in the same manner. The page has two queries, and uses the variable sent from edge.php to perform them. The first searches for all of the phenotypes associated with this disease, and the second searches for all of the inferred phenotypes associated with the disease.</text:p>
      <text:p text:style-name="Textbody">The main problem with this page is that it leads to a dead end and the user will either end up outside of the website or have to start a new query. However as the whole purpose of the application is to provide user's with a platform to find the data they require, and to do this they must be passed to an external site which holds more data about the specific element they have chosen to explore.</text:p>
      <text:h text:style-name="Heading2" text:outline-level="2">Tree.html</text:h>
      <text:p text:style-name="Textbody">The overall purpose of the page is to provide a tree structure containing all phenotypes and their children, which can be expanded and contracted at the control of the user. The user can then search all diseases related to the phenotype that they select.</text:p>
      <text:p text:style-name="Textbody">This page is completely contrasting to any other page on the web site in both it's layout and function. The page also uses different technologies, with the use of J-Query to produce dynamic content on the page using AJAX techniques to get the necessary data from treescript.php, along CSS and HTML to build the page. This page heavily relies on treescript.php and the interaction between the two is key to the desired outcome.</text:p>
      <text:h text:style-name="Heading2" text:outline-level="2">Treescript.php</text:h>
      <text:p text:style-name="Textbody">Treescript.php is where the processing is done to make the Tree Structure possible. It runs at the request of tree.html, and uses PHP to produce the HTML that is displayed on tree.html. It also interacts with the mammalian_phenotype.obo file which contains the Ontology of Mammalian Phenotypes.</text:p>
      <text:p text:style-name="Textbody"><text:span text:style-name="T285">If it isn't passed a Phenotype ID in the variable via GET, it uses the Root ID of the whole tree (MP:0000001), to get all of the top level parts of the tree. It then opens the file mammalian_phenotype.obo which contains the full list of Mammalian Phenotypes discovered, formatted in a consistent manner. The script then prints some HTML to the page, and uses the variable to assign an ID in the &lt;div&gt; tag which is essential for the J-Query on tree.html to work. The script searches through the file and finds all entries which have a parent ID which matches the original Phenotype ID given to the script. The script has to use the PHP function <text:s/>'preg_match'<text:s/></text:span><text:span text:style-name="T286"><office:annotation><dc:creator>Unknown Author</dc:creator><dc:date>2013-04-10T16:02:00</dc:date><text:p text:style-name="Normal"><text:span text:style-name="T287">Reference functions?</text:span></text:p></office:annotation></text:span><text:span text:style-name="T288">to find what it is looking for, and then uses explode to split the term up. Two more functions, str_replace and trim() <text:s/>are used on the string before it is ready to be compared with the original variable. The script then prints out all results that match with HTML mark up, and this is what the J-Query uses to produce the tree.</text:span></text:p>
      <text:soft-page-break/>
      <text:h text:style-name="Heading2" text:outline-level="2">Phenotypes.php</text:h>
      <text:p text:style-name="Textbody">This page is the page the user will be sent to after using the search function on the Tree Structure and here they will be presented with a table of results relating to the Phenotype they chose. It is very similar to diseases.php and the table of results is set out in identical fashion with the three column headings Disease name (ID), Explore and Phenotype Link and the perform the same actions as they do on diseases.php. The page also uses the same technologies to build the page HTML, CSS, PHP and SPARQL.</text:p>
      <text:p text:style-name="Textbody">Phenotypes.php interacts with edge.php as well as ontologyterms.php by sending the Disease name (ID) across as a variable via the GET method in PHP, and also interacts with tree.html when receiving the Phenotype ID also via the GET method. The key difference between this page and diseases.php is the variable it receives and this means that the queries need to be done differently.</text:p>
      <text:p text:style-name="Textbody">The SPARQL query on this page searches for all diseases that have an inferred phenotype which matches the ID of the one given from tree.html, and lists all results that satisfy the parameters.</text:p>
      <text:list text:style-name="WWNum27" text:continue-numbering="true">
        <text:list-item>
          <text:list>
            <text:list-item>
              <text:p text:style-name="P289"><text:bookmark-start text:name="__RefHeading__505_1464131013"/><text:bookmark-end text:name="__RefHeading__505_1464131013"/>Web<text:bookmark-start text:name="_Toc222978600"/><text:s/>Interface Design<text:bookmark-end text:name="_Toc222978600"/></text:p>
            </text:list-item>
          </text:list>
        </text:list-item>
      </text:list>
      <text:p text:style-name="Textbody">The main influences for the Web Interface, were from Google and PhenomeBrowser[r]<office:annotation><dc:creator>Unknown Author</dc:creator><dc:date>2013-04-08T16:15:00</dc:date><text:p text:style-name="Normal"><text:span text:style-name="T290">reference</text:span></text:p></office:annotation>, and the main theme was to keep the pages very clean and streamlined. Google has one of the simplest approaches for any website, with only a single form input on its main page. This means that anybody of any ability with computers or the internet, and learn to operate it almost instantly. The results are also displayed in a very consistent manner, with no unnecessary clutter around the edges which focuses the user's attention to the relevant information. Google is also provides a mobile view, which means it works on varying devices, and is tailored for use on mobile view with the reduction of needless CSS and the scaling down of images<text:span text:style-name="CommentReference"><office:annotation><dc:creator>Staff and Students at Aber Uni</dc:creator><dc:date>2013-04-09T11:00:00</dc:date><text:p text:style-name="Normal">mobile view</text:p></office:annotation></text:span>. This helps to optimises performance on less powerful devices increasing the target audience.</text:p>
      <text:p text:style-name="Textbody">The project aims to achieve these desired attributes and the first step was producing a CSS template which would look professional whilst retaining full functionality and remain very lightweight. The simple layout adds to the Web Site’s philosophy of keeping everything simple and streamlined, and this allows the user to concentrate on the work they require with no distractions. All results are produced in a very similar manner across the pages which increase the feeling of consistency and help the user navigate their way around. The results tables are also kept very simple, presenting all data to the user without compromise. The tables also have a ‘hover over<text:span text:style-name="CommentReference"><office:annotation><dc:creator>Staff and Students at Aber Uni</dc:creator><dc:date>2013-04-09T11:30:00</dc:date><text:p text:style-name="Normal">hover over reference</text:p></office:annotation></text:span>’ function for each row, which highlights the whole row when a user moves their mouse cursor over it, and this means that it is very easy to scan across and see all information related to a certain disease<text:span text:style-name="CommentReference"><office:annotation><dc:creator>Staff and Students at Aber Uni</dc:creator><dc:date>2013-04-09T11:31:00</dc:date><text:p text:style-name="Normal">screenshot</text:p></office:annotation></text:span>. There has also been care taken when adding libraries to the web pages, to ensure that there is no unnecessary data being loaded into the page.</text:p>
      <text:p text:style-name="Textbody">From PhenomeBrowser the project has picked up a lot of subtle additions which make the experience very pleasant for the user, such as having a link to the disease next to the result<text:span text:style-name="CommentReference"><office:annotation><dc:creator>Staff and Students at Aber Uni</dc:creator><dc:date>2013-04-09T10:30:00</dc:date><text:p text:style-name="Normal">add screen shots</text:p></office:annotation></text:span>. As well as this the project has included the segregation of results depending on which genome they are form, e.g human, rat, mouse, and provides a very quick and easy way to navigate to and from these results despite the results page often being very large. The Project also mimics PhenomeBrowser by having the ability to start a new query on every page, enabling the user to never need to waste time going back to the start, as well as helping them if they come to a dead end, in terms of no search results.</text:p>
      <text:p text:style-name="Textbody">Additionally the Web Site needed to be similar in design to PhenomeBrowser so that users can be comfortable when switching between the two web sites and this will mean that they have a much better experience.</text:p>
      <text:p text:style-name="Textbody">One design aspect which is not taken from either of these two web pages, is the responsive design of the website. This is achieved by using CSS rules, to determine how big the device’s screen is, and serve the layout appropriately. It means that the page<text:s/><text:soft-page-break/>scales itself appropriately depending on the resolution of the screen to provide optimal viewing experience for the user without restricting content. For example on a laptop the layout’s width is shrunk to minimize horizontal scrolling, and on a smartphone the layout varies dependent on whether the phone is held landscape or portrait<text:span text:style-name="CommentReference"><office:annotation><dc:creator>Staff and Students at Aber Uni</dc:creator><dc:date>2013-04-09T11:51:00</dc:date><text:p text:style-name="Normal">screenshot?</text:p></office:annotation></text:span>.</text:p>
      <text:p text:style-name="Textbody">All of these factors result in a website which is minimalistic in its approach without compromising content or functionality. <text:s/>The web site is uncompromising on any device ranging from a desktop computer to a smartphone allowing a user to receive full functionality and a fast service regardless of their hardware.</text:p>
      <text:p text:style-name="Standard"/>
      <text:p text:style-name="Standard"><text:span text:style-name="T291">In terms of technical ability among users the project needed to ensure that it could be used by people with even the most basic of computer skills, whilst at the same time, it needs to be made in such a way that a skilled user does not find it frustrating. <text:s/>This meant that the process needed to be very self-explanatory, resisting the need for time consuming tutorials which would frustrate skilled users and add no benefit to the experience. As a result of this, it was imperative to keep the search field as simple as possible, and to only require the user to enter a keyword(s). The search field allows the user to enter either a Disease name, Gene name or Genotype name, which neglects the need for multiple forms which could potentially confuse the user. This also means that the user is not required to have any knowledge of the query language, SPARQL, and so the amount of time needed to learn how to use the application is very minimal, and neglects the need for any over the top tutorial. The web site does offer a page with a few example queries should the user feel the need to get help</text:span><text:span text:style-name="CommentReference"><office:annotation><dc:creator>Staff and Students at Aber Uni</dc:creator><dc:date>2013-04-09T12:49:00</dc:date><text:p text:style-name="Normal">More here?</text:p><text:p text:style-name="Normal">Screenshots also</text:p><text:p text:style-name="Normal"/></office:annotation></text:span><text:span text:style-name="T292">.</text:span></text:p>
      <text:p text:style-name="Standard"/>
      <text:p text:style-name="Standard"><text:span text:style-name="T293">##how</text:span></text:p>
      <text:p text:style-name="Standard"><text:span text:style-name="T294">##what</text:span></text:p>
      <text:p text:style-name="Standard"><text:span text:style-name="T295">##where</text:span></text:p>
      <text:p text:style-name="Standard"><text:span text:style-name="T296">##result</text:span></text:p>
      <text:p text:style-name="Standard"/>
      <text:p text:style-name="P297">In terms of area of expertise, the application would mostly be used by people who have an understanding of Biology or a related field. The application would not be much use to somebody who does not share this expertise, and so the terminology that can be used throughout the website can be aimed at this audience. In addition to this, the terminology used needs to be similar to the PhenomeBrowser web site, to enable smooth transitions between the two. As a result there is no need for heavy detail on each result explaining about the terms used which would clutter the page and distract from the important data. It would also frustrate Biologists who would know these terms and they may feel patronised if they are constantly receiving explanations about things.</text:p>
      <text:p text:style-name="Standard"/>
      <text:p text:style-name="Textbody">##web interface design</text:p>
      <text:p text:style-name="Standard">##why</text:p>
      <text:p text:style-name="Standard">##what</text:p>
      <text:p text:style-name="Standard"/>
      <text:h text:style-name="Heading2" text:outline-level="2">Scripts to create the RDF data.</text:h>
      <text:p text:style-name="Textbody">The parsing scripts were an essential part of the project and their purpose was to transform the data into a meaningful RDF format.<office:annotation><dc:creator>Unknown Author</dc:creator><dc:date>2013-04-10T19:39:00</dc:date><text:p text:style-name="Normal"><text:span text:style-name="T298">Consider rewording.</text:span></text:p><text:p text:style-name="Normal"/></office:annotation><text:s/>The programming language used for this was PHP as it is a natural scripting language it suited the task. The scripts have to parse multiple files at once as well as formatting the output into valid RDF files. The files output by the scripts are split into smaller files when they become too large, so that the server can handle them, and to make uploading an easier task.</text:p>
      <text:p text:style-name="Textbody">There are two scripts in total, one has the task of parsing the <text:s/>Genotype.sql, Phenotype.sql, InferredPhenotype.sql and OntologyTerms.sql files, whilst the other parses the much larger Edge.sql file.</text:p>
      <text:soft-page-break/>
      <text:p text:style-name="Textbody">Without these scripts there would be no RDF store for the rest of the project to interact with, and there is nowhere else where the data could have been obtained from. Although the structure isn't too important in RDF so long as the triples are correct, it made it easier to give the data a sensible names which made it easier for the rest of the project, and will make it easier for any outsider who wishes to use the data to understand it quickly.</text:p>
      <text:p text:style-name="Textbody"/>
      <text:h text:style-name="Heading2" text:outline-level="2">RDF Schema</text:h>
      <text:p text:style-name="Textbody"><text:line-break/>During the creation of the parsing scripts, it was found that it would be good practice to create a schema for the RDF data so that the scripts had a something to aim for so that it could be determined if they were working properly. As a result<office:annotation><dc:creator>Unknown Author</dc:creator><dc:date>2013-04-10T20:00:00</dc:date><text:p text:style-name="Normal"><text:span text:style-name="T299">Testing here too.</text:span></text:p><text:p text:style-name="Normal"/></office:annotation><text:s/>a schema was devised for the RDF to follow, and it is explained below:<office:annotation><dc:creator>Unknown Author</dc:creator><dc:date>2013-04-10T20:01:00</dc:date><text:p text:style-name="Normal"><text:span text:style-name="T300">Add schema as pic or?</text:span></text:p><text:p text:style-name="Normal"/></office:annotation></text:p>
      <text:p text:style-name="P301">Note:phenomenet shortened to phe: for description purposes.</text:p>
      <text:p text:style-name="Textbody"><text:span text:style-name="T302"><office:annotation><dc:creator>Unknown Author</dc:creator><dc:date>2013-04-10T20:29:00</dc:date><text:p text:style-name="Normal"><text:a xlink:href="http://www.w3.org/TR/rdf-schema/" office:target-frame-name="_top" xlink:show="replace"><text:span text:style-name="T303">http://www.w3.org/TR/rdf-schema/</text:span></text:a><text:span text:style-name="T304"><text:s text:c="2"/>Used this as guide</text:span></text:p><text:p text:style-name="Normal"/></office:annotation></text:span></text:p>
      <text:p text:style-name="P305">phe:Genotype.</text:p>
      <text:p text:style-name="Textbody">All things described by this class are called Genotypes and are an instance of phe:Genotype.</text:p>
      <text:p text:style-name="Textbody"/>
      <text:p text:style-name="P306">rdf:about.</text:p>
      <text:p text:style-name="Textbody">This is used to refer to the globally known indentifier. For example “<text:a xlink:href="http://phenomebrowser.org/phenomenet/OMIM_187500" office:target-frame-name="_top" xlink:show="replace">http://phenomebrowser.org/phenomenet/OMIM_187500</text:a>”</text:p>
      <text:p text:style-name="Textbody"/>
      <text:p text:style-name="P307">phe:has_url.</text:p>
      <text:p text:style-name="Textbody">phe:has_url is an instance of phe:Genotype that is used to provide a URL of a resource.</text:p>
      <text:p text:style-name="Textbody">A triple of the form:</text:p>
      <text:p text:style-name="Textbody"><text:tab/>G phe:has_url U</text:p>
      <text:p text:style-name="Textbody">This states that G has a URL U.</text:p>
      <text:p text:style-name="Textbody"/>
      <text:p text:style-name="P308">phe:has_name.</text:p>
      <text:p text:style-name="Textbody">phe:has_name is an instance of <text:s/>it's class that provides a human readable name to the resource.<text:span text:style-name="T309"><office:annotation><dc:creator>Unknown Author</dc:creator><dc:date>2013-04-10T21:09:00</dc:date><text:p text:style-name="Normal"><text:span text:style-name="T310">Resource?</text:span></text:p></office:annotation></text:span></text:p>
      <text:p text:style-name="Textbody">A triple of the form:</text:p>
      <text:p text:style-name="Textbody"><text:tab/>C phe:has_name N</text:p>
      <text:p text:style-name="Textbody">This states that C has a human readable name N.</text:p>
      <text:p text:style-name="Textbody"/>
      <text:p text:style-name="P311">phe:has_phenotype.</text:p>
      <text:p text:style-name="Textbody">phe:has_phenotype is an instance of phe:Genotype that provides an identifier in the form of a URL.</text:p>
      <text:p text:style-name="Textbody">A triple of the form:</text:p>
      <text:p text:style-name="Textbody"><text:tab/>G phe:has_phenotype Ph</text:p>
      <text:p text:style-name="Textbody">This states that G has a phenotype with the identifier Ph.</text:p>
      <text:p text:style-name="Textbody"/>
      <text:soft-page-break/>
      <text:p text:style-name="P312">phe:has_inferred_phenotype.</text:p>
      <text:p text:style-name="Textbody">phe:has_inferred_phenotype is an instance of phe:Genotype that provides an identifier in the form of a URL.</text:p>
      <text:p text:style-name="Textbody">A triple of the form:</text:p>
      <text:p text:style-name="Textbody"><text:tab/>G phe:has_inferred_phenotype Ip</text:p>
      <text:p text:style-name="Textbody">This states that G has a phenotype with the identifier Ip.</text:p>
      <text:p text:style-name="Textbody"/>
      <text:p text:style-name="P313">phe:has_edge.</text:p>
      <text:p text:style-name="Textbody">phe:has_edge is an instance of <text:s/>phe:Genotype that states all instances of it are a sub class of <text:s/>phe:Genotype.</text:p>
      <text:p text:style-name="Textbody"/>
      <text:p text:style-name="P314">phe:Edge.</text:p>
      <text:p text:style-name="Textbody">All things described by this class are called Edges and are an instance of phe.Edge.</text:p>
      <text:p text:style-name="Textbody"/>
      <text:p text:style-name="P315">phe:node.</text:p>
      <text:p text:style-name="Textbody">phe:node is an instance of phe:Edge that provides an identifier in the form of a URL.</text:p>
      <text:p text:style-name="Textbody"/>
      <text:p text:style-name="P316">phe:has_value.</text:p>
      <text:p text:style-name="Textbody">phe:has_value is an instance of phe:Edge that provides a human readable representation of the similarity value.</text:p>
      <text:p text:style-name="P317"/>
      <text:p text:style-name="P318">phe:Ont.</text:p>
      <text:p text:style-name="Textbody">All things described by this class are called are an instance of phe.Ont.</text:p>
      <text:p text:style-name="Textbody"/>
      <text:p text:style-name="Textbody">##talk about script.</text:p>
      <text:p text:style-name="Textbody">##what it interacts withholding</text:p>
      <text:p text:style-name="Textbody">##technologies</text:p>
      <text:p text:style-name="Textbody">##what it does. In non techy and in techy – two sections ish.</text:p>
      <text:p text:style-name="Textbody">##why it is nesscery</text:p>
      <text:p text:style-name="Textbody">##how it is ran</text:p>
      <text:p text:style-name="Textbody">##files it interacts with.</text:p>
      <text:h text:style-name="Heading2" text:outline-level="2">Scenario's.</text:h>
      <text:p text:style-name="Textbody">This section shows how User's go about performing each task.</text:p>
      <text:p text:style-name="P319">Scenario 1:</text:p>
      <text:p text:style-name="Standard">This shows how the User will be able to search for a disease and explore the diseases related to their choice before viewing the associated phenotypes.</text:p>
      <text:p text:style-name="Standard">The User submits a keyword and is taken to diseases.php where they are shown a table of diseases which match their query. The user then chooses to explore a disease to find related results which takes the User to edge.php. Here the User is given another table of results, where they choose to view the Phenotypes of a disease and this takes them to ontologyterms.php. Here the User is shown two tables, one with Phenotypes that are directly related to the disease selected and one with Phenotypes that are inferred. If the<text:s/><text:soft-page-break/>User wishes they can select a Phenotype and be taken to an external site with more information.</text:p>
      <text:p text:style-name="Standard"/>
      <text:p text:style-name="Standard"><office:annotation><dc:creator>Unknown Author</dc:creator><dc:date>2013-04-11T10:49:00</dc:date><text:p text:style-name="Normal"><text:span text:style-name="T320">Add screenshots of stages!! Important</text:span></text:p><text:p text:style-name="Normal"/></office:annotation><text:span text:style-name="T321">Scenario 2:</text:span></text:p>
      <text:p text:style-name="Standard">This shows how a User can use the Tree Structure to find diseases related to the phenotype of their choice.</text:p>
      <text:p text:style-name="Standard">The page containing the Tree is accessible from every page via a link in the menu which remains the same throughout the website. The User is then presented with the Tree which loads when the page does. The User then selects a branch they are interested in, and this opens up a new set of branches relating to the clicked link. The User repeats this process until all Child branches are exhausted or they decide to click the Search function. <text:s/>Once clicked the User is passed to phenotypes.php where they are given a table of results which show the diseases that are related to the Phenotype selected.</text:p>
      <text:p text:style-name="Standard"/>
      <text:p text:style-name="Textbody"/>
      <text:list text:style-name="WWNum27" text:continue-numbering="true">
        <text:list-item>
          <text:list>
            <text:list-item>
              <text:p text:style-name="P322"><text:bookmark-start text:name="__RefHeading__507_1464131013"/><text:bookmark-start text:name="_Toc222978601"/><text:bookmark-end text:name="__RefHeading__507_1464131013"/>Other Relevant Sections<text:bookmark-end text:name="_Toc222978601"/></text:p>
            </text:list-item>
          </text:list>
        </text:list-item>
      </text:list>
      <text:p text:style-name="P323">Some example sub-sections may be as follows, but the specific sections are for you to decide .</text:p>
      <text:p text:style-name="P324"/>
      <text:p text:style-name="P325"/>
      <text:h text:style-name="Heading3" text:outline-level="3"><text:bookmark-start text:name="__RefHeading__509_1464131013"/><text:bookmark-start text:name="_Toc222978602"/><text:bookmark-end text:name="__RefHeading__509_1464131013"/>Implementation<text:bookmark-end text:name="_Toc192777708"/><text:bookmark-end text:name="_Toc222978602"/><text:s/>and Problems</text:h>
      <text:p text:style-name="P326"><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327"/>
      <text:p text:style-name="P328">It is more likely that things were more complex than you first thought. In particular, were there any problems or difficulties that you found during implementation that you had to address? Did such problems simply delay you or were they more significant? Your implementation might well be described in the same chapter as Problems (see project website).</text:p>
      <text:p text:style-name="P329">##complexity?</text:p>
      <text:p text:style-name="P330">Coding Implementation.</text:p>
      <text:h text:style-name="Heading2" text:outline-level="2">First steps and CSS</text:h>
      <text:p text:style-name="Standard">The first piece of code written for the Project was the CSS file and the simpler pages such as Index.html and Contact.html. The original CSS was obtained from<text:s/><text:a xlink:href="http://www.os-templates.com/" office:target-frame-name="_top" xlink:show="replace">www.os-templates.com</text:a>,[r]<office:annotation><dc:creator>Unknown Author</dc:creator><dc:date>2013-04-11T12:17:00</dc:date><text:p text:style-name="Normal"><text:span text:style-name="T331">Reference more here</text:span></text:p></office:annotation><text:s/>and has been modified and edited to suit the project’s needs. Using the simpler pages allowed a good basis to ensure that the general aesthetics of the web site were pleasing, before they became too complex to change easily which also allowed for the responsive design aspects to be introduced and perfected.</text:p>
      <text:p text:style-name="Standard">As the site grew in size and complexity, the simple nature of the CSS meant that it only needed to be tweaked at two points. The first was when the web site needed to style the tables and the second was when the Tree Structure was created. In both instances it was quite easy to accommodate in the CSS, and due to the simple nature of the design there wasn't any complex methods needed to be written. The only major addition to the CSS was the use of images to create the branches on the Tree Structure.</text:p>
      <text:p text:style-name="Standard"/>
      <text:h text:style-name="Heading2" text:outline-level="2">Creation of parsing scripts.</text:h>
      <text:p text:style-name="Standard">As discussed in the design section, the parse scripts were an essential part of the project, and took a long time to complete to a satisfactory level. All code was written in PHP for these scripts, and all methods referred to are from the PHP Library. The first step was to create a script which parsed genotype.sql, this was done via the fopen( )<office:annotation><dc:creator>Unknown Author</dc:creator><dc:date>2013-04-11T12:36:00</dc:date><text:p text:style-name="Normal"><text:a xlink:href="http://php.net/manual/en/function.fopen.php" office:target-frame-name="_top" xlink:show="replace"><text:span text:style-name="T332">http://php.net/manual/en/function.fopen.php</text:span></text:a><text:span text:style-name="T333"><text:s/>reference</text:span></text:p></office:annotation><text:s/>method, and to run code for every line of the file by using !feof()<office:annotation><dc:creator>Unknown Author</dc:creator><dc:date>2013-04-11T12:42:00</dc:date><text:p text:style-name="Normal"><text:span text:style-name="T334">http://uk1.php.net/manual/en/function.feof.php</text:span></text:p></office:annotation>, . Each line in the file is then split</text:p>
      <text:p text:style-name="Standard"><text:s/>into an array using the fgets( )<office:annotation><dc:creator>Unknown Author</dc:creator><dc:date>2013-04-11T12:43:00</dc:date><text:p text:style-name="Normal"><text:span text:style-name="T335">http://uk1.php.net/manual/en/function.fgets.php</text:span></text:p><text:p text:style-name="Normal"/></office:annotation><text:s/>and explode( )<text:s/><office:annotation><dc:creator>Unknown Author</dc:creator><dc:date>2013-04-11T12:44:00</dc:date><text:p text:style-name="Normal"><text:span text:style-name="T336">http://uk1.php.net/manual/en/function.explode.php</text:span></text:p></office:annotation>method. Because the genotype.sql file has been formatted in such a way that each piece of information on a line is split up using 'tab', the explode( ) method uses this as it's delimiter to split the line into variables inside of an array. Inside of the While Loop, the same process is done to open and parse the file phenotype.sql, and the variables on each line are obtained in the same fashion as above. For each line in the Phenotypes file, it compares two variables, which are the Disease ID in both files, to see if any match, and if they do it prints a result.</text:p>
      <text:p text:style-name="Standard">At this stage the script created was capable of matching ID's across the two files, and so it was possible to use very similar code across more files to achieve the same result. However upon adding more code the script it became very clear that it was becoming very slow due to the amount of time taken to loop through each file and compare variable ID's. It was going to be very time consuming to run a script which took so long to run, and so it needed to be edited to run faster. The solution was quite simple, and perhaps an oversight when initially breaking down the problem. The script didn't need to compare ID's from each file at all, and in fact it just needed to parse the first line of every file and format the results, and then move onto the second line in each file, this meant the script was much faster at parsing the files.</text:p>
      <text:soft-page-break/>
      <text:p text:style-name="Standard">There was then an issue with memory when running the script on the server, as the script was only writing to the file after everything had been processed. The fix was to simple write to the file as it happened, which meant changing from echo( )<office:annotation><dc:creator>Unknown Author</dc:creator><dc:date>2013-04-11T13:02:00</dc:date><text:p text:style-name="Normal"><text:a xlink:href="http://uk1.php.net/manual/en/function.echo.php" office:target-frame-name="_top" xlink:show="replace"><text:span text:style-name="T337">http://uk1.php.net/manual/en/function.echo.php</text:span></text:a></text:p><text:p text:style-name="Normal"><text:a xlink:href="http://uk1.php.net/manual/en/function.fwrite.php" office:target-frame-name="_top" xlink:show="replace"><text:span text:style-name="T338">http://uk1.php.net/manual/en/function.fwrite.php</text:span></text:a></text:p><text:p text:style-name="Normal"/></office:annotation><text:s/>to fwrite( ). Also the files being read were closed after each line had been read, and then reopened when it was needed again, to make sure that this didn't cause a delay on the script. This was done using fclose( )<office:annotation><dc:creator>Unknown Author</dc:creator><dc:date>2013-04-11T13:05:00</dc:date><text:p text:style-name="Normal"><text:span text:style-name="T339">http://uk1.php.net/manual/en/function.fclose.php</text:span></text:p></office:annotation>, as well as adding a simple counter which told the script which line it needed to access. Even the smallest increase in speed could mean a huge amount due to the size of the data being parsed.<text:line-break/>The next problem with the implementation came with parsing the Edge.sql file. This wasn't due to difficulty in actually performing the parsing of it, but it was a result of how large the output file became and so it needed to be handled on it's own to make things a lot more straightforward. Due to this, the code for parsing the Edge.sql file was removed from the original script and placed in a script of it's own. The script itself differs from the other, as it needs to constantly calculate the size of the file whilst its being created. It does this using the filesize( )<office:annotation><dc:creator>Unknown Author</dc:creator><dc:date>2013-04-11T15:23:00</dc:date><text:p text:style-name="Normal"><text:span text:style-name="T340">http://uk1.php.net/manual/en/function.filesize.php</text:span></text:p></office:annotation><text:s/>method and when the file gets too big it starts writing to a new file. This code was straightforward but there was problems getting it to work as the script was caching the size of the file and not updating it. To resolve this problem the script needed to call the method clearstatcache( )<office:annotation><dc:creator>Unknown Author</dc:creator><dc:date>2013-04-11T15:22:00</dc:date><text:p text:style-name="Normal"><text:span text:style-name="T341">http://uk1.php.net/manual/en/function.clearstatcache.php</text:span></text:p></office:annotation>, which ensures that the cache for the filesize method is cleared so that it is counted properly.</text:p>
      <text:p text:style-name="Standard">In addition to these methods used, there are also some more that are important in the script. Firstly str_replace( )<office:annotation><dc:creator>Unknown Author</dc:creator><dc:date>2013-04-11T15:25:00</dc:date><text:p text:style-name="Normal"><text:span text:style-name="T342">http://uk1.php.net/manual/en/function.</text:span><text:span text:style-name="T343">str_replace.php</text:span></text:p></office:annotation><text:s/>manipulates the string by taking away the colon and replacing it with an underscore, this is needed because otherwise the colon creates problems when it is inserted into URI's. <text:s/>Next the method trim( )<text:s/><office:annotation><dc:creator>Unknown Author</dc:creator><dc:date>2013-04-11T15:25:00</dc:date><text:p text:style-name="Normal"><text:span text:style-name="T344">http://uk1.php.net/manual/en/function.t</text:span><text:span text:style-name="T345">rim.php</text:span></text:p></office:annotation>ensures that the variable has had new line indicators, whitespace and the like removed. The need for this became apparent when code that had been written on a Windows Machine was viewed on a Mac, and the text editor, VI, showed the rogue values. The final method needed was htmlentities( )<office:annotation><dc:creator>Unknown Author</dc:creator><dc:date>2013-04-11T15:36:00</dc:date><text:p text:style-name="Normal"><text:span text:style-name="T346">http://uk1.php.net/manual/en/function.htmlentities.php</text:span></text:p></office:annotation>, as it quickly became clear that many of the names in the data set were unusual, and often contained greater than or less than symbol or other values which interfered with the RDF format, and so this method turns these symbol's into ASCII. values.</text:p>
      <text:p text:style-name="Standard">The final result was two scripts which interact with various files, and output the results into valid RDF format very efficiently, as well as being small in size only 6kb and 2kb.</text:p>
      <text:p text:style-name="Standard"/>
      <text:h text:style-name="Heading2" text:outline-level="2">Query creation.</text:h>
      <text:p text:style-name="Textbody">To implement the correct queries the project took full advantage of Virtuoso's ability to run queries. This meant that there could be a focus on making sure the query was correct, without having to worry about whether other aspects, such as the connection via the web page was working correctly.</text:p>
      <text:p text:style-name="Textbody">The first SPARQL queries ran was done using the command line interface for virtuoso, using the following command:<text:line-break/><text:span text:style-name="T347">sparql select * from &lt;http://biocrunch.dcs.aber.ac.uk:8890/temp/&gt; where {?s ?p ?o};</text:span></text:p>
      <text:p text:style-name="Textbody">As the data hadn't been fully created at this point, there was some test RDF data created so that the queries could be ran against it. In the command above, the query is asking for all triples from the temp folder on the biocrunch sever, which meets the parameters. The question mark before the letter in SPARQL indicates that it is a variable, and so the parameters in this query are asking for any triple that has a Subject, Predicate and an Object, which essentially means every triple.<text:s/><office:annotation><dc:creator>Unknown Author</dc:creator><dc:date>2013-04-11T16:26:00</dc:date><text:p text:style-name="Normal"><text:span text:style-name="T348">Should triple have capital letter</text:span></text:p></office:annotation></text:p>
      <text:p text:style-name="Textbody">After this, it was found to be easier to use the SPARQL query engine on the Virtuoso application rather than the command line. This allowed for better debugging of queries that were invalid, and a better display of the data returned from the query. After becoming more accustomed with SPARQL queries and how they worked, the next stage was to create the queries that would be used on the website. This led to understanding what each page would require and using that knowledge to come up with a suitable soloution. For example, diseases.php would need a query which searched for all Diseases <text:s/><text:soft-page-break/>which had a name that matched the one required. At this stage the project had some level of working functionality and was able to query data from Virtuoso using the created queries. However, for the purpose of this project they needed to be put into a web page, so that they could query the data set from there.<text:s/><text:span text:style-name="T349">Th</text:span><text:span text:style-name="T350"><office:annotation><dc:creator>Unknown Author</dc:creator><dc:date>2013-04-11T16:52:00</dc:date><text:p text:style-name="Normal"><text:span text:style-name="T351">Libraries discuss here or refer to it being discussed later on/before?</text:span></text:p></office:annotation></text:span><text:span text:style-name="T352">is interaction is done using the RAP RDF API library, discussed in more detail later on in this section.</text:span></text:p>
      <text:p text:style-name="Textbody">The next stage was to learn how the queries differ in syntax when they are using the library and how to out put the results found from the query. <text:s/>This led to the creation of a PHP page which performed a simple query:</text:p>
      <text:p text:style-name="P353">select *</text:p>
      <text:p text:style-name="P354">FROM &lt;http://biocrunch.dcs.aber.ac.uk:8890/DAV/complete&gt;</text:p>
      <text:p text:style-name="P355">where {</text:p>
      <text:p text:style-name="P356"><text:s text:c="3"/>?s ?p ?o</text:p>
      <text:p text:style-name="P357"><text:tab/>}”;</text:p>
      <text:p text:style-name="Textbody">As<office:annotation><dc:creator>Unknown Author</dc:creator><dc:date>2013-04-11T18:32:00</dc:date><text:p text:style-name="Normal"><text:span text:style-name="T358">Re write paragraph??</text:span></text:p></office:annotation><text:s/>shown this is very similar to the query that was ran on the command line in the early stages of development. <text:s/>The difference is that this query cannot occur on it's own and uses PHP to enable the execution of it. The first step required is to define and include the library in the page, which uses the define( ) and include( ) methods. The endpoint is assigned to a variable and is stated using the getSparqlClient( ) function from the RAP API RDF library. The whole query is also assigned to a variable, and it's syntax only differs by needing to be inside quotation marks as is standard in PHP. To execute the query, a new ClientQuery( ) method is created and passed to the SPARQL client.</text:p>
      <text:p text:style-name="Textbody">The printing of results requires a foreach( ) loop which goes through all of the results, and each variable used in the query, e.g ?s, is then assigned to a PHP variable so that it can be printed to the page.</text:p>
      <text:p text:style-name="Textbody">Due to the way the data has been stored in the RDF data store to enable a better sanitisation of results there are a number of PHP methods called. Preg_match( )<office:annotation><dc:creator>Unknown Author</dc:creator><dc:date>2013-04-11T18:40:00</dc:date><text:p text:style-name="Normal"><text:span text:style-name="T359">Preg _match reference</text:span></text:p></office:annotation><text:s/>uses regular expressions, and is needed to get the ID of Phenotypes and Genotypes as these are sent as full URI's, and the only part needed to be displayed is the Unique number, e.g OMIM_0000001, which is the last part of the URI. <text:s/>Also needed is str_replace( ) which is used to manipulate the Unique ID's further, as the start of them e.g OMIM is not needed when it is passed to the external website which specifically deals with OMIM diseases.</text:p>
      <text:p text:style-name="Textbody">After this part was working, the next stage was to implement the use of PHP variables within the query. <text:s/>The first method tried was to put the query inside the sprintf( )<office:annotation><dc:creator>Unknown Author</dc:creator><dc:date>2013-04-12T11:05:00</dc:date><text:p text:style-name="Normal"><text:span text:style-name="T360">Sprint f reference</text:span></text:p><text:p text:style-name="Normal"/></office:annotation><text:s/>function, which means part of the query looks like this:<text:line-break/></text:p>
      <text:p text:style-name="P361">SELECT DISTINCT ?s</text:p>
      <text:p text:style-name="P362"><text:span text:style-name="T363"><text:tab/></text:span><text:span text:style-name="T364"><text:tab/>where <text:s text:c="2"/>{ <text:s/>&lt;%s&gt; ?o ?p . }', $searchQuery) ;</text:span><text:span text:style-name="T365"><office:annotation><dc:creator>Unknown Author</dc:creator><dc:date>2013-04-12T11:47:00</dc:date><text:p text:style-name="Normal"><text:span text:style-name="T366">Full query or snippets?</text:span></text:p></office:annotation></text:span></text:p>
      <text:p text:style-name="Textbody"/>
      <text:p text:style-name="Textbody">A problem with this was that the variable was often going to be only one part of the string which it searched, e.g Alzheimer, and the disease names could be Alzheimer Disease, and using this method they would not match. So another method had to be devised in order to find a soloution to this problem. The solution came by using the<text:s/><office:annotation><dc:creator>Unknown Author</dc:creator><dc:date>2013-04-12T11:12:00</dc:date><text:p text:style-name="Normal"><text:span text:style-name="T367">Filter reference.</text:span></text:p></office:annotation>Filter methods in SPARQL, and although this is slower it provides much better results.</text:p>
      <text:p text:style-name="P368"><text:s text:c="4"/>FILTER regex(?dis, '$searchQuery', 'I')</text:p>
      <text:p text:style-name="Textbody">What this does, is assign the PHP variable $searchQuery, to the triple value ?dis. So if they $searchQuery value was 'OMIM_605055', and the query asked for all diseases which have a phenotype. This would translate as, all diseases which have phenotypes limited to all diseases which have the ID <text:s/>OMIM_605055. This is slower as it returns all results before filtering the output of the query.</text:p>
      <text:soft-page-break/>
      <text:p text:style-name="Textbody">The final adjustment to the queries increased the speed by a small margin. Intead of using SPARQL's Filter option, it was discovered that variables from PHP could in fact by put straight into the query. This meant the filtering was done automatically and at the start of the execution, so time isn’t wasted returning all of the results. The speed increase was very noticeable, for instance the results for the page ontologyterms.php was brought down from around 15 seconds, to well under a second. The only page it could not be implemented was on diseases.php as this requires regular expressions to match singular words with whole phrases. The new code is shown below:</text:p>
      <text:p text:style-name="P369">$searchQuery phe:has_inferred_phenotype ?infpheno</text:p>
      <text:h text:style-name="Heading2" text:outline-level="2">Creating the Tree Structure.</text:h>
      <text:p text:style-name="Textbody">The first steps in creating the tree structure was to understand which technologies would be required and which parts would interact with each other. It was obvious that there would be a need for AJAX to create the dynamic content required to produce a tree structure, but additionally all of the processing couldn’t be done on the client side, so there needed to be a script which ran on the server. The script was the first challenge, and to be able to focus solely on this, the AJAX parts of the feature were left out to begin with. This meant the script could be created without having to worry about combining it with the other technologies, as a result the script is written solely in PHP.</text:p>
      <text:p text:style-name="Textbody">To begin with the script was designed to parse the mammalian_phenotype.obo file, and collect the first level of child elements. Knowing the that Root of the ontology was MP:0000001, the script can use this to search for all entries which have a relationship to it. The script then converts the whole contents of mammalian_phenotype.obo into a string using the method file_get_contents( ), and is immediately broken into an array using the explode( ) method, which uses “[Term]” as a delimiter, as it is used in <text:s/>mammalian_phenotype.obo to declare the start of a new entry. The script then prints some HTML to the page, and uses the variable to assign an ID in the &lt;div&gt; tag which is essential for the J-Query on tree.html to work.</text:p>
      <text:p text:style-name="Textbody">The script searches through the file and finds all entries which have a parent ID which matches the original Phenotype ID given to the script. The script has to use the PHP function 'preg_match'<text:s/><office:annotation><dc:creator>Unknown Author</dc:creator><dc:date>2013-04-10T16:02:00</dc:date><text:p text:style-name="Normal"><text:span text:style-name="T370">Reference functions?</text:span></text:p></office:annotation>to find the line in each entry which begin with “is_a”, as this indicates what the parent phenotype is and then uses explode to split the term up. <text:s/>Two more functions, str_replace and trim() <text:s/>are used on the string before it is ready to be compared with the original variable. The script then prints out all results that match with HTML mark up, and this is what the J-Query uses to produce the tree. <text:s/>At this stage the script is functional, and performs all the task required of it. Each time a link is clicked it can use the ID of the clicked link, and send the variable via GET to itself, and the script then runs using a different parent ID, and gets there children. The next stage was running the script via AJAX, so that it would print the HTML dynamically, rather than to a new page each time.</text:p>
      <text:p text:style-name="Textbody">This led to the creation of tree.html, which calls the script when it needs it. <text:s/>The page originally used Javascript, but due to ease of use the language used was changed to J-Query which offered much better support for the task to be completed. The end result was a very quick to load, and responsive tree, which allows a user to quickly navigate their way around it.</text:p>
      <text:p text:style-name="Textbody">When the page loads, the J-Query performs a function which gets the results of treescript.php, and displays it to the user. When a link is clicked, J-Query performs a different function, which gets the ID of the link and passes this using POST to treescript.php. The results from treescript.php are then displayed dynamically below the link that had originally been clicked, <text:s/>J-Query does this by using the ID given to the div tag by treescript.php, to create the effect of a tree structure. If the same link is clicked twice, a J-Query check to see if this link ID has already been clicked, and if it has it removes the child elements, creating the effect of the tree closing. This is done using an array, which stores the various ID's when they are clicked, and when the a link is clicked<text:s/><text:soft-page-break/>in future, it compares it with the strings in the array to see if it has been clicked previously, and if it has, it removes the child elements, as well as removing the ID from array. This gives the impression that the branch is open or closed depending on whether the variable is stored in the array or not. At any time the user can click the “[Search]” link next to a Phenotype, and this will send the Phenotypes ID as a variable to phenotypes.php via the GET method in PHP. Additionally the user can choose to reset the tree by clicking the 'Reset Link' which will return the tree to it's first stage. The tree structure would not be possible without both tree.html and treescript.php, as they work together to provide the final result.</text:p>
      <text:p text:style-name="Textbody">There were a few problems during the creation of the Tree Structure, and most were due to the wrong method being called in J-Query. <text:s/>For instance the subtle difference between .empty( ) and .delete( ) was key, as the former will remove all child elements whereas delete removes everything, so it was a question of ensuring the correct method had been used. Additionally there was a need to give the div tag's an ID so that they could be identified by the J-Query which needs an element to focus on when it is performing the .after( ) or empty( ) function. Without the ID it would effect all occurrences of whichever tag is stated. The ID is unique and so only the elements with that ID will be manipulated.</text:p>
      <text:p text:style-name="Textbody"/>
      <text:p text:style-name="Standard"><text:span text:style-name="T371">Major Implementations</text:span><text:span text:style-name="T372"><office:annotation><dc:creator>Unknown Author</dc:creator><dc:date>2013-04-11T12:04:00</dc:date><text:p text:style-name="Normal"><text:span text:style-name="T373">Reword me</text:span></text:p><text:p text:style-name="Normal"/></office:annotation></text:span><text:span text:style-name="T374">.</text:span></text:p>
      <text:list text:style-name="WWNum27" text:continue-numbering="true">
        <text:list-item>
          <text:list>
            <text:list-item>
              <text:p text:style-name="P375">Initial Stages</text:p>
            </text:list-item>
          </text:list>
        </text:list-item>
      </text:list>
      <text:p text:style-name="Textbody">During the first stages of the project, it was very difficult to gauge an understanding of what the final product would look like. This was mainly due to a lack of knowledge about the project itself, and the technologies involved. As a result a lot of research was needed to be able to fully comprehend what the objective was, as well as understanding the technologies that would be relevant to the project,<office:annotation><dc:creator>Unknown Author</dc:creator><dc:date>2013-04-03T20:08:00</dc:date><text:p text:style-name="Normal"><text:span text:style-name="T376">More about first steps.</text:span></text:p><text:p text:style-name="Normal"/></office:annotation><text:s/>and this was the first step that the project took.</text:p>
      <text:p text:style-name="Textbody">After the background research, a few Mock Ups of what the finished application should look like on a Web Site were created. These were done using a tool called Balsamiq Mockups, and enabled a fast way to provide very rough drawings.</text:p>
      <text:p text:style-name="Textbody">However, it was quickly discovered that it was very difficult to design a layout to present data, when the data wasn’t fully understood. This meant that more time was spent learning about the data the project would be dealing with, and the relationships it held. <text:s/>The result of this better understanding made much of the project a lot easier to implement, especially things like creating the queries as it was clear to see which pieces of data were required. Despite the initial delay it is obvious that the extra time taken at the beginning saved time later on in the project.</text:p>
      <text:list text:style-name="WWNum27" text:continue-numbering="true">
        <text:list-item>
          <text:list>
            <text:list-item>
              <text:p text:style-name="P377">Data Management System.</text:p>
            </text:list-item>
          </text:list>
        </text:list-item>
      </text:list>
      <text:p text:style-name="Textbody">The next step in the project was to set up the data management system. The main choice came between 4Store and Virtuoso, both of which are very well established and powerful applications. This was an important choice to make due to the size of data the project would be accessing, even a marginal increase in resource usage or speed, could have a knock on effect to the application. [r]<office:annotation><dc:creator>Unknown Author</dc:creator><dc:date>2013-04-04T16:07:00</dc:date><text:p text:style-name="Normal"><text:span text:style-name="T378">Performance ref</text:span></text:p><text:p text:style-name="Normal"><text:span text:style-name="T379">http://wifo5-03.informatik.uni-mannheim.de/bizer/berlinsparqlbenchmark/results/V6/index.html</text:span></text:p></office:annotation><text:s/>Virtuoso beats it's competitors in most performance tests according to this article,[r] and as a result, coupled with the huge array of features that it offer it makes it an obvious choice for the project.</text:p>
      <text:p text:style-name="P380">Virtuoso is a very powerful application in its own right, allowing for command line, or</text:p>
      <text:p text:style-name="P381">browser interaction. It incorporates a vast amount of different aspects of common</text:p>
      <text:p text:style-name="P382">database functions, such as Content management and even Mail storage, as well as other</text:p>
      <text:p text:style-name="P383">abilities, into one place thus the “universal” part of the name. The main features related</text:p>
      <text:p text:style-name="P384">to the project, is it's capabilities with being able to hold an RDF store, as well as being</text:p>
      <text:soft-page-break/>
      <text:p text:style-name="P385"><text:span text:style-name="T386">compatible with the SPARQL query language. Using the built in SPARQL query tool, user's can perform simple to complex queries on the data that has been uploaded.</text:span></text:p>
      <text:p text:style-name="P387"><text:span text:style-name="T388">The first problem that was discovered whilst using Virtuoso, was the command line interface. Virtuoso allows users to upload data via command line, which makes it perfect for uploading files from a server without the need to copy them over to a local machine first. <text:s/>However as default Virtuoso only allows a couple of directories to be used, and these include the /tmp on linux machines, and the directory in which Virtuoso is installed, which meant that it was not possible to upload data from the server.</text:span></text:p>
      <text:p text:style-name="P389"><text:span text:style-name="T390">Due to the excellent documentation provided on the Virtuoso web pages, and the Open Source community, a solution was quickly discovered which allowed the user to choose more directories. This didn't cause too much disruption to the project, and looking back it was merely a teething problem when using a new application. There were a few more cases of smaller incidents like this, but after getting used to the application it became quite comfortable to use, and after this it was very simple to upload some of the example data that had been created, and query it using the built in tool. <text:s/></text:span></text:p>
      <text:p text:style-name="P391"><text:span text:style-name="T392">A bigger problem that was encountered using Virtuoso, again came through the command line interface, and this time it was a problem with uploading the data. This is discussed in detail in section X</text:span><text:span text:style-name="T393"><office:annotation><dc:creator>Unknown Author</dc:creator><dc:date>2013-04-04T16:38:00</dc:date><text:p text:style-name="Normal"><text:span text:style-name="T394">Change to appropriate</text:span></text:p></office:annotation></text:span><text:span text:style-name="T395">, as it also includes a number of other factors which are yet to be explained.</text:span></text:p>
      <text:p text:style-name="P396"/>
      <text:list text:style-name="WWNum27" text:continue-numbering="true">
        <text:list-item>
          <text:list>
            <text:list-item>
              <text:p text:style-name="P397"><text:span text:style-name="T398">Creation and uploading of the RDF</text:span></text:p>
            </text:list-item>
          </text:list>
        </text:list-item>
      </text:list>
      <text:p text:style-name="Textbody"><text:span text:style-name="T399">As touched upon above, understanding the data was a very important part to the project, and this is very true when it came to parsing the data given into RDF format. <text:s/>Before creating a script to parse the data, there needed to be an understanding of how the data will look after being parsed. <text:s/>Again this was a case of understanding the objective before being able to write the method which produces the result. This meant that a schema needed to be created, which would help to describe the data, as well as provide a skeleton template which the parse scripts could use to format the RDF properly. <text:s/>The schema needed to be completely correct, as any small error would be replicated thousands of times due to the amount of data being parsed. Consequently this was not the case, but as a precaution only the first one hundred lines from each file being parsed were used so the errors were easy to fix and as a result not very time consuming. The biggest, and most time costly errors came from when the whole data set was put together and uploaded to the Virtuoso data store.</text:span></text:p>
      <text:p text:style-name="P400">Firstly, the creation of the full data set due to it's size, took many hours, for the largest file this was around eight hours, and would create a file that was over five times the size, mainly due to the mark up included in the file as opposed to the stripped nature of the original data. This meant that any time there was a problem with the server or if there was an error with the data created, the whole process would have to be restarted.</text:p>
      <text:p text:style-name="Textbody"><text:span text:style-name="T401">At first there was an issue with the file becoming to large to exist on the server as a single file, as the server didn't have sufficient memory to create it. As a result it had to be parsed into a number of smaller files. This then created the added step of having to knit the files back together once they had been created. This wasn't too difficult in terms of procedure, but it was very time consuming waiting for the process to run. Additionally, because the files were split at intervals dependent on their size there was many cases of RDF statements being cut in half. This meant having to manually fix all the problems, using command line editors such as VI[r]</text:span><text:span text:style-name="T402"><office:annotation><dc:creator>Unknown Author</dc:creator><dc:date>2013-04-05T14:20:00</dc:date><text:p text:style-name="Normal"><text:span text:style-name="T403">Vi reference?</text:span></text:p></office:annotation></text:span><text:span text:style-name="T404">, which wasn't too difficult but again took a long time. Another factor with manually editing the RDF, was that it is a lot more prone to errors by human typing, than when it was being parsed by a script, and this caused problems when uploading the RDF.</text:span></text:p>
      <text:p text:style-name="P405">As mentioned the only way to upload the RDF was through the command line interface provided by Virtuoso. The method of doing so was very straightforward and required just one command, but the issue was regarding the lack of feedback during the upload.<text:s/><text:soft-page-break/>While uploading files that were often well over 20Gb, there was no way of knowing how long the process was expected to take.</text:p>
      <text:p text:style-name="Textbody"><text:span text:style-name="T406">This was probably the worst aspect of Virtuoso that was found during the project, and it hindered the project massively, especially when there was an error in the RDF. <text:s/>When this occurred the command line interface gave no indication that there was a problem and appeared to be processing the upload as normal. However, it would eventually stop and send an error back to the console about what was wrong, this feedback itself was helpful but the time it took to produce this feedback was often lengthy. For example whilst uploading a file that should of taken about 8 hours, the console didn’t return an error for 3 days, and still hadn't before it was terminated manually. Other times it would take longer than expected, only to return an error message regarding Line 1 of the RDF file. This was very time consuming and every time there was an error the whole process had to be restarted as there is no way of determining how much data, if any, had been uploaded, and there was also no way of starting an upload from where the last one failed.<text:s/></text:span><text:span text:style-name="T407"><office:annotation><dc:creator>Unknown Author</dc:creator><dc:date>2013-04-05T16:11:00</dc:date><text:p text:style-name="Normal"><text:span text:style-name="T408">Reflection this part defo improved in future</text:span></text:p></office:annotation></text:span></text:p>
      <text:p text:style-name="P409">The whole process of getting all of the data loaded into the Virtuoso RDF store took place over a period of about two weeks, and as a result further delayed many other aspects of the project taking place. This is because for some functions, namely the comparison of diseases, it required a very complete data set for it to be tested properly. Even before the queries got that complex, it was still difficult to analyse if queries were correct if they were returning no results.</text:p>
      <text:p text:style-name="P410"/>
      <text:p text:style-name="Textbody"><text:span text:style-name="T411">##</text:span><text:bookmark-start text:name="cwos"/><text:span text:style-name="T412">2960</text:span><text:bookmark-end text:name="cwos"/></text:p>
      <text:list text:style-name="WWNum27" text:continue-numbering="true">
        <text:list-item>
          <text:list>
            <text:list-item>
              <text:p text:style-name="P413">Libraries<text:s/><office:annotation><dc:creator>Unknown Author</dc:creator><dc:date>2013-04-04T15:19:00</dc:date><text:p text:style-name="Normal"><text:span text:style-name="T414">Better title?</text:span></text:p><text:p text:style-name="Normal"/></office:annotation></text:p>
            </text:list-item>
          </text:list>
        </text:list-item>
      </text:list>
      <text:p text:style-name="Textbody">The project had a heavy reliance on finding a library which allowed for the interaction between PHP and Virtuoso via SPARQL. After researching a few possibilities the only way of knowing for sure which would be suitable was by implementing the code and testing it. This was one of the first major steps in the project, and so it was important to pick a library that was easy to work with, and provided a lot of support.</text:p>
      <text:p text:style-name="Textbody">The first library used was called LibRDF. <text:s/>One of the main issues with this library was the lack of documentation that it came with, and this meant that it was very difficult to understand the abilities the library had, and whether it suited the projects needs. Despite these apprehensions<text:s/><office:annotation><dc:creator>Unknown Author</dc:creator><dc:date>2013-04-03T20:15:00</dc:date><text:p text:style-name="Normal"><text:span text:style-name="T415">Another way of saying this</text:span></text:p><text:p text:style-name="Normal"/><text:p text:style-name="Normal"><text:span text:style-name="T416">Also references. Librdf and http://blog.literarymachine.net/?p=5</text:span></text:p></office:annotation>we decided that it was worthwhile to try and attempt to use this library, however after spending a few days trying to configure code to our needs, <text:s/>it became increasingly frustrating to have no documentation to look at. In hindsight it was very possible that this library would have been suitable but the time constraints on the project meant that we<office:annotation><dc:creator>Unknown Author</dc:creator><dc:date>2013-04-04T12:53:00</dc:date><text:p text:style-name="Normal"><text:span text:style-name="T417">We?</text:span></text:p></office:annotation><text:s/>could not afford to waste time chasing red herrings and so it was decided that a new direction would be needed to take the project forward.</text:p>
      <text:p text:style-name="Textbody">This led to the discovery of a different library called RAP RDF API 0.96<office:annotation><dc:creator>Unknown Author</dc:creator><dc:date>2013-04-04T13:12:00</dc:date><text:p text:style-name="Normal"><text:span text:style-name="T418">Reference it.</text:span></text:p></office:annotation>. This hugely contrasted to LibRDF, as it had a huge amount of documentation and example code, which made the task of querying the RDF data very straightforward. To make sure that the library was suitable for the project, some example RDF was constructed, and then some very basic queries were tried out to ensure that it worked. [r] Using th<office:annotation><dc:creator>Unknown Author</dc:creator><dc:date>2013-04-03T21:17:00</dc:date><text:p text:style-name="Normal"><text:span text:style-name="T419">Code linked here?</text:span></text:p><text:p text:style-name="Normal"/></office:annotation>e documentation supplied, we<office:annotation><dc:creator>Unknown Author</dc:creator><dc:date>2013-04-03T21:21:00</dc:date><text:p text:style-name="Normal"><text:span text:style-name="T420">We again?</text:span></text:p></office:annotation><text:s/>were able to perform queries locally as well as on the data stored on the server.</text:p>
      <text:p text:style-name="Textbody">The results were very pleasing and we were satisfied with how smooth the queries ran, as well as the flexibility it gave when printing out results. This was important as the results needed to be harnessed and displayed in a controlled way to enable the fulfilment of the projects objectives. Again, the time constraints of the project were factored into the decision, and it was decided that it wouldn’t be logical to search for other possible solutions after finding one that did everything the project needed. It was at this point that we felt safe that this was the correct choice for moving the project forward. <text:s/></text:p>
      <text:p text:style-name="Textbody"/>
      <text:p text:style-name="Textbody"/>
      <text:p text:style-name="P421"/>
      <text:h text:style-name="Heading3" text:outline-level="3"><text:bookmark-start text:name="__RefHeading__511_1464131013"/><text:bookmark-start text:name="_Toc222978603"/><text:bookmark-end text:name="__RefHeading__511_1464131013"/>Testing<text:bookmark-end text:name="_Toc192777712"/><text:bookmark-end text:name="_Toc222978603"/></text:h>
      <text:p text:style-name="P422">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423"/>
      <text:p text:style-name="P424">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425">http://www.featuredrivendevelopment.com/node/550</text:p>
      <text:list text:style-name="WWNum27" text:continue-numbering="true">
        <text:list-item>
          <text:list>
            <text:list-item>
              <text:p text:style-name="P426"><text:bookmark-start text:name="__RefHeading__513_1464131013"/><text:bookmark-start text:name="_Toc222978604"/><text:bookmark-end text:name="__RefHeading__513_1464131013"/><text:span text:style-name="T427">Overall Approach to Testing</text:span><text:bookmark-end text:name="_Toc222978604"/></text:p>
            </text:list-item>
          </text:list>
        </text:list-item>
      </text:list>
      <text:p text:style-name="P428"/>
      <text:p text:style-name="Standard"><text:span text:style-name="T429">Following the Feature Driven Development methodology, testing was performed at the end of the ‘Build by Feature’ stage. This would involve a code review, which helps to fix mistakes that may have crept into development during the previous 4 stages. Despite this, FDD does not have any more guidelines on how to test an application and it is left to interpretation, and as a result the testing can be altered to fit any project, as there is the choice of any testing technique.</text:span></text:p>
      <text:p text:style-name="Standard">Many testing techniques require more than one person to perform, such as pair programming, and so they are not suitable for this project. The testing environment used was quite simple as this was not an object orientated application, so it didn’t allow for unit testing. Therefore PHP was installed locally using an application called EasyPHP which stores all error’s in an error log, as well as turning all possible warnings and error messages were on to provide maximum feedback on any problems with the code.</text:p>
      <text:p text:style-name="Standard"/>
      <text:p text:style-name="Standard"/>
      <text:p text:style-name="P430"/>
      <text:p text:style-name="Standard"><text:span text:style-name="T431">##</text:span>The class is complete when it does what is required and passes the unit tests for it.</text:p>
      <text:p text:style-name="P432"/>
      <text:list text:style-name="WWNum27" text:continue-numbering="true">
        <text:list-item>
          <text:list>
            <text:list-item>
              <text:p text:style-name="P433"><text:bookmark-start text:name="__RefHeading__515_1464131013"/><text:bookmark-start text:name="__RefHeading__517_1464131013"/><text:bookmark-end text:name="__RefHeading__515_1464131013"/><text:bookmark-end text:name="__RefHeading__517_1464131013"/>Feature Testing</text:p>
            </text:list-item>
          </text:list>
        </text:list-item>
      </text:list>
      <text:p text:style-name="P434">Every time a new feature was completed it underwent a routine of various checks, which are noted above. <text:s/></text:p>
      <text:p text:style-name="Standard">Debugging:</text:p>
      <text:p text:style-name="P435">Print Debugging.</text:p>
      <text:p text:style-name="Standard">This involves watching the code run live by using print statements to see what was happening. This used techniques such as ‘echoing’ variables to the page, so it was it was possible to see whether the code was running was doing what was expected and in the correct order. This was essential during the development of the PHP pages which ran queries, e.g diseases.php, as it gave visible feedback which could be used to gain an understanding of a situation. For example during the creation of one page, it was apparent that only one of the variables was being printed out, and the other was failing to do so, this was realised by printing out the variables during the running of the script, and it was soon found that the problem was a variable name not being the same as the one it should be. This was a common problem during development, and being able to use this simple debugging technique meant that it could be identified and fixed very quickly.</text:p>
      <text:p text:style-name="P436">Remote debugging.</text:p>
      <text:p text:style-name="Standard">Remote debugging is where the code is ran on a different machine or server to the one it is being tested on. As a result it is possible to see how the code behaves in the different environment, and to see if anything changes as a result. In this project, to perform remote debugging, the code was transferred from the local environment to the server which would host it in the same fashion. This exposed any problems which had been<text:s/><text:soft-page-break/>hidden during the testing in the local environment. One of these problems was the use of local files, such as libraries, which were not present on the server. Another issue was the use of a local SPARQL endpoint, which had been implemented in the early stages and had simple been forgotten about, this was quickly identified due to the helpful error messages presented by the server.</text:p>
      <text:p text:style-name="Standard"/>
      <text:p text:style-name="P437">Isolated debugging.<text:s/></text:p>
      <text:p text:style-name="Standard">This method is reliant on the identification of a section of bad code, which can be taken out of its current position and tested on its own. This usually means assigning local variables, or hard coding them, as opposed to relying on variables sent from other areas which may be causing the problem themselves. <text:s/>This technique was used during the creation of the parsing scripts, which suffered problems with the parsing of the edge.sql file as it was more complex in comparison to the other parts of the script. By removing the code from the script, it was firstly evident that the rest of the script performed properly which wasn’t possible whilst the broken code was still there. Secondly it meant it was much easier to fix the isolated code as it ran much faster as well as being uninfluenced by external factors. After the code was fixed, it was decided that it would serve better to leave it outside of the main script as it wasn’t quite suited to be mixed with other functions as its own was complex enough. Another aspect of this debugging technique was the use of hard coded variables, which eliminated the reliance on other functions of the system, thus isolating the section from the rest of the code.<text:s/></text:p>
      <text:p text:style-name="Standard"/>
      <text:p text:style-name="P438">Post Mortem Debugging</text:p>
      <text:p text:style-name="Standard">Usually this refers to debugging code after it has crashed or had a fatal error, but in this project it was used to debug code after it had performed an operation regardless of whether it had crashed or not. The main case where this was used was upon the creation of the parsing scripts. When the scripts were ran, they produced no errors, and everything appeared in order, however upon inspecting the RDF which was created using the RDF validator online it showed that the RDF was invalid. This meant that there was a problem with the way the script was outputting the data it was parsing and by using this output the code could be amended and shaped until the output was correct.<text:s/></text:p>
      <text:p text:style-name="Standard">The same technique was also used after the creation of the query pages such as diseases.php, as the output could be analysed to see if it matched the expected input, and if it didn’t the code could be changed until it was operating as expected.</text:p>
      <text:p text:style-name="Standard"/>
      <text:p text:style-name="Standard"/>
      <text:p text:style-name="P439">Code Inspection.</text:p>
      <text:p text:style-name="Standard">When it could be decided that the code was performing all of its duties properly, it was then subject to a number of other testing procedures which assessed the logic and quality of the written code. As mentioned Feature Driven Development is usually used within large project groups, and as a result many of the testing techniques are not possible, or have to be adapted to suit this project. The first process which had to be changed was the Code Review as it requires a meeting amongst the project members as well as assigning different <text:s/>“inspection roles”. As this was not applicable to the project, the code was set aside for a period of time, so that it could be approached from a fresh perspective, and when reviewing the code comments were written alongside the code to describe each stage of the various methods. This is sometimes referred to as “Rubber Duck Debugging<text:span text:style-name="CommentReference"><office:annotation><dc:creator>Staff and Students at Aber Uni</dc:creator><dc:date>2013-04-16T12:13:00</dc:date><text:p text:style-name="Standard">##http://en.wikipedia.org/wiki/Rubber_duck_debugging</text:p><text:p text:style-name="CommentText"/></office:annotation></text:span>” , whereby a programmer talks aloud about the code they have wrote, comparing what it does to what it should do, and the difference becomes obvious. This approach is not as productive as it would be to have a peer review, but in the circumstances it performs admirably and helped to optimise large parts of code. <text:s/>An example of this was when the queries had been created, it became apparent that the query was not selecting a specific graph from the Data Store and as a result was pulling all of the data instead, which meant that the result were producing duplicates as well as incorrect data. This was easily fixed, but without the review it would never have been picked up and the application would have suffered a performance loss.<text:s/></text:p>
      <text:p text:style-name="P440"/>
      <text:list text:style-name="WWNum27" text:continue-numbering="true">
        <text:list-item>
          <text:list>
            <text:list-item>
              <text:p text:style-name="P441"><text:bookmark-start text:name="_Toc222978605"/>Acceptance Testing<text:bookmark-end text:name="_Toc222978605"/></text:p>
            </text:list-item>
          </text:list>
        </text:list-item>
      </text:list>
      <text:p text:style-name="P442">The next stage in testing each feature was to perform acceptance testing, this test to see if the requirements of each feature has been fulfilled or not. This uses the feature list which was built during the second stage of the process model, to provide the ‘yardstick’ for which the success of failure can be measured against. Acceptance testing itself can be split up into further sub categories, however during this project only User Acceptance Testing and Regulation Acceptance Testing were used.<text:s/></text:p>
      <text:p text:style-name="P443">The results of the acceptance testing on the final application can be seen below:</text:p>
      <text:p text:style-name="P444">##test tables.</text:p>
      <text:p text:style-name="P445"/>
      <text:p text:style-name="Standard"/>
      <text:p text:style-name="Standard"/>
      <text:p text:style-name="Standard">##logic errors</text:p>
      <text:p text:style-name="Standard"/>
      <text:p text:style-name="P446">##modifcation not using unit testing –pointless</text:p>
      <text:p text:style-name="P447"/>
      <text:p text:style-name="Textbody"><text:a xlink:href="http://en.wikipedia.org/wiki/Graphical_user_interface_testing#Test_Case_Generation" office:target-frame-name="_top" xlink:show="replace"><text:span text:style-name="T448">http://en.wikipedia.org/wiki/Graphical_user_interface_testing#Test_Case_Generation</text:span></text:a></text:p>
      <text:p text:style-name="Textbody"><text:a xlink:href="http://www.featuredrivendevelopment.com/node/550" office:target-frame-name="_top" xlink:show="replace"><text:span text:style-name="T449">http://www.featuredrivendevelopment.com/node/550</text:span></text:a></text:p>
      <text:p text:style-name="Textbody"><text:a xlink:href="http://en.wikipedia.org/wiki/Rubber_duck_debugging" office:target-frame-name="_top" xlink:show="replace"><text:span text:style-name="T450">http://en.wikipedia.org/wiki/Rubber_duck_debugging</text:span></text:a></text:p>
      <text:p text:style-name="Textbody"><text:a xlink:href="http://en.wikipedia.org/wiki/Software_inspection#The_process" office:target-frame-name="_top" xlink:show="replace"><text:span text:style-name="T451">http://en.wikipedia.org/wiki/Software_inspection#The_process</text:span></text:a></text:p>
      <text:p text:style-name="Textbody"><text:a xlink:href="http://en.wikipedia.org/wiki/Debugging#Typical_debugging_process" office:target-frame-name="_top" xlink:show="replace"><text:span text:style-name="T452">http://en.wikipedia.org/wiki/Debugging#Typical_debugging_process</text:span></text:a></text:p>
      <text:p text:style-name="Textbody"><text:a xlink:href="http://en.wikipedia.org/wiki/Code_review" office:target-frame-name="_top" xlink:show="replace"><text:span text:style-name="T453">http://en.wikipedia.org/wiki/Code_review</text:span></text:a></text:p>
      <text:p text:style-name="P454">http://en.wikipedia.org/wiki/Acceptance_testing</text:p>
      <text:p text:style-name="Standard"/>
      <text:p text:style-name="P455"><text:bookmark-start text:name="__RefHeading__519_1464131013"/><text:bookmark-end text:name="__RefHeading__519_1464131013"/></text:p>
      <text:h text:style-name="P456" text:outline-level="3"><text:bookmark-start text:name="__RefHeading__521_1464131013"/><text:bookmark-start text:name="_Toc222978608"/><text:bookmark-end text:name="__RefHeading__521_1464131013"/>Stress Testing<text:bookmark-end text:name="_Toc222978608"/></text:h>
      <text:p text:style-name="P457">##need to do ?</text:p>
      <text:p text:style-name="P458"><text:bookmark-start text:name="__RefHeading__523_1464131013"/><text:bookmark-end text:name="__RefHeading__523_1464131013"/></text:p>
      <text:list text:style-name="WWNum27" text:continue-numbering="true">
        <text:list-item>
          <text:list>
            <text:list-item>
              <text:p text:style-name="P459"><text:bookmark-start text:name="__RefHeading__525_1464131013"/><text:bookmark-start text:name="_Toc222978610"/><text:bookmark-end text:name="__RefHeading__525_1464131013"/><text:span text:style-name="T460">Integration Testing</text:span><text:bookmark-end text:name="_Toc222978610"/></text:p>
            </text:list-item>
          </text:list>
        </text:list-item>
      </text:list>
      <text:h text:style-name="P461" text:outline-level="3"><text:bookmark-start text:name="_Toc222978607"/></text:h>
      <text:h text:style-name="P462" text:outline-level="3">User Interface Testing<text:bookmark-end text:name="_Toc222978607"/></text:h>
      <text:p text:style-name="P463">Scenarios?</text:p>
      <text:p text:style-name="P464"/>
      <text:list text:style-name="WWNum27" text:continue-numbering="true">
        <text:list-item>
          <text:list>
            <text:list-item>
              <text:p text:style-name="P465"><text:bookmark-start text:name="__RefHeading__527_1464131013"/><text:bookmark-start text:name="_Toc222978611"/><text:bookmark-end text:name="__RefHeading__527_1464131013"/>User Testing<text:bookmark-end text:name="_Toc222978611"/></text:p>
            </text:list-item>
          </text:list>
        </text:list-item>
      </text:list>
      <text:p text:style-name="P466"/>
      <text:p text:style-name="P467"><text:bookmark-start text:name="_Toc192777716"/></text:p>
      <text:h text:style-name="Heading3" text:outline-level="3"><text:bookmark-start text:name="__RefHeading__529_1464131013"/><text:bookmark-start text:name="_Toc222978612"/><text:bookmark-end text:name="__RefHeading__529_1464131013"/>Evaluation<text:bookmark-end text:name="_Toc192777716"/><text:bookmark-end text:name="_Toc222978612"/></text:h>
      <text:p text:style-name="P468">Examiners expect to find in your dissertation a section addressing such questions as:</text:p>
      <text:p text:style-name="P469"/>
      <text:list text:style-name="WWNum8">
        <text:list-item>
          <text:p text:style-name="P470">Were the requirements correctly identified?</text:p>
        </text:list-item>
        <text:list-item>
          <text:p text:style-name="P471">Were the design decisions correct?</text:p>
        </text:list-item>
        <text:list-item>
          <text:p text:style-name="P472">Could a more suitable set of tools have been chosen?</text:p>
        </text:list-item>
        <text:list-item>
          <text:p text:style-name="P473">How well did the software meet the needs of those who were expecting to use it?</text:p>
        </text:list-item>
        <text:list-item>
          <text:p text:style-name="P474">How well were any other project aims achieved?</text:p>
        </text:list-item>
        <text:list-item>
          <text:p text:style-name="P475">If you were starting again, what would you do differently?</text:p>
        </text:list-item>
      </text:list>
      <text:p text:style-name="P476"/>
      <text:p text:style-name="P477">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p>
      <text:p text:style-name="P478"/>
      <text:p text:style-name="P479">There will be good things and room for improvement with any project. As you write this section, identify and discuss the parts of the work that went well and also consider ways in which the work could be improved.</text:p>
      <text:p text:style-name="P480"/>
      <text:p text:style-name="P481">The critical evaluation can sometimes be the weakest aspect of most project dissertations. We will discuss this in a future lecture and there are some additional points raised on the project website.</text:p>
      <text:p text:style-name="P482"/>
      <text:p text:style-name="Standard"/>
      <text:p text:style-name="P483"><text:bookmark-start text:name="_Toc192777717"/></text:p>
      <text:h text:style-name="P484" text:outline-level="1"><text:bookmark-start text:name="__RefHeading__531_1464131013"/><text:bookmark-start text:name="_Toc222978613"/><text:bookmark-end text:name="__RefHeading__531_1464131013"/><text:soft-page-break/>Appendices<text:bookmark-end text:name="_Toc192777717"/><text:bookmark-end text:name="_Toc222978613"/></text:h>
      <text:p text:style-name="Standard"/>
      <text:list text:style-name="WWNum22">
        <text:list-item text:start-value="1">
          <text:p text:style-name="P485"><text:bookmark-start text:name="_Toc222978614"/>Third-Party Code and Libraries<text:bookmark-end text:name="_Toc222978614"/></text:p>
        </text:list-item>
      </text:list>
      <text:p text:style-name="Standard">If you have made use of any third party code or software libraries, i.e. any code that you have not designed and written yourself, then you must include this appendix.</text:p>
      <text:p text:style-name="Standard"/>
      <text:p text:style-name="Standard">As has been said in lectures, it is acceptable and likely that you will make use of third-party code and software libraries. The key requirement is that we understand what is your original work and what work is based on that of other people.</text:p>
      <text:p text:style-name="Standard"/>
      <text:p text:style-name="Standard">Therefore, you need to clearly state what you have used and where the original material can be found. Also, if you have made any changes to the original versions, you must explain what you have changed.</text:p>
      <text:h text:style-name="Heading1" text:outline-level="1"/>
      <text:p text:style-name="P486"/>
      <text:list text:style-name="WWNum22" text:continue-numbering="true">
        <text:list-item>
          <text:p text:style-name="P487"><text:bookmark-start text:name="_Toc222978615"/><text:soft-page-break/>Code Samples<text:bookmark-end text:name="_Toc222978615"/></text:p>
        </text:list-item>
      </text:list>
      <text:p text:style-name="Standard">This is an example appendix. <text:s/>Include as many appendices as you need. The appendices do not count towards the overall word count for the report.</text:p>
      <text:p text:style-name="P488"/>
      <text:p text:style-name="P489"><text:bookmark-start text:name="_Toc192777719"/></text:p>
      <text:h text:style-name="Heading1" text:outline-level="1"><text:bookmark-start text:name="__RefHeading__533_1464131013"/><text:bookmark-start text:name="_Toc222978616"/><text:bookmark-end text:name="__RefHeading__533_1464131013"/>Annotated Bibliography<text:bookmark-end text:name="_Toc192777719"/><text:bookmark-end text:name="_Toc222978616"/></text:h>
      <text:p text:style-name="Standard">This final section should list all relevant resources that you have consulted in researching your project. Each reference should also include a brief annotation.</text:p>
      <text:p text:style-name="Standard"/>
      <text:list text:style-name="WWNum3">
        <text:list-item text:start-value="1">
          <text:p text:style-name="P490"><text:bookmark-start text:name="_Ref180721199"/><text:span text:style-name="T491">Sylvia Duckworth. A picture of a kitten at Hellifield Peel.<text:s/></text:span><text:a xlink:href="http://www.geograph.org.uk/photo/640959" office:target-frame-name="_top" xlink:show="replace">http://www.geograph.org.uk/photo/640959</text:a><text:span text:style-name="T492">, 2007. Copyright Sylvia Duckworth and licensed for reuse under a Creative Commons Attribution-Share Alike 2.0 Generic Licence. Accessed August 2011.</text:span><text:span text:style-name="T493"><text:line-break/></text:span><text:span text:style-name="T494"><text:line-break/>This is my annotation. I should add in a description here.</text:span></text:p>
        </text:list-item>
        <text:list-item>
          <text:p text:style-name="P495"><text:span text:style-name="T496">Mark Neal, Jan Feyereisl, Rosario Rascun</text:span>à,<text:span text:style-name="T497"><text:s/>and Xiaolei Wang. Don’t touch me, I’m fine: Robot autonomy using an artificial innate immune system. In<text:s/></text:span><text:span text:style-name="T498">Proceedings of the 5th International Conference on Artificial Immune Systems</text:span><text:span text:style-name="T499">, pages 349–361. Springer, 2006.</text:span><text:bookmark-end text:name="_Ref180721199"/><text:s text:c="2"/><text:line-break/><text:line-break/>This paper…</text:p>
        </text:list-item>
        <text:list-item>
          <text:p text:style-name="P500"><text:bookmark-start text:name="_Ref180721201"/><text:span text:style-name="T501">W.H. Press et al.<text:s/></text:span><text:span text:style-name="T502">Numerical recipes in C</text:span><text:span text:style-name="T503">. Cambridge University Press Cambridge, 1992.</text:span><text:bookmark-end text:name="_Ref180721201"/><text:span text:style-name="T504"><text:line-break/></text:span><text:span text:style-name="T505"><text:line-break/>This is my annotation. I can add in comments that are in<text:s/></text:span><text:span text:style-name="T506">bold</text:span><text:span text:style-name="T507"><text:s/>and<text:s/></text:span><text:span text:style-name="T508">italics</text:span><text:span text:style-name="T509"><text:s/></text:span><text:span text:style-name="T510">and then further content.</text:span></text:p>
        </text:list-item>
        <text:list-item>
          <text:p text:style-name="P511"><text:bookmark-start text:name="_Ref180722753"/><text:span text:style-name="T512">Various. Fail blog.<text:s/></text:span><text:a xlink:href="http://www.failblog.org/" office:target-frame-name="_top" xlink:show="replace">http://www.failblog.org/</text:a><text:span text:style-name="T513">, August 2011. Accessed August 2011.</text:span><text:bookmark-end text:name="_Ref180722753"/><text:span text:style-name="T514"><text:line-break/></text:span><text:span text:style-name="T515"><text:line-break/>This is my annotation. I should add in a description here.</text:span></text:p>
        </text:list-item>
      </text:list>
      <text:p text:style-name="P51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DejaVu Sans" svg:font-family="DejaVu Sans" style:font-family-generic="swiss" style:font-pitch="variable" svg:panose-1="2 11 6 3 3 8 4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Lucida Grande" svg:font-family="Lucida Grande" style:font-family-generic="roman" style:font-pitch="variable"/>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 svg:font-family="Times" style:font-family-generic="roman" style:font-pitch="variable" svg:panose-1="2 2 6 3 5 4 5 2 3 4"/>
    <style:font-face style:name="Segoe UI" svg:font-family="Segoe UI" style:font-family-generic="swiss" style:font-pitch="variable" svg:panose-1="2 11 5 2 4 2 4 2 2 3"/>
    <style:font-face style:name="Cambria-Italic" svg:font-family="Cambria-Italic" style:font-family-generic="script"/>
    <style:font-face style:name="Latha" svg:font-family="Lath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SimSun"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1666in"/>
      <style:text-properties style:font-name="Calibri" fo:font-weight="bold" style:font-weight-asian="bold" style:font-weight-complex="bold" fo:font-size="16pt" style:font-size-asian="16pt" style:font-size-complex="16pt" fo:hyphenate="false"/>
    </style:style>
    <style:style style:name="Heading2" style:display-name="Heading 2" style:family="paragraph" style:parent-style-name="Standard" style:next-style-name="Textbody" style:default-outline-level="2">
      <style:paragraph-properties fo:keep-with-next="always" fo:keep-together="always" fo:margin-top="0.1388in"/>
      <style:text-properties style:font-name="Calibri" fo:font-weight="bold" style:font-weight-asian="bold" style:font-weight-complex="bold" fo:font-size="13pt" style:font-size-asian="13pt" style:font-size-complex="13pt" fo:hyphenate="false"/>
    </style:style>
    <style:style style:name="Heading3" style:display-name="Heading 3" style:family="paragraph" style:parent-style-name="Standard" style:next-style-name="Textbody" style:default-outline-level="3">
      <style:paragraph-properties fo:keep-with-next="always" fo:keep-together="always" fo:margin-top="0.1388in" fo:margin-left="0.3506in" fo:text-indent="-0.3506in">
        <style:tab-stops/>
      </style:paragraph-properties>
      <style:text-properties style:font-name="Calibri" fo:font-weight="bold" style:font-weight-asian="bold" style:font-weight-complex="bold" fo:hyphenate="false"/>
    </style:style>
    <style:style style:name="Heading4" style:display-name="Heading 4" style:family="paragraph" style:parent-style-name="Standard" style:next-style-name="Textbody" style:default-outline-level="4">
      <style:paragraph-properties fo:keep-with-next="always" fo:keep-together="always" fo:margin-top="0.1388in"/>
      <style:text-properties style:font-name="Calibri" fo:font-weight="bold" style:font-weight-asian="bold" style:font-weight-complex="bold" fo:font-style="italic" style:font-style-asian="italic" style:font-style-complex="italic" fo:color="#4F81BD" fo:hyphenate="false"/>
    </style:style>
    <style:style style:name="Heading5" style:display-name="Heading 5" style:family="paragraph" style:parent-style-name="Standard" style:next-style-name="Textbody" style:default-outline-level="5">
      <style:paragraph-properties fo:keep-with-next="always" fo:keep-together="always" fo:margin-top="0.1388in"/>
      <style:text-properties style:font-name="Calibri" fo:color="#243F60" fo:hyphenate="false"/>
    </style:style>
    <style:style style:name="Heading6" style:display-name="Heading 6" style:family="paragraph" style:parent-style-name="Standard" style:next-style-name="Textbody" style:default-outline-level="6">
      <style:paragraph-properties fo:keep-with-next="always" fo:keep-together="always" fo:margin-top="0.1388in"/>
      <style:text-properties style:font-name="Calibri" fo:font-style="italic" style:font-style-asian="italic" style:font-style-complex="italic" fo:color="#243F60" fo:hyphenate="false"/>
    </style:style>
    <style:style style:name="Heading7" style:display-name="Heading 7" style:family="paragraph" style:parent-style-name="Standard" style:next-style-name="Textbody" style:default-outline-level="7">
      <style:paragraph-properties fo:keep-with-next="always" fo:keep-together="always" fo:margin-top="0.1388in"/>
      <style:text-properties style:font-name="Calibri" fo:font-style="italic" style:font-style-asian="italic" style:font-style-complex="italic" fo:color="#404040" fo:hyphenate="false"/>
    </style:style>
    <style:style style:name="Heading8" style:display-name="Heading 8" style:family="paragraph" style:parent-style-name="Standard" style:next-style-name="Textbody" style:default-outline-level="8">
      <style:paragraph-properties fo:keep-with-next="always" fo:keep-together="always" fo:margin-top="0.1388in"/>
      <style:text-properties style:font-name="Calibri" fo:color="#404040" fo:font-size="10pt" style:font-size-asian="10pt" style:font-size-complex="10pt" fo:hyphenate="false"/>
    </style:style>
    <style:style style:name="Heading9" style:display-name="Heading 9" style:family="paragraph" style:parent-style-name="Standard" style:next-style-name="Textbody" style:default-outline-level="9">
      <style:paragraph-properties fo:keep-with-next="always" fo:keep-together="always" fo:margin-top="0.1388in"/>
      <style:text-properties style:font-name="Calibri"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5" style:display-name="WW_OutlineListStyle_5">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paragraph-properties fo:widows="2" fo:orphans="2"/>
      <style:text-properties fo:font-size="11pt" style:font-size-asian="11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1" style:display-name="Contents 1" style:family="paragraph" style:parent-style-name="Standard">
      <style:paragraph-properties fo:margin-top="0.0833in">
        <style:tab-stops>
          <style:tab-stop style:type="right" style:leader-style="dotted" style:leader-text="." style:position="6.693in"/>
        </style:tab-stops>
      </style:paragraph-properties>
      <style:text-properties fo:font-weight="bold" style:font-weight-asian="bold" fo:text-transform="uppercase" style:font-size-complex="11pt" fo:hyphenate="false"/>
    </style:style>
    <style:style style:name="Contents2" style:display-name="Contents 2" style:family="paragraph" style:parent-style-name="Standard">
      <style:paragraph-properties fo:margin-left="0.1527in">
        <style:tab-stops>
          <style:tab-stop style:type="right" style:leader-style="dotted" style:leader-text="." style:position="6.4965in"/>
        </style:tab-stops>
      </style:paragraph-properties>
      <style:text-properties fo:font-variant="small-caps" style:font-size-complex="11pt" fo:hyphenate="false"/>
    </style:style>
    <style:style style:name="Contents3" style:display-name="Contents 3" style:family="paragraph" style:parent-style-name="Standard">
      <style:paragraph-properties fo:margin-left="0.3055in">
        <style:tab-stops>
          <style:tab-stop style:type="right" style:leader-style="dotted" style:leader-text="." style:position="6.3in"/>
        </style:tab-stops>
      </style:paragraph-properties>
      <style:text-properties fo:font-style="italic" style:font-style-asian="italic" style:font-size-complex="11pt" fo:hyphenate="false"/>
    </style:style>
    <style:style style:name="Contents4" style:display-name="Contents 4" style:family="paragraph" style:parent-style-name="Standard">
      <style:paragraph-properties fo:margin-left="0.4583in">
        <style:tab-stops>
          <style:tab-stop style:type="right" style:leader-style="dotted" style:leader-text="." style:position="6.1034in"/>
        </style:tab-stops>
      </style:paragraph-properties>
      <style:text-properties fo:font-size="9pt" style:font-size-asian="9pt" style:font-size-complex="9pt" fo:hyphenate="false"/>
    </style:style>
    <style:style style:name="Contents5" style:display-name="Contents 5" style:family="paragraph" style:parent-style-name="Standard">
      <style:paragraph-properties fo:margin-left="0.6111in">
        <style:tab-stops>
          <style:tab-stop style:type="right" style:leader-style="dotted" style:leader-text="." style:position="5.9069in"/>
        </style:tab-stops>
      </style:paragraph-properties>
      <style:text-properties fo:font-size="9pt" style:font-size-asian="9pt" style:font-size-complex="9pt" fo:hyphenate="false"/>
    </style:style>
    <style:style style:name="Contents6" style:display-name="Contents 6" style:family="paragraph" style:parent-style-name="Standard">
      <style:paragraph-properties fo:margin-left="0.7638in">
        <style:tab-stops>
          <style:tab-stop style:type="right" style:leader-style="dotted" style:leader-text="." style:position="5.7104in"/>
        </style:tab-stops>
      </style:paragraph-properties>
      <style:text-properties fo:font-size="9pt" style:font-size-asian="9pt" style:font-size-complex="9pt" fo:hyphenate="false"/>
    </style:style>
    <style:style style:name="Contents7" style:display-name="Contents 7" style:family="paragraph" style:parent-style-name="Standard">
      <style:paragraph-properties fo:margin-left="0.9166in">
        <style:tab-stops>
          <style:tab-stop style:type="right" style:leader-style="dotted" style:leader-text="." style:position="5.5138in"/>
        </style:tab-stops>
      </style:paragraph-properties>
      <style:text-properties fo:font-size="9pt" style:font-size-asian="9pt" style:font-size-complex="9pt" fo:hyphenate="false"/>
    </style:style>
    <style:style style:name="Contents8" style:display-name="Contents 8" style:family="paragraph" style:parent-style-name="Standard">
      <style:paragraph-properties fo:margin-left="1.0694in">
        <style:tab-stops>
          <style:tab-stop style:type="right" style:leader-style="dotted" style:leader-text="." style:position="5.3173in"/>
        </style:tab-stops>
      </style:paragraph-properties>
      <style:text-properties fo:font-size="9pt" style:font-size-asian="9pt" style:font-size-complex="9pt" fo:hyphenate="false"/>
    </style:style>
    <style:style style:name="Contents9" style:display-name="Contents 9" style:family="paragraph" style:parent-style-name="Standard">
      <style:paragraph-properties fo:margin-left="1.2222in">
        <style:tab-stops>
          <style:tab-stop style:type="right" style:leader-style="dotted" style:leader-text="." style:position="5.1208in"/>
        </style:tab-stops>
      </style:paragraph-properties>
      <style:text-properties fo:font-size="9pt" style:font-size-asian="9pt" style:font-size-complex="9pt" fo:hyphenate="false"/>
    </style:style>
    <style:style style:name="CommentText" style:display-name="Comment Text" style:family="paragraph" style:parent-style-name="Standard">
      <style:text-properties fo:font-size="12pt" style:font-size-asian="12pt" fo:hyphenate="false"/>
    </style:style>
    <style:style style:name="CommentSubject" style:display-name="Comment Subject" style:family="paragraph" style:parent-style-name="CommentText">
      <style:text-properties fo:font-weight="bold" style:font-weight-asian="bold" style:font-weight-complex="bold" fo:font-size="10pt" style:font-size-asian="10pt" style:font-size-complex="10pt" fo:hyphenate="false"/>
    </style:style>
    <style:style style:name="BalloonText" style:display-name="Balloon Text" style:family="paragraph" style:parent-style-name="Standard">
      <style:text-properties style:font-name="Lucida Grande" fo:font-size="9pt" style:font-size-asian="9pt" style:font-size-complex="9pt" fo:hyphenate="false"/>
    </style:style>
    <style:style style:name="AppendixSection" style:display-name="AppendixSection" style:family="paragraph" style:parent-style-name="Heading2" style:list-style-name="WWNum22" style:default-outline-level="2">
      <style:paragraph-properties fo:margin-top="0in" fo:margin-left="0.2958in" fo:text-indent="-0.3in">
        <style:tab-stops>
          <style:tab-stop style:type="left" style:position="0.25in"/>
        </style:tab-stops>
      </style:paragraph-properties>
      <style:text-properties fo:hyphenate="false"/>
    </style:style>
    <style:style style:name="Objectwitharrow" style:display-name="Object with arrow" style:family="paragraph" style:parent-style-name="Standard">
      <style:text-properties fo:hyphenate="false"/>
    </style:style>
    <style:style style:name="Objectwithshadow" style:display-name="Object with shadow" style:family="paragraph" style:parent-style-name="Standard">
      <style:text-properties fo:hyphenate="false"/>
    </style:style>
    <style:style style:name="Objectwithoutfill" style:display-name="Object without fill" style:family="paragraph" style:parent-style-name="Standard">
      <style:text-properties fo:hyphenate="false"/>
    </style:style>
    <style:style style:name="Text" style:display-name="Text" style:family="paragraph" style:parent-style-name="Caption">
      <style:text-properties fo:hyphenate="false"/>
    </style:style>
    <style:style style:name="Textbodyjustified" style:display-name="Text body justified" style:family="paragraph" style:parent-style-name="Standard">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Title1" style:display-name="Title1" style:family="paragraph" style:parent-style-name="Standard">
      <style:paragraph-properties fo:text-align="center"/>
      <style:text-properties fo:hyphenate="false"/>
    </style:style>
    <style:style style:name="Title2" style:display-name="Title2" style:family="paragraph" style:parent-style-name="Standard">
      <style:paragraph-properties fo:text-align="center" fo:margin-top="0.0395in" fo:margin-bottom="0.0395in" fo:margin-right="0.0784in"/>
      <style:text-properties fo:hyphenate="false"/>
    </style:style>
    <style:style style:name="WW-Heading" style:display-name="WW-Heading" style:family="paragraph" style:parent-style-name="Standard">
      <style:paragraph-properties fo:margin-top="0.1652in" fo:margin-bottom="0.0826in"/>
      <style:text-properties fo:hyphenate="false"/>
    </style:style>
    <style:style style:name="Heading10" style:display-name="Heading1" style:family="paragraph" style:parent-style-name="Standard">
      <style:paragraph-properties fo:margin-top="0.1652in" fo:margin-bottom="0.0826in"/>
      <style:text-properties fo:hyphenate="false"/>
    </style:style>
    <style:style style:name="Heading20" style:display-name="Heading2" style:family="paragraph" style:parent-style-name="Standard">
      <style:paragraph-properties fo:margin-top="0.1652in" fo:margin-bottom="0.0826in"/>
      <style:text-properties fo:hyphenate="false"/>
    </style:style>
    <style:style style:name="DimensionLine" style:display-name="Dimension Line" style:family="paragraph" style:parent-style-name="Standard">
      <style:text-properties fo:hyphenate="false"/>
    </style:style>
    <style:style style:name="DefaultLTGliederung1" style:display-name="Default~LT~Gliederung 1" style:family="paragraph">
      <style:paragraph-properties style:text-autospace="none" fo:margin-top="0.1111in">
        <style:tab-stops>
          <style:tab-stop style:type="left" style:position="0.625in"/>
          <style:tab-stop style:type="left" style:position="1.625in"/>
          <style:tab-stop style:type="left" style:position="2.625in"/>
          <style:tab-stop style:type="left" style:position="3.625in"/>
          <style:tab-stop style:type="left" style:position="4.625in"/>
          <style:tab-stop style:type="left" style:position="5.625in"/>
          <style:tab-stop style:type="left" style:position="6.625in"/>
          <style:tab-stop style:type="left" style:position="7.625in"/>
          <style:tab-stop style:type="left" style:position="8.625in"/>
          <style:tab-stop style:type="left" style:position="9.625in"/>
          <style:tab-stop style:type="left" style:position="10.625in"/>
        </style:tab-stops>
      </style:paragraph-properties>
      <style:text-properties style:font-name="Mangal" style:font-name-asian="Mangal" style:font-name-complex="Mangal" fo:color="#000000" fo:font-size="32pt" style:font-size-asian="32pt" style:font-size-complex="32pt" fo:hyphenate="true"/>
    </style:style>
    <style:style style:name="DefaultLTGliederung2" style:display-name="Default~LT~Gliederung 2" style:family="paragraph" style:parent-style-name="DefaultLTGliederung1">
      <style:paragraph-properties fo:margin-top="0.0965in">
        <style:tab-stops>
          <style:tab-stop style:type="left" style:position="0.1875in"/>
          <style:tab-stop style:type="left" style:position="1.1875in"/>
          <style:tab-stop style:type="left" style:position="2.1875in"/>
          <style:tab-stop style:type="left" style:position="3.1875in"/>
          <style:tab-stop style:type="left" style:position="4.1875in"/>
          <style:tab-stop style:type="left" style:position="5.1875in"/>
          <style:tab-stop style:type="left" style:position="6.1875in"/>
          <style:tab-stop style:type="left" style:position="7.1875in"/>
          <style:tab-stop style:type="left" style:position="8.1875in"/>
          <style:tab-stop style:type="left" style:position="9.1875in"/>
          <style:tab-stop style:type="left" style:position="10.1875in"/>
        </style:tab-stops>
      </style:paragraph-properties>
      <style:text-properties fo:font-size="28pt" style:font-size-asian="28pt" style:font-size-complex="28pt" fo:hyphenate="true"/>
    </style:style>
    <style:style style:name="DefaultLTGliederung3" style:display-name="Default~LT~Gliederung 3" style:family="paragraph" style:parent-style-name="DefaultLTGliederung2">
      <style:paragraph-properties fo:margin-top="0.0833in">
        <style:tab-stops>
          <style:tab-stop style:type="left" style:position="0.75in"/>
          <style:tab-stop style:type="left" style:position="1.75in"/>
          <style:tab-stop style:type="left" style:position="2.75in"/>
          <style:tab-stop style:type="left" style:position="3.75in"/>
          <style:tab-stop style:type="left" style:position="4.75in"/>
          <style:tab-stop style:type="left" style:position="5.75in"/>
          <style:tab-stop style:type="left" style:position="6.75in"/>
          <style:tab-stop style:type="left" style:position="7.75in"/>
          <style:tab-stop style:type="left" style:position="8.75in"/>
          <style:tab-stop style:type="left" style:position="9.75in"/>
        </style:tab-stops>
      </style:paragraph-properties>
      <style:text-properties fo:font-size="24pt" style:font-size-asian="24pt" style:font-size-complex="24pt" fo:hyphenate="true"/>
    </style:style>
    <style:style style:name="DefaultLTGliederung4" style:display-name="Default~LT~Gliederung 4" style:family="paragraph" style:parent-style-name="DefaultLTGliederung3">
      <style:paragraph-properties fo:margin-top="0.0694in">
        <style:tab-stops>
          <style:tab-stop style:type="left" style:position="0.25in"/>
          <style:tab-stop style:type="left" style:position="1.25in"/>
          <style:tab-stop style:type="left" style:position="2.25in"/>
          <style:tab-stop style:type="left" style:position="3.25in"/>
          <style:tab-stop style:type="left" style:position="4.25in"/>
          <style:tab-stop style:type="left" style:position="5.25in"/>
          <style:tab-stop style:type="left" style:position="6.25in"/>
          <style:tab-stop style:type="left" style:position="7.25in"/>
          <style:tab-stop style:type="left" style:position="8.25in"/>
          <style:tab-stop style:type="left" style:position="9.25in"/>
        </style:tab-stops>
      </style:paragraph-properties>
      <style:text-properties fo:font-size="20pt" style:font-size-asian="20pt" style:font-size-complex="20pt" fo:hyphenate="true"/>
    </style:style>
    <style:style style:name="DefaultLTGliederung5" style:display-name="Default~LT~Gliederung 5" style:family="paragraph" style:parent-style-name="DefaultLTGliederung4">
      <style:paragraph-properties>
        <style:tab-stops>
          <style:tab-stop style:type="left" style:position="0.75in"/>
          <style:tab-stop style:type="left" style:position="1.75in"/>
          <style:tab-stop style:type="left" style:position="2.75in"/>
          <style:tab-stop style:type="left" style:position="3.75in"/>
          <style:tab-stop style:type="left" style:position="4.75in"/>
          <style:tab-stop style:type="left" style:position="5.75in"/>
          <style:tab-stop style:type="left" style:position="6.75in"/>
          <style:tab-stop style:type="left" style:position="7.75in"/>
          <style:tab-stop style:type="left" style:position="8.75in"/>
        </style:tab-stops>
      </style:paragraph-properties>
      <style:text-properties fo:hyphenate="true"/>
    </style:style>
    <style:style style:name="DefaultLTGliederung6" style:display-name="Default~LT~Gliederung 6" style:family="paragraph" style:parent-style-name="DefaultLTGliederung5">
      <style:text-properties fo:hyphenate="true"/>
    </style:style>
    <style:style style:name="DefaultLTGliederung7" style:display-name="Default~LT~Gliederung 7" style:family="paragraph" style:parent-style-name="DefaultLTGliederung6">
      <style:text-properties fo:hyphenate="true"/>
    </style:style>
    <style:style style:name="DefaultLTGliederung8" style:display-name="Default~LT~Gliederung 8" style:family="paragraph" style:parent-style-name="DefaultLTGliederung7">
      <style:text-properties fo:hyphenate="true"/>
    </style:style>
    <style:style style:name="DefaultLTGliederung9" style:display-name="Default~LT~Gliederung 9" style:family="paragraph" style:parent-style-name="DefaultLTGliederung8">
      <style:text-properties fo:hyphenate="true"/>
    </style:style>
    <style:style style:name="DefaultLTTitel" style:display-name="Default~LT~Titel" style:family="paragraph">
      <style:paragraph-properties style:text-autospace="none" fo:text-align="center">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Mangal" style:font-name-asian="Mangal" style:font-name-complex="Mangal" fo:color="#000000" fo:font-size="44pt" style:font-size-asian="44pt" style:font-size-complex="44pt" fo:hyphenate="true"/>
    </style:style>
    <style:style style:name="DefaultLTUntertitel" style:display-name="Default~LT~Untertitel" style:family="paragraph">
      <style:paragraph-properties style:text-autospace="none" fo:text-align="center" fo:margin-top="0.1111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Mangal" style:font-name-asian="Mangal" style:font-name-complex="Mangal" fo:color="#000000" fo:font-size="32pt" style:font-size-asian="32pt" style:font-size-complex="32pt" fo:hyphenate="true"/>
    </style:style>
    <style:style style:name="DefaultLTNotizen" style:display-name="Default~LT~Notizen" style:family="paragraph">
      <style:paragraph-properties style:text-autospace="none" fo:margin-top="0.0625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Mangal" style:font-name-asian="Mangal" style:font-name-complex="Mangal" fo:color="#000000" fo:font-size="12pt" style:font-size-asian="12pt" style:font-size-complex="12pt" fo:hyphenate="true"/>
    </style:style>
    <style:style style:name="DefaultLTHintergrundobjekte" style:display-name="Default~LT~Hintergrundobjekte" style:family="paragraph">
      <style:paragraph-properties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imes New Roman" style:font-name-asian="Times New Roman" style:font-name-complex="Times New Roman" fo:color="#000000" fo:font-size="24pt" style:font-size-asian="24pt" style:font-size-complex="24pt" fo:hyphenate="true"/>
    </style:style>
    <style:style style:name="DefaultLTHintergrund" style:display-name="Default~LT~Hintergrund" style:family="paragraph">
      <style:paragraph-properties style:text-autospace="none" fo:text-align="center"/>
      <style:text-properties fo:hyphenate="true"/>
    </style:style>
    <style:style style:name="default" style:display-name="default" style:family="paragraph">
      <style:paragraph-properties style:text-autospace="none" style:line-height-at-least="0.1388in"/>
      <style:text-properties style:font-name="Mangal" style:font-name-asian="Mangal" style:font-name-complex="Mangal" fo:font-size="18pt" style:font-size-asian="18pt" style:font-size-complex="18pt" fo:hyphenate="true"/>
    </style:style>
    <style:style style:name="gray1" style:display-name="gray1" style:family="paragraph" style:parent-style-name="default">
      <style:text-properties fo:hyphenate="true"/>
    </style:style>
    <style:style style:name="gray2" style:display-name="gray2" style:family="paragraph" style:parent-style-name="default">
      <style:text-properties fo:hyphenate="true"/>
    </style:style>
    <style:style style:name="gray3" style:display-name="gray3" style:family="paragraph" style:parent-style-name="default">
      <style:text-properties fo:hyphenate="true"/>
    </style:style>
    <style:style style:name="bw1" style:display-name="bw1" style:family="paragraph" style:parent-style-name="default">
      <style:text-properties fo:hyphenate="true"/>
    </style:style>
    <style:style style:name="bw2" style:display-name="bw2" style:family="paragraph" style:parent-style-name="default">
      <style:text-properties fo:hyphenate="true"/>
    </style:style>
    <style:style style:name="bw3" style:display-name="bw3" style:family="paragraph" style:parent-style-name="default">
      <style:text-properties fo:hyphenate="true"/>
    </style:style>
    <style:style style:name="orange1" style:display-name="orange1" style:family="paragraph" style:parent-style-name="default">
      <style:text-properties fo:hyphenate="true"/>
    </style:style>
    <style:style style:name="orange2" style:display-name="orange2" style:family="paragraph" style:parent-style-name="default">
      <style:text-properties fo:hyphenate="true"/>
    </style:style>
    <style:style style:name="orange3" style:display-name="orange3" style:family="paragraph" style:parent-style-name="default">
      <style:text-properties fo:hyphenate="true"/>
    </style:style>
    <style:style style:name="turquise1" style:display-name="turquise1" style:family="paragraph" style:parent-style-name="default">
      <style:text-properties fo:hyphenate="true"/>
    </style:style>
    <style:style style:name="turquise2" style:display-name="turquise2" style:family="paragraph" style:parent-style-name="default">
      <style:text-properties fo:hyphenate="true"/>
    </style:style>
    <style:style style:name="turquise3" style:display-name="turquise3" style:family="paragraph" style:parent-style-name="default">
      <style:text-properties fo:hyphenate="true"/>
    </style:style>
    <style:style style:name="blue1" style:display-name="blue1" style:family="paragraph" style:parent-style-name="default">
      <style:text-properties fo:hyphenate="true"/>
    </style:style>
    <style:style style:name="blue2" style:display-name="blue2" style:family="paragraph" style:parent-style-name="default">
      <style:text-properties fo:hyphenate="true"/>
    </style:style>
    <style:style style:name="blue3" style:display-name="blue3" style:family="paragraph" style:parent-style-name="default">
      <style:text-properties fo:hyphenate="true"/>
    </style:style>
    <style:style style:name="sun1" style:display-name="sun1" style:family="paragraph" style:parent-style-name="default">
      <style:text-properties fo:hyphenate="true"/>
    </style:style>
    <style:style style:name="sun2" style:display-name="sun2" style:family="paragraph" style:parent-style-name="default">
      <style:text-properties fo:hyphenate="true"/>
    </style:style>
    <style:style style:name="sun3" style:display-name="sun3" style:family="paragraph" style:parent-style-name="default">
      <style:text-properties fo:hyphenate="true"/>
    </style:style>
    <style:style style:name="earth1" style:display-name="earth1" style:family="paragraph" style:parent-style-name="default">
      <style:text-properties fo:hyphenate="true"/>
    </style:style>
    <style:style style:name="earth2" style:display-name="earth2" style:family="paragraph" style:parent-style-name="default">
      <style:text-properties fo:hyphenate="true"/>
    </style:style>
    <style:style style:name="earth3" style:display-name="earth3" style:family="paragraph" style:parent-style-name="default">
      <style:text-properties fo:hyphenate="true"/>
    </style:style>
    <style:style style:name="green1" style:display-name="green1" style:family="paragraph" style:parent-style-name="default">
      <style:text-properties fo:hyphenate="true"/>
    </style:style>
    <style:style style:name="green2" style:display-name="green2" style:family="paragraph" style:parent-style-name="default">
      <style:text-properties fo:hyphenate="true"/>
    </style:style>
    <style:style style:name="green3" style:display-name="green3" style:family="paragraph" style:parent-style-name="default">
      <style:text-properties fo:hyphenate="true"/>
    </style:style>
    <style:style style:name="seetang1" style:display-name="seetang1" style:family="paragraph" style:parent-style-name="default">
      <style:text-properties fo:hyphenate="true"/>
    </style:style>
    <style:style style:name="seetang2" style:display-name="seetang2" style:family="paragraph" style:parent-style-name="default">
      <style:text-properties fo:hyphenate="true"/>
    </style:style>
    <style:style style:name="seetang3" style:display-name="seetang3" style:family="paragraph" style:parent-style-name="default">
      <style:text-properties fo:hyphenate="true"/>
    </style:style>
    <style:style style:name="lightblue1" style:display-name="lightblue1" style:family="paragraph" style:parent-style-name="default">
      <style:text-properties fo:hyphenate="true"/>
    </style:style>
    <style:style style:name="lightblue2" style:display-name="lightblue2" style:family="paragraph" style:parent-style-name="default">
      <style:text-properties fo:hyphenate="true"/>
    </style:style>
    <style:style style:name="lightblue3" style:display-name="lightblue3" style:family="paragraph" style:parent-style-name="default">
      <style:text-properties fo:hyphenate="true"/>
    </style:style>
    <style:style style:name="yellow1" style:display-name="yellow1" style:family="paragraph" style:parent-style-name="default">
      <style:text-properties fo:hyphenate="true"/>
    </style:style>
    <style:style style:name="yellow2" style:display-name="yellow2" style:family="paragraph" style:parent-style-name="default">
      <style:text-properties fo:hyphenate="true"/>
    </style:style>
    <style:style style:name="yellow3" style:display-name="yellow3" style:family="paragraph" style:parent-style-name="default">
      <style:text-properties fo:hyphenate="true"/>
    </style:style>
    <style:style style:name="Title" style:display-name="Title" style:family="paragraph" style:parent-style-name="Heading" style:next-style-name="Subtitle">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Backgroundobjects" style:display-name="Background objects" style:family="paragraph">
      <style:paragraph-properties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imes New Roman" style:font-name-asian="Times New Roman" style:font-name-complex="Times New Roman" fo:color="#000000" fo:font-size="24pt" style:font-size-asian="24pt" style:font-size-complex="24pt" fo:hyphenate="true"/>
    </style:style>
    <style:style style:name="Background" style:display-name="Background" style:family="paragraph">
      <style:paragraph-properties style:text-autospace="none" fo:text-align="center"/>
      <style:text-properties fo:hyphenate="true"/>
    </style:style>
    <style:style style:name="Notes" style:display-name="Notes" style:family="paragraph">
      <style:paragraph-properties style:text-autospace="none" fo:margin-top="0.0625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Mangal" style:font-name-asian="Mangal" style:font-name-complex="Mangal" fo:color="#000000" fo:font-size="12pt" style:font-size-asian="12pt" style:font-size-complex="12pt" fo:hyphenate="true"/>
    </style:style>
    <style:style style:name="Outline1" style:display-name="Outline 1" style:family="paragraph">
      <style:paragraph-properties style:text-autospace="none" fo:margin-top="0.1111in">
        <style:tab-stops>
          <style:tab-stop style:type="left" style:position="0.625in"/>
          <style:tab-stop style:type="left" style:position="1.625in"/>
          <style:tab-stop style:type="left" style:position="2.625in"/>
          <style:tab-stop style:type="left" style:position="3.625in"/>
          <style:tab-stop style:type="left" style:position="4.625in"/>
          <style:tab-stop style:type="left" style:position="5.625in"/>
          <style:tab-stop style:type="left" style:position="6.625in"/>
          <style:tab-stop style:type="left" style:position="7.625in"/>
          <style:tab-stop style:type="left" style:position="8.625in"/>
          <style:tab-stop style:type="left" style:position="9.625in"/>
          <style:tab-stop style:type="left" style:position="10.625in"/>
        </style:tab-stops>
      </style:paragraph-properties>
      <style:text-properties style:font-name="Mangal" style:font-name-asian="Mangal" style:font-name-complex="Mangal" fo:color="#000000" fo:font-size="32pt" style:font-size-asian="32pt" style:font-size-complex="32pt" fo:hyphenate="true"/>
    </style:style>
    <style:style style:name="Outline2" style:display-name="Outline 2" style:family="paragraph" style:parent-style-name="Outline1">
      <style:paragraph-properties fo:margin-top="0.0965in">
        <style:tab-stops>
          <style:tab-stop style:type="left" style:position="0.1875in"/>
          <style:tab-stop style:type="left" style:position="1.1875in"/>
          <style:tab-stop style:type="left" style:position="2.1875in"/>
          <style:tab-stop style:type="left" style:position="3.1875in"/>
          <style:tab-stop style:type="left" style:position="4.1875in"/>
          <style:tab-stop style:type="left" style:position="5.1875in"/>
          <style:tab-stop style:type="left" style:position="6.1875in"/>
          <style:tab-stop style:type="left" style:position="7.1875in"/>
          <style:tab-stop style:type="left" style:position="8.1875in"/>
          <style:tab-stop style:type="left" style:position="9.1875in"/>
          <style:tab-stop style:type="left" style:position="10.1875in"/>
        </style:tab-stops>
      </style:paragraph-properties>
      <style:text-properties fo:font-size="28pt" style:font-size-asian="28pt" style:font-size-complex="28pt" fo:hyphenate="true"/>
    </style:style>
    <style:style style:name="Outline3" style:display-name="Outline 3" style:family="paragraph" style:parent-style-name="Outline2">
      <style:paragraph-properties fo:margin-top="0.0833in">
        <style:tab-stops>
          <style:tab-stop style:type="left" style:position="0.75in"/>
          <style:tab-stop style:type="left" style:position="1.75in"/>
          <style:tab-stop style:type="left" style:position="2.75in"/>
          <style:tab-stop style:type="left" style:position="3.75in"/>
          <style:tab-stop style:type="left" style:position="4.75in"/>
          <style:tab-stop style:type="left" style:position="5.75in"/>
          <style:tab-stop style:type="left" style:position="6.75in"/>
          <style:tab-stop style:type="left" style:position="7.75in"/>
          <style:tab-stop style:type="left" style:position="8.75in"/>
          <style:tab-stop style:type="left" style:position="9.75in"/>
        </style:tab-stops>
      </style:paragraph-properties>
      <style:text-properties fo:font-size="24pt" style:font-size-asian="24pt" style:font-size-complex="24pt" fo:hyphenate="true"/>
    </style:style>
    <style:style style:name="Outline4" style:display-name="Outline 4" style:family="paragraph" style:parent-style-name="Outline3">
      <style:paragraph-properties fo:margin-top="0.0694in">
        <style:tab-stops>
          <style:tab-stop style:type="left" style:position="0.25in"/>
          <style:tab-stop style:type="left" style:position="1.25in"/>
          <style:tab-stop style:type="left" style:position="2.25in"/>
          <style:tab-stop style:type="left" style:position="3.25in"/>
          <style:tab-stop style:type="left" style:position="4.25in"/>
          <style:tab-stop style:type="left" style:position="5.25in"/>
          <style:tab-stop style:type="left" style:position="6.25in"/>
          <style:tab-stop style:type="left" style:position="7.25in"/>
          <style:tab-stop style:type="left" style:position="8.25in"/>
          <style:tab-stop style:type="left" style:position="9.25in"/>
        </style:tab-stops>
      </style:paragraph-properties>
      <style:text-properties fo:font-size="20pt" style:font-size-asian="20pt" style:font-size-complex="20pt" fo:hyphenate="true"/>
    </style:style>
    <style:style style:name="Outline5" style:display-name="Outline 5" style:family="paragraph" style:parent-style-name="Outline4">
      <style:paragraph-properties>
        <style:tab-stops>
          <style:tab-stop style:type="left" style:position="0.75in"/>
          <style:tab-stop style:type="left" style:position="1.75in"/>
          <style:tab-stop style:type="left" style:position="2.75in"/>
          <style:tab-stop style:type="left" style:position="3.75in"/>
          <style:tab-stop style:type="left" style:position="4.75in"/>
          <style:tab-stop style:type="left" style:position="5.75in"/>
          <style:tab-stop style:type="left" style:position="6.75in"/>
          <style:tab-stop style:type="left" style:position="7.75in"/>
          <style:tab-stop style:type="left" style:position="8.75in"/>
        </style:tab-stops>
      </style:paragraph-properties>
      <style:text-properties fo:hyphenate="true"/>
    </style:style>
    <style:style style:name="Outline6" style:display-name="Outline 6" style:family="paragraph" style:parent-style-name="Outline5">
      <style:text-properties fo:hyphenate="true"/>
    </style:style>
    <style:style style:name="Outline7" style:display-name="Outline 7" style:family="paragraph" style:parent-style-name="Outline6">
      <style:text-properties fo:hyphenate="true"/>
    </style:style>
    <style:style style:name="Outline8" style:display-name="Outline 8" style:family="paragraph" style:parent-style-name="Outline7">
      <style:text-properties fo:hyphenate="true"/>
    </style:style>
    <style:style style:name="Outline9" style:display-name="Outline 9" style:family="paragraph" style:parent-style-name="Outline8">
      <style:text-properties fo:hyphenate="true"/>
    </style:style>
    <style:style style:name="WW-Heading1" style:display-name="WW-Heading1" style:family="paragraph" style:parent-style-name="Standard">
      <style:paragraph-properties fo:margin-top="0.1652in" fo:margin-bottom="0.0826in"/>
      <style:text-properties fo:hyphenate="false"/>
    </style:style>
    <style:style style:name="Illustration" style:display-name="Illustration" style:family="paragraph" style:parent-style-name="Caption">
      <style:text-properties fo:hyphenate="false"/>
    </style:style>
    <style:style style:name="Heading1Char" style:display-name="Heading 1 Char" style:family="text" style:parent-style-name="DefaultParagraphFont">
      <style:text-properties style:font-name="Calibri" fo:font-weight="bold" style:font-weight-asian="bold" style:font-weight-complex="bold" fo:font-size="16pt" style:font-size-asian="16pt" style:font-size-complex="16pt"/>
    </style:style>
    <style:style style:name="HeaderChar" style:display-name="Header Char" style:family="text" style:parent-style-name="DefaultParagraphFont">
      <style:text-properties fo:font-size="12pt" style:font-size-asian="12pt" style:font-size-complex="12pt"/>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fo:font-weight="bold" style:font-weight-asian="bold" style:font-weight-complex="bold" fo:font-style="italic" style:font-style-asian="italic" style:font-style-complex="italic" fo:color="#4F81BD" fo:font-size="11pt" style:font-size-asian="11pt" style:font-size-complex="12pt"/>
    </style:style>
    <style:style style:name="Heading5Char" style:display-name="Heading 5 Char" style:family="text" style:parent-style-name="DefaultParagraphFont">
      <style:text-properties style:font-name="Calibri" fo:color="#243F60" fo:font-size="11pt" style:font-size-asian="11pt" style:font-size-complex="12pt"/>
    </style:style>
    <style:style style:name="Heading6Char" style:display-name="Heading 6 Char" style:family="text" style:parent-style-name="DefaultParagraphFont">
      <style:text-properties style:font-name="Calibri"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fo:color="#404040"/>
    </style:style>
    <style:style style:name="Heading9Char" style:display-name="Heading 9 Char" style:family="text" style:parent-style-name="DefaultParagraphFont">
      <style:text-properties style:font-name="Calibri"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Char" style:display-name="Comment Text Char" style:family="text" style:parent-style-name="DefaultParagraphFont">
      <style:text-properties fo:font-size="12pt" style:font-size-asian="12pt" style:font-size-complex="12pt"/>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Char" style:display-name="Balloon Text Char" style:family="text" style:parent-style-name="DefaultParagraphFont">
      <style:text-properties style:font-name="Lucida Grande" fo:font-size="9pt" style:font-size-asian="9pt" style:font-size-complex="9pt"/>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list-style style:name="WW_OutlineListStyle_4" style:display-name="WW_OutlineListStyle_4">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 style:display-name="WW_OutlineListStyle_3">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 style:display-name="WW_OutlineListStyle_2">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Num1" style:display-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2" style:display-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3" style:display-name="WWNum3">
      <text:list-level-style-number text:level="1" style:num-prefix="["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4" style:display-name="WWNum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5" style:display-name="WWNum5">
      <text:list-level-style-bullet text:level="1" text:bullet-char="•">
        <style:list-level-properties/>
      </text:list-level-style-bullet>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text:list-style style:name="WWNum6" style:display-name="WWNum6">
      <text:list-level-style-bullet text:level="1" text:style-name="WW_CharLFO12LVL1" text:bullet-char="">
        <style:list-level-properties/>
        <style:text-properties style:font-name="Symbol"/>
      </text:list-level-style-bullet>
      <text:list-level-style-bullet text:level="2" text:style-name="WW_CharLFO12LVL2" text:bullet-char="o">
        <style:list-level-properties/>
        <style:text-properties style:font-name="Courier New"/>
      </text:list-level-style-bullet>
      <text:list-level-style-bullet text:level="3" text:style-name="WW_CharLFO12LVL3" text:bullet-char="">
        <style:list-level-properties/>
        <style:text-properties style:font-name="Wingdings"/>
      </text:list-level-style-bullet>
      <text:list-level-style-bullet text:level="4" text:style-name="WW_CharLFO12LVL4" text:bullet-char="">
        <style:list-level-properties/>
        <style:text-properties style:font-name="Symbol"/>
      </text:list-level-style-bullet>
      <text:list-level-style-bullet text:level="5" text:style-name="WW_CharLFO12LVL5" text:bullet-char="o">
        <style:list-level-properties/>
        <style:text-properties style:font-name="Courier New"/>
      </text:list-level-style-bullet>
      <text:list-level-style-bullet text:level="6" text:style-name="WW_CharLFO12LVL6" text:bullet-char="">
        <style:list-level-properties/>
        <style:text-properties style:font-name="Wingdings"/>
      </text:list-level-style-bullet>
      <text:list-level-style-bullet text:level="7" text:style-name="WW_CharLFO12LVL7" text:bullet-char="">
        <style:list-level-properties/>
        <style:text-properties style:font-name="Symbol"/>
      </text:list-level-style-bullet>
      <text:list-level-style-bullet text:level="8" text:style-name="WW_CharLFO12LVL8" text:bullet-char="o">
        <style:list-level-properties/>
        <style:text-properties style:font-name="Courier New"/>
      </text:list-level-style-bullet>
      <text:list-level-style-bullet text:level="9" text:style-name="WW_CharLFO12LVL9" text:bullet-char="">
        <style:list-level-properties/>
        <style:text-properties style:font-name="Wingdings"/>
      </text:list-level-style-bullet>
    </text:list-style>
    <text:list-style style:name="WWNum7" style:display-name="WWNum7">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text:list-style style:name="WWNum8" style:display-name="WWNum8">
      <text:list-level-style-bullet text:level="1" text:style-name="WW_CharLFO14LVL1" text:bullet-char="">
        <style:list-level-properties/>
        <style:text-properties style:font-name="Symbol"/>
      </text:list-level-style-bullet>
      <text:list-level-style-bullet text:level="2" text:style-name="WW_CharLFO14LVL2" text:bullet-char="o">
        <style:list-level-properties/>
        <style:text-properties style:font-name="Courier New"/>
      </text:list-level-style-bullet>
      <text:list-level-style-bullet text:level="3" text:style-name="WW_CharLFO14LVL3" text:bullet-char="">
        <style:list-level-properties/>
        <style:text-properties style:font-name="Wingdings"/>
      </text:list-level-style-bullet>
      <text:list-level-style-bullet text:level="4" text:style-name="WW_CharLFO14LVL4" text:bullet-char="">
        <style:list-level-properties/>
        <style:text-properties style:font-name="Symbol"/>
      </text:list-level-style-bullet>
      <text:list-level-style-bullet text:level="5" text:style-name="WW_CharLFO14LVL5" text:bullet-char="o">
        <style:list-level-properties/>
        <style:text-properties style:font-name="Courier New"/>
      </text:list-level-style-bullet>
      <text:list-level-style-bullet text:level="6" text:style-name="WW_CharLFO14LVL6" text:bullet-char="">
        <style:list-level-properties/>
        <style:text-properties style:font-name="Wingdings"/>
      </text:list-level-style-bullet>
      <text:list-level-style-bullet text:level="7" text:style-name="WW_CharLFO14LVL7" text:bullet-char="">
        <style:list-level-properties/>
        <style:text-properties style:font-name="Symbol"/>
      </text:list-level-style-bullet>
      <text:list-level-style-bullet text:level="8" text:style-name="WW_CharLFO14LVL8" text:bullet-char="o">
        <style:list-level-properties/>
        <style:text-properties style:font-name="Courier New"/>
      </text:list-level-style-bullet>
      <text:list-level-style-bullet text:level="9" text:style-name="WW_CharLFO14LVL9" text:bullet-char="">
        <style:list-level-properties/>
        <style:text-properties style:font-name="Wingdings"/>
      </text:list-level-style-bullet>
    </text:list-style>
    <text:list-style style:name="WWNum9" style:display-name="WWNum9">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10" style:display-name="WWNum10">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11" style:display-name="WWNum1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12" style:display-name="WWNum1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13" style:display-name="WWNum1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14" style:display-name="WWNum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15" style:display-name="WWNum15">
      <text:list-level-style-number text:level="1" style:num-suffix="." style:num-format="I">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style>
    <text:list-style style:name="WWNum16" style:display-name="WWNum16">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style>
    <text:list-style style:name="WWNum17" style:display-name="WWNum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text:list-style style:name="WWNum18" style:display-name="WWNum18">
      <text:list-level-style-bullet text:level="1" text:style-name="WW_CharLFO24LVL1" text:bullet-char="">
        <style:list-level-properties/>
        <style:text-properties style:font-name="Symbol"/>
      </text:list-level-style-bullet>
      <text:list-level-style-bullet text:level="2" text:style-name="WW_CharLFO24LVL2" text:bullet-char="o">
        <style:list-level-properties/>
        <style:text-properties style:font-name="Courier New"/>
      </text:list-level-style-bullet>
      <text:list-level-style-bullet text:level="3" text:style-name="WW_CharLFO24LVL3" text:bullet-char="">
        <style:list-level-properties/>
        <style:text-properties style:font-name="Wingdings"/>
      </text:list-level-style-bullet>
      <text:list-level-style-bullet text:level="4" text:style-name="WW_CharLFO24LVL4" text:bullet-char="">
        <style:list-level-properties/>
        <style:text-properties style:font-name="Symbol"/>
      </text:list-level-style-bullet>
      <text:list-level-style-bullet text:level="5" text:style-name="WW_CharLFO24LVL5" text:bullet-char="o">
        <style:list-level-properties/>
        <style:text-properties style:font-name="Courier New"/>
      </text:list-level-style-bullet>
      <text:list-level-style-bullet text:level="6" text:style-name="WW_CharLFO24LVL6" text:bullet-char="">
        <style:list-level-properties/>
        <style:text-properties style:font-name="Wingdings"/>
      </text:list-level-style-bullet>
      <text:list-level-style-bullet text:level="7" text:style-name="WW_CharLFO24LVL7" text:bullet-char="">
        <style:list-level-properties/>
        <style:text-properties style:font-name="Symbol"/>
      </text:list-level-style-bullet>
      <text:list-level-style-bullet text:level="8" text:style-name="WW_CharLFO24LVL8" text:bullet-char="o">
        <style:list-level-properties/>
        <style:text-properties style:font-name="Courier New"/>
      </text:list-level-style-bullet>
      <text:list-level-style-bullet text:level="9" text:style-name="WW_CharLFO24LVL9" text:bullet-char="">
        <style:list-level-properties/>
        <style:text-properties style:font-name="Wingdings"/>
      </text:list-level-style-bullet>
    </text:list-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text:list-style style:name="WWNum19" style:display-name="WWNum19">
      <text:list-level-style-bullet text:level="1" text:style-name="WW_CharLFO25LVL1" text:bullet-char="">
        <style:list-level-properties/>
        <style:text-properties style:font-name="Symbol"/>
      </text:list-level-style-bullet>
      <text:list-level-style-bullet text:level="2" text:style-name="WW_CharLFO25LVL2" text:bullet-char="o">
        <style:list-level-properties/>
        <style:text-properties style:font-name="Courier New"/>
      </text:list-level-style-bullet>
      <text:list-level-style-bullet text:level="3" text:style-name="WW_CharLFO25LVL3" text:bullet-char="">
        <style:list-level-properties/>
        <style:text-properties style:font-name="Wingdings"/>
      </text:list-level-style-bullet>
      <text:list-level-style-bullet text:level="4" text:style-name="WW_CharLFO25LVL4" text:bullet-char="">
        <style:list-level-properties/>
        <style:text-properties style:font-name="Symbol"/>
      </text:list-level-style-bullet>
      <text:list-level-style-bullet text:level="5" text:style-name="WW_CharLFO25LVL5" text:bullet-char="o">
        <style:list-level-properties/>
        <style:text-properties style:font-name="Courier New"/>
      </text:list-level-style-bullet>
      <text:list-level-style-bullet text:level="6" text:style-name="WW_CharLFO25LVL6" text:bullet-char="">
        <style:list-level-properties/>
        <style:text-properties style:font-name="Wingdings"/>
      </text:list-level-style-bullet>
      <text:list-level-style-bullet text:level="7" text:style-name="WW_CharLFO25LVL7" text:bullet-char="">
        <style:list-level-properties/>
        <style:text-properties style:font-name="Symbol"/>
      </text:list-level-style-bullet>
      <text:list-level-style-bullet text:level="8" text:style-name="WW_CharLFO25LVL8" text:bullet-char="o">
        <style:list-level-properties/>
        <style:text-properties style:font-name="Courier New"/>
      </text:list-level-style-bullet>
      <text:list-level-style-bullet text:level="9" text:style-name="WW_CharLFO25LVL9" text:bullet-char="">
        <style:list-level-properties/>
        <style:text-properties style:font-name="Wingdings"/>
      </text:list-level-style-bullet>
    </text:list-style>
    <text:list-style style:name="WWNum20" style:display-name="WWNum20">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style>
    <text:list-style style:name="WWNum21" style:display-name="WWNum2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22" style:display-name="WWNum22">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style>
    <text:list-style style:name="WWNum23" style:display-name="WWNum2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24" style:display-name="WWNum2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25" style:display-name="WWNum2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26" style:display-name="WWNum2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27" style:display-name="WWNum2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suffix="." style:num-format="1">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35">
      <text:list-level-style-bullet text:level="1" text:style-name="WW_CharLFO35LVL1" text:bullet-char="•">
        <style:list-level-properties/>
        <style:text-properties style:font-name="OpenSymbol"/>
      </text:list-level-style-bullet>
      <text:list-level-style-bullet text:level="2" text:style-name="WW_CharLFO35LVL2" text:bullet-char="◦">
        <style:list-level-properties/>
        <style:text-properties style:font-name="OpenSymbol"/>
      </text:list-level-style-bullet>
      <text:list-level-style-bullet text:level="3" text:style-name="WW_CharLFO35LVL3" text:bullet-char="▪">
        <style:list-level-properties/>
        <style:text-properties style:font-name="OpenSymbol"/>
      </text:list-level-style-bullet>
      <text:list-level-style-bullet text:level="4" text:style-name="WW_CharLFO35LVL4" text:bullet-char="•">
        <style:list-level-properties/>
        <style:text-properties style:font-name="OpenSymbol"/>
      </text:list-level-style-bullet>
      <text:list-level-style-bullet text:level="5" text:style-name="WW_CharLFO35LVL5" text:bullet-char="◦">
        <style:list-level-properties/>
        <style:text-properties style:font-name="OpenSymbol"/>
      </text:list-level-style-bullet>
      <text:list-level-style-bullet text:level="6" text:style-name="WW_CharLFO35LVL6" text:bullet-char="▪">
        <style:list-level-properties/>
        <style:text-properties style:font-name="OpenSymbol"/>
      </text:list-level-style-bullet>
      <text:list-level-style-bullet text:level="7" text:style-name="WW_CharLFO35LVL7" text:bullet-char="•">
        <style:list-level-properties/>
        <style:text-properties style:font-name="OpenSymbol"/>
      </text:list-level-style-bullet>
      <text:list-level-style-bullet text:level="8" text:style-name="WW_CharLFO35LVL8" text:bullet-char="◦">
        <style:list-level-properties/>
        <style:text-properties style:font-name="OpenSymbol"/>
      </text:list-level-style-bullet>
      <text:list-level-style-bullet text:level="9" text:style-name="WW_CharLFO35LVL9" text:bullet-char="▪">
        <style:list-level-properties/>
        <style:text-properties style:font-name="OpenSymbol"/>
      </text:list-level-style-bullet>
    </text:list-style>
    <text:list-style style:name="LFO36">
      <text:list-level-style-bullet text:level="1" text:style-name="WW_CharLFO36LVL1" text:bullet-char="•">
        <style:list-level-properties/>
        <style:text-properties style:font-name="OpenSymbol"/>
      </text:list-level-style-bullet>
      <text:list-level-style-bullet text:level="2" text:style-name="WW_CharLFO36LVL2" text:bullet-char="◦">
        <style:list-level-properties/>
        <style:text-properties style:font-name="OpenSymbol"/>
      </text:list-level-style-bullet>
      <text:list-level-style-bullet text:level="3" text:style-name="WW_CharLFO36LVL3" text:bullet-char="▪">
        <style:list-level-properties/>
        <style:text-properties style:font-name="OpenSymbol"/>
      </text:list-level-style-bullet>
      <text:list-level-style-bullet text:level="4" text:style-name="WW_CharLFO36LVL4" text:bullet-char="•">
        <style:list-level-properties/>
        <style:text-properties style:font-name="OpenSymbol"/>
      </text:list-level-style-bullet>
      <text:list-level-style-bullet text:level="5" text:style-name="WW_CharLFO36LVL5" text:bullet-char="◦">
        <style:list-level-properties/>
        <style:text-properties style:font-name="OpenSymbol"/>
      </text:list-level-style-bullet>
      <text:list-level-style-bullet text:level="6" text:style-name="WW_CharLFO36LVL6" text:bullet-char="▪">
        <style:list-level-properties/>
        <style:text-properties style:font-name="OpenSymbol"/>
      </text:list-level-style-bullet>
      <text:list-level-style-bullet text:level="7" text:style-name="WW_CharLFO36LVL7" text:bullet-char="•">
        <style:list-level-properties/>
        <style:text-properties style:font-name="OpenSymbol"/>
      </text:list-level-style-bullet>
      <text:list-level-style-bullet text:level="8" text:style-name="WW_CharLFO36LVL8" text:bullet-char="◦">
        <style:list-level-properties/>
        <style:text-properties style:font-name="OpenSymbol"/>
      </text:list-level-style-bullet>
      <text:list-level-style-bullet text:level="9" text:style-name="WW_CharLFO36LVL9" text:bullet-char="▪">
        <style:list-level-properties/>
        <style:text-properties style:font-name="OpenSymbol"/>
      </text:list-level-style-bullet>
    </text:list-style>
    <text:list-style style:name="LFO37">
      <text:list-level-style-bullet text:level="1" text:style-name="WW_CharLFO37LVL1" text:bullet-char="•">
        <style:list-level-properties/>
        <style:text-properties style:font-name="OpenSymbol"/>
      </text:list-level-style-bullet>
      <text:list-level-style-bullet text:level="2" text:style-name="WW_CharLFO37LVL2" text:bullet-char="◦">
        <style:list-level-properties/>
        <style:text-properties style:font-name="OpenSymbol"/>
      </text:list-level-style-bullet>
      <text:list-level-style-bullet text:level="3" text:style-name="WW_CharLFO37LVL3" text:bullet-char="▪">
        <style:list-level-properties/>
        <style:text-properties style:font-name="OpenSymbol"/>
      </text:list-level-style-bullet>
      <text:list-level-style-bullet text:level="4" text:style-name="WW_CharLFO37LVL4" text:bullet-char="•">
        <style:list-level-properties/>
        <style:text-properties style:font-name="OpenSymbol"/>
      </text:list-level-style-bullet>
      <text:list-level-style-bullet text:level="5" text:style-name="WW_CharLFO37LVL5" text:bullet-char="◦">
        <style:list-level-properties/>
        <style:text-properties style:font-name="OpenSymbol"/>
      </text:list-level-style-bullet>
      <text:list-level-style-bullet text:level="6" text:style-name="WW_CharLFO37LVL6" text:bullet-char="▪">
        <style:list-level-properties/>
        <style:text-properties style:font-name="OpenSymbol"/>
      </text:list-level-style-bullet>
      <text:list-level-style-bullet text:level="7" text:style-name="WW_CharLFO37LVL7" text:bullet-char="•">
        <style:list-level-properties/>
        <style:text-properties style:font-name="OpenSymbol"/>
      </text:list-level-style-bullet>
      <text:list-level-style-bullet text:level="8" text:style-name="WW_CharLFO37LVL8" text:bullet-char="◦">
        <style:list-level-properties/>
        <style:text-properties style:font-name="OpenSymbol"/>
      </text:list-level-style-bullet>
      <text:list-level-style-bullet text:level="9" text:style-name="WW_CharLFO37LVL9" text:bullet-char="▪">
        <style:list-level-properties/>
        <style:text-properties style:font-name="OpenSymbol"/>
      </text:list-level-style-bullet>
    </text:list-style>
    <text:list-style style:name="LFO38">
      <text:list-level-style-bullet text:level="1" text:style-name="WW_CharLFO38LVL1" text:bullet-char="•">
        <style:list-level-properties/>
        <style:text-properties style:font-name="OpenSymbol"/>
      </text:list-level-style-bullet>
      <text:list-level-style-bullet text:level="2" text:style-name="WW_CharLFO38LVL2" text:bullet-char="◦">
        <style:list-level-properties/>
        <style:text-properties style:font-name="OpenSymbol"/>
      </text:list-level-style-bullet>
      <text:list-level-style-bullet text:level="3" text:style-name="WW_CharLFO38LVL3" text:bullet-char="▪">
        <style:list-level-properties/>
        <style:text-properties style:font-name="OpenSymbol"/>
      </text:list-level-style-bullet>
      <text:list-level-style-bullet text:level="4" text:style-name="WW_CharLFO38LVL4" text:bullet-char="•">
        <style:list-level-properties/>
        <style:text-properties style:font-name="OpenSymbol"/>
      </text:list-level-style-bullet>
      <text:list-level-style-bullet text:level="5" text:style-name="WW_CharLFO38LVL5" text:bullet-char="◦">
        <style:list-level-properties/>
        <style:text-properties style:font-name="OpenSymbol"/>
      </text:list-level-style-bullet>
      <text:list-level-style-bullet text:level="6" text:style-name="WW_CharLFO38LVL6" text:bullet-char="▪">
        <style:list-level-properties/>
        <style:text-properties style:font-name="OpenSymbol"/>
      </text:list-level-style-bullet>
      <text:list-level-style-bullet text:level="7" text:style-name="WW_CharLFO38LVL7" text:bullet-char="•">
        <style:list-level-properties/>
        <style:text-properties style:font-name="OpenSymbol"/>
      </text:list-level-style-bullet>
      <text:list-level-style-bullet text:level="8" text:style-name="WW_CharLFO38LVL8" text:bullet-char="◦">
        <style:list-level-properties/>
        <style:text-properties style:font-name="OpenSymbol"/>
      </text:list-level-style-bullet>
      <text:list-level-style-bullet text:level="9" text:style-name="WW_CharLFO38LVL9" text:bullet-char="▪">
        <style:list-level-properties/>
        <style:text-properties style:font-name="OpenSymbol"/>
      </text:list-level-style-bullet>
    </text:list-style>
    <style:page-layout style:name="PL0">
      <style:page-layout-properties fo:page-width="8.268in" fo:page-height="11.693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Header" style:family="paragraph">
      <style:paragraph-properties fo:border-top="none" fo:border-left="none" fo:border-bottom="0.0069in solid #00000A" fo:border-right="none" fo:padding-top="0in" fo:padding-left="0in" fo:padding-bottom="0.0138in" fo:padding-right="0in" style:shadow="none">
        <style:tab-stops>
          <style:tab-stop style:type="center" style:position="3in"/>
          <style:tab-stop style:type="right" style:position="5.8083in"/>
        </style:tab-stops>
      </style:paragraph-properties>
    </style:style>
    <style:style style:name="P3" style:parent-style-name="Footer" style:family="paragraph">
      <style:paragraph-properties fo:text-align="center"/>
    </style:style>
    <style:style style:name="T4" style:parent-style-name="DefaultParagraphFont" style:family="text">
      <style:text-properties fo:language="en" fo:country="US"/>
    </style:style>
  </office:automatic-styles>
  <office:master-styles>
    <style:master-page style:name="MP0" style:page-layout-name="PL0">
      <style:header>
        <text:p text:style-name="P2">My Project Title<text:tab/><text:tab/>Your name (aoc9)</text:p>
      </style:header>
      <style:footer>
        <text:p text:style-name="P3">Page<text:s/><text:page-number text:fixed="false">12</text:page-number><text:s/>of<text:s/><text:span text:style-name="T4">14</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dam Connah</meta:initial-creator>
    <dc:creator>Staff and Students at Aber Uni</dc:creator>
    <meta:creation-date>2013-04-16T13:34:00Z</meta:creation-date>
    <dc:date>2013-04-17T11:25:00Z</dc:date>
    <meta:template xlink:href="1575D21F.dotm" xlink:type="simple"/>
    <meta:editing-cycles>8</meta:editing-cycles>
    <meta:editing-duration>PT1632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6" meta:paragraph-count="173" meta:word-count="12983" meta:character-count="86814" meta:row-count="616" meta:non-whitespace-character-count="74004"/>
  </office:meta>
</office:document-meta>
</file>